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72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1.4181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3327in"/>
    </style:style>
    <style:style style:name="co6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1.1827in"/>
    </style:style>
    <style:style style:name="co8" style:family="table-column">
      <style:table-column-properties fo:break-before="auto" style:column-width="1.2256in"/>
    </style:style>
    <style:style style:name="co9" style:family="table-column">
      <style:table-column-properties fo:break-before="auto" style:column-width="0.7217in"/>
    </style:style>
    <style:style style:name="co10" style:family="table-column">
      <style:table-column-properties fo:break-before="auto" style:column-width="0.7319in"/>
    </style:style>
    <style:style style:name="co11" style:family="table-column">
      <style:table-column-properties fo:break-before="auto" style:column-width="1.1398in"/>
    </style:style>
    <style:style style:name="co12" style:family="table-column">
      <style:table-column-properties fo:break-before="auto" style:column-width="1.1929in"/>
    </style:style>
    <style:style style:name="co13" style:family="table-column">
      <style:table-column-properties fo:break-before="auto" style:column-width="0.8398in"/>
    </style:style>
    <style:style style:name="co14" style:family="table-column">
      <style:table-column-properties fo:break-before="auto" style:column-width="0.2173in"/>
    </style:style>
    <style:style style:name="co15" style:family="table-column">
      <style:table-column-properties fo:break-before="auto" style:column-width="0.25in"/>
    </style:style>
    <style:style style:name="co16" style:family="table-column">
      <style:table-column-properties fo:break-before="auto" style:column-width="0.1957in"/>
    </style:style>
    <style:style style:name="co17" style:family="table-column">
      <style:table-column-properties fo:break-before="auto" style:column-width="0.389in"/>
    </style:style>
    <style:style style:name="co18" style:family="table-column">
      <style:table-column-properties fo:break-before="auto" style:column-width="1.0508in"/>
    </style:style>
    <style:style style:name="co19" style:family="table-column">
      <style:table-column-properties fo:break-before="auto" style:column-width="0.239in"/>
    </style:style>
    <style:style style:name="co20" style:family="table-column">
      <style:table-column-properties fo:break-before="auto" style:column-width="0.4319in"/>
    </style:style>
    <style:style style:name="co21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0.3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akib_Walk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%time</text:p>
          </table:table-cell>
          <table:table-cell office:value-type="string" calcext:value-type="string">
            <text:p>field.header.seq</text:p>
          </table:table-cell>
          <table:table-cell office:value-type="string" calcext:value-type="string">
            <text:p>field.header.stamp</text:p>
          </table:table-cell>
          <table:table-cell office:value-type="string" calcext:value-type="string">
            <text:p>field.header.frame_id</text:p>
          </table:table-cell>
          <table:table-cell office:value-type="string" calcext:value-type="string">
            <text:p>field.latitude</text:p>
          </table:table-cell>
          <table:table-cell office:value-type="string" calcext:value-type="string">
            <text:p>field.longitude</text:p>
          </table:table-cell>
          <table:table-cell office:value-type="string" calcext:value-type="string">
            <text:p>field.altitude</text:p>
          </table:table-cell>
          <table:table-cell office:value-type="string" calcext:value-type="string">
            <text:p>field.utm_easting</text:p>
          </table:table-cell>
          <table:table-cell office:value-type="string" calcext:value-type="string">
            <text:p>field.utm_northing</text:p>
          </table:table-cell>
          <table:table-cell office:value-type="string" calcext:value-type="string">
            <text:p>field.zone</text:p>
          </table:table-cell>
          <table:table-cell office:value-type="string" calcext:value-type="string">
            <text:p>field.letter</text:p>
          </table:table-cell>
          <table:table-cell office:value-type="string" calcext:value-type="string">
            <text:p>field.hdop</text:p>
          </table:table-cell>
          <table:table-cell office:value-type="string" calcext:value-type="string">
            <text:p>field.gpgga_read</text:p>
          </table:table-cell>
          <table:table-cell office:value-type="string" calcext:value-type="string">
            <text:p>field.current_time</text:p>
          </table:table-cell>
          <table:table-cell table:number-columns-repeated="7"/>
          <table:table-cell office:value-type="string" calcext:value-type="string">
            <text:p>actual.altitude</text:p>
          </table:table-cell>
          <table:table-cell table:number-columns-repeated="5"/>
        </table:table-row>
        <table:table-row table:style-name="ro1">
          <table:table-cell office:value-type="float" office:value="1.70671582930966E+018" calcext:value-type="float">
            <text:p>1.70671582930966E+018</text:p>
          </table:table-cell>
          <table:table-cell office:value-type="float" office:value="1" calcext:value-type="float">
            <text:p>1</text:p>
          </table:table-cell>
          <table:table-cell office:value-type="float" office:value="1.70671582930495E+018" calcext:value-type="float">
            <text:p>1.70671582930495E+018</text:p>
          </table:table-cell>
          <table:table-cell/>
          <table:table-cell office:value-type="float" office:value="42.003906" calcext:value-type="float">
            <text:p>42.003906</text:p>
          </table:table-cell>
          <table:table-cell office:value-type="float" office:value="-71.0867825" calcext:value-type="float">
            <text:p>-71.0867825</text:p>
          </table:table-cell>
          <table:table-cell office:value-type="float" office:value="0" calcext:value-type="float">
            <text:p>0</text:p>
          </table:table-cell>
          <table:table-cell office:value-type="float" office:value="327184.146672309" calcext:value-type="float">
            <text:p>327184.146672309</text:p>
          </table:table-cell>
          <table:table-cell office:value-type="float" office:value="4652316.36589603" calcext:value-type="float">
            <text:p>4652316.365896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$GPGGA</text:p>
          </table:table-cell>
          <table:table-cell office:value-type="float" office:value="154349" calcext:value-type="float">
            <text:p>154349</text:p>
          </table:table-cell>
          <table:table-cell office:value-type="float" office:value="4220.23436" calcext:value-type="float">
            <text:p>4220.23436</text:p>
          </table:table-cell>
          <table:table-cell office:value-type="string" calcext:value-type="string">
            <text:p>N</text:p>
          </table:table-cell>
          <table:table-cell office:value-type="float" office:value="7105.20695" calcext:value-type="float">
            <text:p>7105.2069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37" calcext:value-type="float">
            <text:p>1.37</text:p>
          </table:table-cell>
          <table:table-cell office:value-type="float" office:value="51.2" calcext:value-type="float">
            <text:p>51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B</text:p>
          </table:table-cell>
        </table:table-row>
        <table:table-row table:style-name="ro1">
          <table:table-cell/>
          <table:table-cell office:value-type="float" office:value="1.706733829E+018" calcext:value-type="float">
            <text:p>1.706733829E+018</text:p>
          </table:table-cell>
          <table:table-cell table:number-columns-repeated="25"/>
        </table:table-row>
        <table:table-row table:style-name="ro1">
          <table:table-cell office:value-type="float" office:value="1.70671583031725E+018" calcext:value-type="float">
            <text:p>1.70671583031725E+018</text:p>
          </table:table-cell>
          <table:table-cell office:value-type="float" office:value="2" calcext:value-type="float">
            <text:p>2</text:p>
          </table:table-cell>
          <table:table-cell office:value-type="float" office:value="1.70671583031281E+018" calcext:value-type="float">
            <text:p>1.70671583031281E+018</text:p>
          </table:table-cell>
          <table:table-cell/>
          <table:table-cell office:value-type="float" office:value="42.0039098333333" calcext:value-type="float">
            <text:p>42.0039098333333</text:p>
          </table:table-cell>
          <table:table-cell office:value-type="float" office:value="-71.0867835" calcext:value-type="float">
            <text:p>-71.0867835</text:p>
          </table:table-cell>
          <table:table-cell office:value-type="float" office:value="0" calcext:value-type="float">
            <text:p>0</text:p>
          </table:table-cell>
          <table:table-cell office:value-type="float" office:value="327184.074232438" calcext:value-type="float">
            <text:p>327184.074232438</text:p>
          </table:table-cell>
          <table:table-cell office:value-type="float" office:value="4652316.79355627" calcext:value-type="float">
            <text:p>4652316.793556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$GPGGA</text:p>
          </table:table-cell>
          <table:table-cell office:value-type="float" office:value="154350" calcext:value-type="float">
            <text:p>154350</text:p>
          </table:table-cell>
          <table:table-cell office:value-type="float" office:value="4220.23459" calcext:value-type="float">
            <text:p>4220.23459</text:p>
          </table:table-cell>
          <table:table-cell office:value-type="string" calcext:value-type="string">
            <text:p>N</text:p>
          </table:table-cell>
          <table:table-cell office:value-type="float" office:value="7105.20701" calcext:value-type="float">
            <text:p>7105.2070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7" calcext:value-type="float">
            <text:p>1.37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F</text:p>
          </table:table-cell>
        </table:table-row>
        <table:table-row table:style-name="ro1">
          <table:table-cell/>
          <table:table-cell office:value-type="float" office:value="1.70673383E+018" calcext:value-type="float">
            <text:p>1.70673383E+018</text:p>
          </table:table-cell>
          <table:table-cell table:number-columns-repeated="25"/>
        </table:table-row>
        <table:table-row table:style-name="ro1">
          <table:table-cell office:value-type="float" office:value="1.70671583133304E+018" calcext:value-type="float">
            <text:p>1.70671583133304E+018</text:p>
          </table:table-cell>
          <table:table-cell office:value-type="float" office:value="3" calcext:value-type="float">
            <text:p>3</text:p>
          </table:table-cell>
          <table:table-cell office:value-type="float" office:value="1.70671583132094E+018" calcext:value-type="float">
            <text:p>1.70671583132094E+018</text:p>
          </table:table-cell>
          <table:table-cell/>
          <table:table-cell office:value-type="float" office:value="42.0039111666667" calcext:value-type="float">
            <text:p>42.0039111666667</text:p>
          </table:table-cell>
          <table:table-cell office:value-type="float" office:value="-71.0867828333333" calcext:value-type="float">
            <text:p>-71.0867828333333</text:p>
          </table:table-cell>
          <table:table-cell office:value-type="float" office:value="0" calcext:value-type="float">
            <text:p>0</text:p>
          </table:table-cell>
          <table:table-cell office:value-type="float" office:value="327184.133054607" calcext:value-type="float">
            <text:p>327184.133054607</text:p>
          </table:table-cell>
          <table:table-cell office:value-type="float" office:value="4652316.94025901" calcext:value-type="float">
            <text:p>4652316.940259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$GPGGA</text:p>
          </table:table-cell>
          <table:table-cell office:value-type="float" office:value="154351" calcext:value-type="float">
            <text:p>154351</text:p>
          </table:table-cell>
          <table:table-cell office:value-type="float" office:value="4220.23467" calcext:value-type="float">
            <text:p>4220.23467</text:p>
          </table:table-cell>
          <table:table-cell office:value-type="string" calcext:value-type="string">
            <text:p>N</text:p>
          </table:table-cell>
          <table:table-cell office:value-type="float" office:value="7105.20697" calcext:value-type="float">
            <text:p>7105.2069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7" calcext:value-type="float">
            <text:p>1.37</text:p>
          </table:table-cell>
          <table:table-cell office:value-type="float" office:value="50.1" calcext:value-type="float">
            <text:p>50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9</text:p>
          </table:table-cell>
        </table:table-row>
        <table:table-row table:style-name="ro1">
          <table:table-cell/>
          <table:table-cell office:value-type="float" office:value="1.706733831E+018" calcext:value-type="float">
            <text:p>1.706733831E+018</text:p>
          </table:table-cell>
          <table:table-cell table:number-columns-repeated="25"/>
        </table:table-row>
        <table:table-row table:style-name="ro1">
          <table:table-cell office:value-type="float" office:value="1.70671583233326E+018" calcext:value-type="float">
            <text:p>1.70671583233326E+018</text:p>
          </table:table-cell>
          <table:table-cell office:value-type="float" office:value="4" calcext:value-type="float">
            <text:p>4</text:p>
          </table:table-cell>
          <table:table-cell office:value-type="float" office:value="1.70671583232881E+018" calcext:value-type="float">
            <text:p>1.70671583232881E+018</text:p>
          </table:table-cell>
          <table:table-cell/>
          <table:table-cell office:value-type="float" office:value="42.0039186666667" calcext:value-type="float">
            <text:p>42.0039186666667</text:p>
          </table:table-cell>
          <table:table-cell office:value-type="float" office:value="-71.0867788333333" calcext:value-type="float">
            <text:p>-71.0867788333333</text:p>
          </table:table-cell>
          <table:table-cell office:value-type="float" office:value="0" calcext:value-type="float">
            <text:p>0</text:p>
          </table:table-cell>
          <table:table-cell office:value-type="float" office:value="327184.484633871" calcext:value-type="float">
            <text:p>327184.484633871</text:p>
          </table:table-cell>
          <table:table-cell office:value-type="float" office:value="4652317.76495709" calcext:value-type="float">
            <text:p>4652317.7649570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352" calcext:value-type="float">
            <text:p>154352</text:p>
          </table:table-cell>
          <table:table-cell office:value-type="float" office:value="4220.23512" calcext:value-type="float">
            <text:p>4220.23512</text:p>
          </table:table-cell>
          <table:table-cell office:value-type="string" calcext:value-type="string">
            <text:p>N</text:p>
          </table:table-cell>
          <table:table-cell office:value-type="float" office:value="7105.20673" calcext:value-type="float">
            <text:p>7105.2067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49.6" calcext:value-type="float">
            <text:p>49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E</text:p>
          </table:table-cell>
        </table:table-row>
        <table:table-row table:style-name="ro1">
          <table:table-cell/>
          <table:table-cell office:value-type="float" office:value="1.706733832E+018" calcext:value-type="float">
            <text:p>1.706733832E+018</text:p>
          </table:table-cell>
          <table:table-cell table:number-columns-repeated="25"/>
        </table:table-row>
        <table:table-row table:style-name="ro1">
          <table:table-cell office:value-type="float" office:value="1.70671583334222E+018" calcext:value-type="float">
            <text:p>1.70671583334222E+018</text:p>
          </table:table-cell>
          <table:table-cell office:value-type="float" office:value="5" calcext:value-type="float">
            <text:p>5</text:p>
          </table:table-cell>
          <table:table-cell office:value-type="float" office:value="1.70671583333678E+018" calcext:value-type="float">
            <text:p>1.70671583333678E+018</text:p>
          </table:table-cell>
          <table:table-cell/>
          <table:table-cell office:value-type="float" office:value="42.003931" calcext:value-type="float">
            <text:p>42.003931</text:p>
          </table:table-cell>
          <table:table-cell office:value-type="float" office:value="-71.0867701666667" calcext:value-type="float">
            <text:p>-71.0867701666667</text:p>
          </table:table-cell>
          <table:table-cell office:value-type="float" office:value="0" calcext:value-type="float">
            <text:p>0</text:p>
          </table:table-cell>
          <table:table-cell office:value-type="float" office:value="327185.235784609" calcext:value-type="float">
            <text:p>327185.235784609</text:p>
          </table:table-cell>
          <table:table-cell office:value-type="float" office:value="4652319.11690906" calcext:value-type="float">
            <text:p>4652319.116909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353" calcext:value-type="float">
            <text:p>154353</text:p>
          </table:table-cell>
          <table:table-cell office:value-type="float" office:value="4220.23586" calcext:value-type="float">
            <text:p>4220.23586</text:p>
          </table:table-cell>
          <table:table-cell office:value-type="string" calcext:value-type="string">
            <text:p>N</text:p>
          </table:table-cell>
          <table:table-cell office:value-type="float" office:value="7105.20621" calcext:value-type="float">
            <text:p>7105.2062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49.1" calcext:value-type="float">
            <text:p>49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2</text:p>
          </table:table-cell>
        </table:table-row>
        <table:table-row table:style-name="ro1">
          <table:table-cell/>
          <table:table-cell office:value-type="float" office:value="1.706733833E+018" calcext:value-type="float">
            <text:p>1.706733833E+018</text:p>
          </table:table-cell>
          <table:table-cell table:number-columns-repeated="25"/>
        </table:table-row>
        <table:table-row table:style-name="ro1">
          <table:table-cell office:value-type="float" office:value="1.70671583434925E+018" calcext:value-type="float">
            <text:p>1.70671583434925E+018</text:p>
          </table:table-cell>
          <table:table-cell office:value-type="float" office:value="6" calcext:value-type="float">
            <text:p>6</text:p>
          </table:table-cell>
          <table:table-cell office:value-type="float" office:value="1.70671583434475E+018" calcext:value-type="float">
            <text:p>1.70671583434475E+018</text:p>
          </table:table-cell>
          <table:table-cell/>
          <table:table-cell office:value-type="float" office:value="42.0039426666667" calcext:value-type="float">
            <text:p>42.0039426666667</text:p>
          </table:table-cell>
          <table:table-cell office:value-type="float" office:value="-71.0867586666667" calcext:value-type="float">
            <text:p>-71.0867586666667</text:p>
          </table:table-cell>
          <table:table-cell office:value-type="float" office:value="0" calcext:value-type="float">
            <text:p>0</text:p>
          </table:table-cell>
          <table:table-cell office:value-type="float" office:value="327186.219782098" calcext:value-type="float">
            <text:p>327186.219782098</text:p>
          </table:table-cell>
          <table:table-cell office:value-type="float" office:value="4652320.38911509" calcext:value-type="float">
            <text:p>4652320.3891150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354" calcext:value-type="float">
            <text:p>154354</text:p>
          </table:table-cell>
          <table:table-cell office:value-type="float" office:value="4220.23656" calcext:value-type="float">
            <text:p>4220.23656</text:p>
          </table:table-cell>
          <table:table-cell office:value-type="string" calcext:value-type="string">
            <text:p>N</text:p>
          </table:table-cell>
          <table:table-cell office:value-type="float" office:value="7105.20552" calcext:value-type="float">
            <text:p>7105.2055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48.8" calcext:value-type="float">
            <text:p>48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4</text:p>
          </table:table-cell>
        </table:table-row>
        <table:table-row table:style-name="ro1">
          <table:table-cell/>
          <table:table-cell office:value-type="float" office:value="1.706733834E+018" calcext:value-type="float">
            <text:p>1.706733834E+018</text:p>
          </table:table-cell>
          <table:table-cell table:number-columns-repeated="25"/>
        </table:table-row>
        <table:table-row table:style-name="ro1">
          <table:table-cell office:value-type="float" office:value="1.70671583535741E+018" calcext:value-type="float">
            <text:p>1.70671583535741E+018</text:p>
          </table:table-cell>
          <table:table-cell office:value-type="float" office:value="7" calcext:value-type="float">
            <text:p>7</text:p>
          </table:table-cell>
          <table:table-cell office:value-type="float" office:value="1.70671583535292E+018" calcext:value-type="float">
            <text:p>1.70671583535292E+018</text:p>
          </table:table-cell>
          <table:table-cell/>
          <table:table-cell office:value-type="float" office:value="42.0039535" calcext:value-type="float">
            <text:p>42.0039535</text:p>
          </table:table-cell>
          <table:table-cell office:value-type="float" office:value="-71.0867466666667" calcext:value-type="float">
            <text:p>-71.0867466666667</text:p>
          </table:table-cell>
          <table:table-cell office:value-type="float" office:value="0" calcext:value-type="float">
            <text:p>0</text:p>
          </table:table-cell>
          <table:table-cell office:value-type="float" office:value="327187.242932246" calcext:value-type="float">
            <text:p>327187.242932246</text:p>
          </table:table-cell>
          <table:table-cell office:value-type="float" office:value="4652321.56778094" calcext:value-type="float">
            <text:p>4652321.5677809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GPGGA</text:p>
          </table:table-cell>
          <table:table-cell office:value-type="float" office:value="154355" calcext:value-type="float">
            <text:p>154355</text:p>
          </table:table-cell>
          <table:table-cell office:value-type="float" office:value="4220.23721" calcext:value-type="float">
            <text:p>4220.23721</text:p>
          </table:table-cell>
          <table:table-cell office:value-type="string" calcext:value-type="string">
            <text:p>N</text:p>
          </table:table-cell>
          <table:table-cell office:value-type="float" office:value="7105.2048" calcext:value-type="float">
            <text:p>7105.204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float" office:value="48.2" calcext:value-type="float">
            <text:p>48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3</text:p>
          </table:table-cell>
        </table:table-row>
        <table:table-row table:style-name="ro1">
          <table:table-cell/>
          <table:table-cell office:value-type="float" office:value="1.706733835E+018" calcext:value-type="float">
            <text:p>1.706733835E+018</text:p>
          </table:table-cell>
          <table:table-cell table:number-columns-repeated="25"/>
        </table:table-row>
        <table:table-row table:style-name="ro1">
          <table:table-cell office:value-type="float" office:value="1.70671583637321E+018" calcext:value-type="float">
            <text:p>1.70671583637321E+018</text:p>
          </table:table-cell>
          <table:table-cell office:value-type="float" office:value="8" calcext:value-type="float">
            <text:p>8</text:p>
          </table:table-cell>
          <table:table-cell office:value-type="float" office:value="1.70671583636124E+018" calcext:value-type="float">
            <text:p>1.70671583636124E+018</text:p>
          </table:table-cell>
          <table:table-cell/>
          <table:table-cell office:value-type="float" office:value="42.003964" calcext:value-type="float">
            <text:p>42.003964</text:p>
          </table:table-cell>
          <table:table-cell office:value-type="float" office:value="-71.0867338333333" calcext:value-type="float">
            <text:p>-71.0867338333333</text:p>
          </table:table-cell>
          <table:table-cell office:value-type="float" office:value="0" calcext:value-type="float">
            <text:p>0</text:p>
          </table:table-cell>
          <table:table-cell office:value-type="float" office:value="327188.334194864" calcext:value-type="float">
            <text:p>327188.334194864</text:p>
          </table:table-cell>
          <table:table-cell office:value-type="float" office:value="4652322.70775191" calcext:value-type="float">
            <text:p>4652322.7077519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GPGGA</text:p>
          </table:table-cell>
          <table:table-cell office:value-type="float" office:value="154356" calcext:value-type="float">
            <text:p>154356</text:p>
          </table:table-cell>
          <table:table-cell office:value-type="float" office:value="4220.23784" calcext:value-type="float">
            <text:p>4220.23784</text:p>
          </table:table-cell>
          <table:table-cell office:value-type="string" calcext:value-type="string">
            <text:p>N</text:p>
          </table:table-cell>
          <table:table-cell office:value-type="float" office:value="7105.20403" calcext:value-type="float">
            <text:p>7105.2040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47.7" calcext:value-type="float">
            <text:p>47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F</text:p>
          </table:table-cell>
        </table:table-row>
        <table:table-row table:style-name="ro1">
          <table:table-cell/>
          <table:table-cell office:value-type="float" office:value="1.706733836E+018" calcext:value-type="float">
            <text:p>1.706733836E+018</text:p>
          </table:table-cell>
          <table:table-cell table:number-columns-repeated="25"/>
        </table:table-row>
        <table:table-row table:style-name="ro1">
          <table:table-cell office:value-type="float" office:value="1.70671583737348E+018" calcext:value-type="float">
            <text:p>1.70671583737348E+018</text:p>
          </table:table-cell>
          <table:table-cell office:value-type="float" office:value="9" calcext:value-type="float">
            <text:p>9</text:p>
          </table:table-cell>
          <table:table-cell office:value-type="float" office:value="1.70671583736884E+018" calcext:value-type="float">
            <text:p>1.70671583736884E+018</text:p>
          </table:table-cell>
          <table:table-cell/>
          <table:table-cell office:value-type="float" office:value="42.3373083333333" calcext:value-type="float">
            <text:p>42.3373083333333</text:p>
          </table:table-cell>
          <table:table-cell office:value-type="float" office:value="-71.0867186666667" calcext:value-type="float">
            <text:p>-71.0867186666667</text:p>
          </table:table-cell>
          <table:table-cell office:value-type="float" office:value="0" calcext:value-type="float">
            <text:p>0</text:p>
          </table:table-cell>
          <table:table-cell office:value-type="float" office:value="328095.005476543" calcext:value-type="float">
            <text:p>328095.005476543</text:p>
          </table:table-cell>
          <table:table-cell office:value-type="float" office:value="4689337.08382555" calcext:value-type="float">
            <text:p>4689337.0838255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357" calcext:value-type="float">
            <text:p>154357</text:p>
          </table:table-cell>
          <table:table-cell office:value-type="float" office:value="4220.2385" calcext:value-type="float">
            <text:p>4220.2385</text:p>
          </table:table-cell>
          <table:table-cell office:value-type="string" calcext:value-type="string">
            <text:p>N</text:p>
          </table:table-cell>
          <table:table-cell office:value-type="float" office:value="7105.20312" calcext:value-type="float">
            <text:p>7105.2031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47.3" calcext:value-type="float">
            <text:p>47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9</text:p>
          </table:table-cell>
        </table:table-row>
        <table:table-row table:style-name="ro1">
          <table:table-cell/>
          <table:table-cell office:value-type="float" office:value="1.706733837E+018" calcext:value-type="float">
            <text:p>1.706733837E+018</text:p>
          </table:table-cell>
          <table:table-cell table:number-columns-repeated="25"/>
        </table:table-row>
        <table:table-row table:style-name="ro1">
          <table:table-cell office:value-type="float" office:value="1.70671583838162E+018" calcext:value-type="float">
            <text:p>1.70671583838162E+018</text:p>
          </table:table-cell>
          <table:table-cell office:value-type="float" office:value="10" calcext:value-type="float">
            <text:p>10</text:p>
          </table:table-cell>
          <table:table-cell office:value-type="float" office:value="1.70671583837702E+018" calcext:value-type="float">
            <text:p>1.70671583837702E+018</text:p>
          </table:table-cell>
          <table:table-cell/>
          <table:table-cell office:value-type="float" office:value="42.0039855" calcext:value-type="float">
            <text:p>42.0039855</text:p>
          </table:table-cell>
          <table:table-cell office:value-type="float" office:value="-71.0867043333333" calcext:value-type="float">
            <text:p>-71.0867043333333</text:p>
          </table:table-cell>
          <table:table-cell office:value-type="float" office:value="0" calcext:value-type="float">
            <text:p>0</text:p>
          </table:table-cell>
          <table:table-cell office:value-type="float" office:value="327190.835542813" calcext:value-type="float">
            <text:p>327190.835542813</text:p>
          </table:table-cell>
          <table:table-cell office:value-type="float" office:value="4652325.03547202" calcext:value-type="float">
            <text:p>4652325.0354720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$GPGGA</text:p>
          </table:table-cell>
          <table:table-cell office:value-type="float" office:value="154358" calcext:value-type="float">
            <text:p>154358</text:p>
          </table:table-cell>
          <table:table-cell office:value-type="float" office:value="4220.23913" calcext:value-type="float">
            <text:p>4220.23913</text:p>
          </table:table-cell>
          <table:table-cell office:value-type="string" calcext:value-type="string">
            <text:p>N</text:p>
          </table:table-cell>
          <table:table-cell office:value-type="float" office:value="7105.20226" calcext:value-type="float">
            <text:p>7105.2022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41" calcext:value-type="float">
            <text:p>1.41</text:p>
          </table:table-cell>
          <table:table-cell office:value-type="float" office:value="46.9" calcext:value-type="float">
            <text:p>46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E</text:p>
          </table:table-cell>
        </table:table-row>
        <table:table-row table:style-name="ro1">
          <table:table-cell/>
          <table:table-cell office:value-type="float" office:value="1.706733838E+018" calcext:value-type="float">
            <text:p>1.706733838E+018</text:p>
          </table:table-cell>
          <table:table-cell table:number-columns-repeated="25"/>
        </table:table-row>
        <table:table-row table:style-name="ro1">
          <table:table-cell office:value-type="float" office:value="1.70671583938944E+018" calcext:value-type="float">
            <text:p>1.70671583938944E+018</text:p>
          </table:table-cell>
          <table:table-cell office:value-type="float" office:value="11" calcext:value-type="float">
            <text:p>11</text:p>
          </table:table-cell>
          <table:table-cell office:value-type="float" office:value="1.70671583938484E+018" calcext:value-type="float">
            <text:p>1.70671583938484E+018</text:p>
          </table:table-cell>
          <table:table-cell/>
          <table:table-cell office:value-type="float" office:value="42.003996" calcext:value-type="float">
            <text:p>42.003996</text:p>
          </table:table-cell>
          <table:table-cell office:value-type="float" office:value="-71.086691" calcext:value-type="float">
            <text:p>-71.086691</text:p>
          </table:table-cell>
          <table:table-cell office:value-type="float" office:value="0" calcext:value-type="float">
            <text:p>0</text:p>
          </table:table-cell>
          <table:table-cell office:value-type="float" office:value="327191.968213468" calcext:value-type="float">
            <text:p>327191.968213468</text:p>
          </table:table-cell>
          <table:table-cell office:value-type="float" office:value="4652326.17443387" calcext:value-type="float">
            <text:p>4652326.1744338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359" calcext:value-type="float">
            <text:p>154359</text:p>
          </table:table-cell>
          <table:table-cell office:value-type="float" office:value="4220.23976" calcext:value-type="float">
            <text:p>4220.23976</text:p>
          </table:table-cell>
          <table:table-cell office:value-type="string" calcext:value-type="string">
            <text:p>N</text:p>
          </table:table-cell>
          <table:table-cell office:value-type="float" office:value="7105.20146" calcext:value-type="float">
            <text:p>7105.2014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6</text:p>
          </table:table-cell>
        </table:table-row>
        <table:table-row table:style-name="ro1">
          <table:table-cell/>
          <table:table-cell office:value-type="float" office:value="1.706733839E+018" calcext:value-type="float">
            <text:p>1.706733839E+018</text:p>
          </table:table-cell>
          <table:table-cell table:number-columns-repeated="25"/>
        </table:table-row>
        <table:table-row table:style-name="ro1">
          <table:table-cell office:value-type="float" office:value="1.70671584039832E+018" calcext:value-type="float">
            <text:p>1.70671584039832E+018</text:p>
          </table:table-cell>
          <table:table-cell office:value-type="float" office:value="12" calcext:value-type="float">
            <text:p>12</text:p>
          </table:table-cell>
          <table:table-cell office:value-type="float" office:value="1.70671584039312E+018" calcext:value-type="float">
            <text:p>1.70671584039312E+018</text:p>
          </table:table-cell>
          <table:table-cell/>
          <table:table-cell office:value-type="float" office:value="42.004004" calcext:value-type="float">
            <text:p>42.004004</text:p>
          </table:table-cell>
          <table:table-cell office:value-type="float" office:value="-71.0866765" calcext:value-type="float">
            <text:p>-71.0866765</text:p>
          </table:table-cell>
          <table:table-cell office:value-type="float" office:value="0" calcext:value-type="float">
            <text:p>0</text:p>
          </table:table-cell>
          <table:table-cell office:value-type="float" office:value="327193.190736799" calcext:value-type="float">
            <text:p>327193.190736799</text:p>
          </table:table-cell>
          <table:table-cell office:value-type="float" office:value="4652327.03344819" calcext:value-type="float">
            <text:p>4652327.033448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400" calcext:value-type="float">
            <text:p>154400</text:p>
          </table:table-cell>
          <table:table-cell office:value-type="float" office:value="4220.24024" calcext:value-type="float">
            <text:p>4220.24024</text:p>
          </table:table-cell>
          <table:table-cell office:value-type="string" calcext:value-type="string">
            <text:p>N</text:p>
          </table:table-cell>
          <table:table-cell office:value-type="float" office:value="7105.20059" calcext:value-type="float">
            <text:p>7105.2005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35" calcext:value-type="float">
            <text:p>1.35</text:p>
          </table:table-cell>
          <table:table-cell office:value-type="float" office:value="46.3" calcext:value-type="float">
            <text:p>46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2</text:p>
          </table:table-cell>
        </table:table-row>
        <table:table-row table:style-name="ro1">
          <table:table-cell/>
          <table:table-cell office:value-type="float" office:value="1.70673384E+018" calcext:value-type="float">
            <text:p>1.70673384E+018</text:p>
          </table:table-cell>
          <table:table-cell table:number-columns-repeated="25"/>
        </table:table-row>
        <table:table-row table:style-name="ro1">
          <table:table-cell office:value-type="float" office:value="1.70671584141343E+018" calcext:value-type="float">
            <text:p>1.70671584141343E+018</text:p>
          </table:table-cell>
          <table:table-cell office:value-type="float" office:value="13" calcext:value-type="float">
            <text:p>13</text:p>
          </table:table-cell>
          <table:table-cell office:value-type="float" office:value="1.70671584140133E+018" calcext:value-type="float">
            <text:p>1.70671584140133E+018</text:p>
          </table:table-cell>
          <table:table-cell/>
          <table:table-cell office:value-type="float" office:value="42.004013" calcext:value-type="float">
            <text:p>42.004013</text:p>
          </table:table-cell>
          <table:table-cell office:value-type="float" office:value="-71.0866616666667" calcext:value-type="float">
            <text:p>-71.0866616666667</text:p>
          </table:table-cell>
          <table:table-cell office:value-type="float" office:value="0" calcext:value-type="float">
            <text:p>0</text:p>
          </table:table-cell>
          <table:table-cell office:value-type="float" office:value="327194.443573199" calcext:value-type="float">
            <text:p>327194.443573199</text:p>
          </table:table-cell>
          <table:table-cell office:value-type="float" office:value="4652328.00282637" calcext:value-type="float">
            <text:p>4652328.002826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401" calcext:value-type="float">
            <text:p>154401</text:p>
          </table:table-cell>
          <table:table-cell office:value-type="float" office:value="4220.24078" calcext:value-type="float">
            <text:p>4220.24078</text:p>
          </table:table-cell>
          <table:table-cell office:value-type="string" calcext:value-type="string">
            <text:p>N</text:p>
          </table:table-cell>
          <table:table-cell office:value-type="float" office:value="7105.1997" calcext:value-type="float">
            <text:p>7105.199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46.1" calcext:value-type="float">
            <text:p>46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F</text:p>
          </table:table-cell>
        </table:table-row>
        <table:table-row table:style-name="ro1">
          <table:table-cell/>
          <table:table-cell office:value-type="float" office:value="1.706733841E+018" calcext:value-type="float">
            <text:p>1.706733841E+018</text:p>
          </table:table-cell>
          <table:table-cell table:number-columns-repeated="25"/>
        </table:table-row>
        <table:table-row table:style-name="ro1">
          <table:table-cell office:value-type="float" office:value="1.70671584241346E+018" calcext:value-type="float">
            <text:p>1.70671584241346E+018</text:p>
          </table:table-cell>
          <table:table-cell office:value-type="float" office:value="14" calcext:value-type="float">
            <text:p>14</text:p>
          </table:table-cell>
          <table:table-cell office:value-type="float" office:value="1.70671584240884E+018" calcext:value-type="float">
            <text:p>1.70671584240884E+018</text:p>
          </table:table-cell>
          <table:table-cell/>
          <table:table-cell office:value-type="float" office:value="42.0040193333333" calcext:value-type="float">
            <text:p>42.0040193333333</text:p>
          </table:table-cell>
          <table:table-cell office:value-type="float" office:value="-71.0866473333333" calcext:value-type="float">
            <text:p>-71.0866473333333</text:p>
          </table:table-cell>
          <table:table-cell office:value-type="float" office:value="0" calcext:value-type="float">
            <text:p>0</text:p>
          </table:table-cell>
          <table:table-cell office:value-type="float" office:value="327195.647780758" calcext:value-type="float">
            <text:p>327195.647780758</text:p>
          </table:table-cell>
          <table:table-cell office:value-type="float" office:value="4652328.6771164" calcext:value-type="float">
            <text:p>4652328.677116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402" calcext:value-type="float">
            <text:p>154402</text:p>
          </table:table-cell>
          <table:table-cell office:value-type="float" office:value="4220.24116" calcext:value-type="float">
            <text:p>4220.24116</text:p>
          </table:table-cell>
          <table:table-cell office:value-type="string" calcext:value-type="string">
            <text:p>N</text:p>
          </table:table-cell>
          <table:table-cell office:value-type="float" office:value="7105.19884" calcext:value-type="float">
            <text:p>7105.1988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45.8" calcext:value-type="float">
            <text:p>45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5</text:p>
          </table:table-cell>
        </table:table-row>
        <table:table-row table:style-name="ro1">
          <table:table-cell/>
          <table:table-cell office:value-type="float" office:value="1.706733842E+018" calcext:value-type="float">
            <text:p>1.706733842E+018</text:p>
          </table:table-cell>
          <table:table-cell table:number-columns-repeated="25"/>
        </table:table-row>
        <table:table-row table:style-name="ro1">
          <table:table-cell office:value-type="float" office:value="1.70671584342159E+018" calcext:value-type="float">
            <text:p>1.70671584342159E+018</text:p>
          </table:table-cell>
          <table:table-cell office:value-type="float" office:value="15" calcext:value-type="float">
            <text:p>15</text:p>
          </table:table-cell>
          <table:table-cell office:value-type="float" office:value="1.70671584341685E+018" calcext:value-type="float">
            <text:p>1.70671584341685E+018</text:p>
          </table:table-cell>
          <table:table-cell/>
          <table:table-cell office:value-type="float" office:value="42.0040268333333" calcext:value-type="float">
            <text:p>42.0040268333333</text:p>
          </table:table-cell>
          <table:table-cell office:value-type="float" office:value="-71.0866336666667" calcext:value-type="float">
            <text:p>-71.0866336666667</text:p>
          </table:table-cell>
          <table:table-cell office:value-type="float" office:value="0" calcext:value-type="float">
            <text:p>0</text:p>
          </table:table-cell>
          <table:table-cell office:value-type="float" office:value="327196.799934389" calcext:value-type="float">
            <text:p>327196.799934389</text:p>
          </table:table-cell>
          <table:table-cell office:value-type="float" office:value="4652329.48229566" calcext:value-type="float">
            <text:p>4652329.482295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403" calcext:value-type="float">
            <text:p>154403</text:p>
          </table:table-cell>
          <table:table-cell office:value-type="float" office:value="4220.24161" calcext:value-type="float">
            <text:p>4220.24161</text:p>
          </table:table-cell>
          <table:table-cell office:value-type="string" calcext:value-type="string">
            <text:p>N</text:p>
          </table:table-cell>
          <table:table-cell office:value-type="float" office:value="7105.19802" calcext:value-type="float">
            <text:p>7105.1980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45.7" calcext:value-type="float">
            <text:p>45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5</text:p>
          </table:table-cell>
        </table:table-row>
        <table:table-row table:style-name="ro1">
          <table:table-cell/>
          <table:table-cell office:value-type="float" office:value="1.706733843E+018" calcext:value-type="float">
            <text:p>1.706733843E+018</text:p>
          </table:table-cell>
          <table:table-cell table:number-columns-repeated="25"/>
        </table:table-row>
        <table:table-row table:style-name="ro1">
          <table:table-cell office:value-type="float" office:value="1.70671584443129E+018" calcext:value-type="float">
            <text:p>1.70671584443129E+018</text:p>
          </table:table-cell>
          <table:table-cell office:value-type="float" office:value="16" calcext:value-type="float">
            <text:p>16</text:p>
          </table:table-cell>
          <table:table-cell office:value-type="float" office:value="1.70671584442585E+018" calcext:value-type="float">
            <text:p>1.70671584442585E+018</text:p>
          </table:table-cell>
          <table:table-cell/>
          <table:table-cell office:value-type="float" office:value="42.0040348333333" calcext:value-type="float">
            <text:p>42.0040348333333</text:p>
          </table:table-cell>
          <table:table-cell office:value-type="float" office:value="-71.0866203333333" calcext:value-type="float">
            <text:p>-71.0866203333333</text:p>
          </table:table-cell>
          <table:table-cell office:value-type="float" office:value="0" calcext:value-type="float">
            <text:p>0</text:p>
          </table:table-cell>
          <table:table-cell office:value-type="float" office:value="327197.9258353" calcext:value-type="float">
            <text:p>327197.9258353</text:p>
          </table:table-cell>
          <table:table-cell office:value-type="float" office:value="4652330.34366655" calcext:value-type="float">
            <text:p>4652330.3436665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404" calcext:value-type="float">
            <text:p>154404</text:p>
          </table:table-cell>
          <table:table-cell office:value-type="float" office:value="4220.24209" calcext:value-type="float">
            <text:p>4220.24209</text:p>
          </table:table-cell>
          <table:table-cell office:value-type="string" calcext:value-type="string">
            <text:p>N</text:p>
          </table:table-cell>
          <table:table-cell office:value-type="float" office:value="7105.19722" calcext:value-type="float">
            <text:p>7105.1972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45.6" calcext:value-type="float">
            <text:p>45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3</text:p>
          </table:table-cell>
        </table:table-row>
        <table:table-row table:style-name="ro1">
          <table:table-cell/>
          <table:table-cell office:value-type="float" office:value="1.706733844E+018" calcext:value-type="float">
            <text:p>1.706733844E+018</text:p>
          </table:table-cell>
          <table:table-cell table:number-columns-repeated="25"/>
        </table:table-row>
        <table:table-row table:style-name="ro1">
          <table:table-cell office:value-type="float" office:value="1.70671584543723E+018" calcext:value-type="float">
            <text:p>1.70671584543723E+018</text:p>
          </table:table-cell>
          <table:table-cell office:value-type="float" office:value="17" calcext:value-type="float">
            <text:p>17</text:p>
          </table:table-cell>
          <table:table-cell office:value-type="float" office:value="1.70671584543277E+018" calcext:value-type="float">
            <text:p>1.70671584543277E+018</text:p>
          </table:table-cell>
          <table:table-cell/>
          <table:table-cell office:value-type="float" office:value="42.0040441666667" calcext:value-type="float">
            <text:p>42.0040441666667</text:p>
          </table:table-cell>
          <table:table-cell office:value-type="float" office:value="-71.086607" calcext:value-type="float">
            <text:p>-71.086607</text:p>
          </table:table-cell>
          <table:table-cell office:value-type="float" office:value="0" calcext:value-type="float">
            <text:p>0</text:p>
          </table:table-cell>
          <table:table-cell office:value-type="float" office:value="327199.055345554" calcext:value-type="float">
            <text:p>327199.055345554</text:p>
          </table:table-cell>
          <table:table-cell office:value-type="float" office:value="4652331.35308661" calcext:value-type="float">
            <text:p>4652331.353086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405" calcext:value-type="float">
            <text:p>154405</text:p>
          </table:table-cell>
          <table:table-cell office:value-type="float" office:value="4220.24265" calcext:value-type="float">
            <text:p>4220.24265</text:p>
          </table:table-cell>
          <table:table-cell office:value-type="string" calcext:value-type="string">
            <text:p>N</text:p>
          </table:table-cell>
          <table:table-cell office:value-type="float" office:value="7105.19642" calcext:value-type="float">
            <text:p>7105.1964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C</text:p>
          </table:table-cell>
        </table:table-row>
        <table:table-row table:style-name="ro1">
          <table:table-cell/>
          <table:table-cell office:value-type="float" office:value="1.706733845E+018" calcext:value-type="float">
            <text:p>1.706733845E+018</text:p>
          </table:table-cell>
          <table:table-cell table:number-columns-repeated="25"/>
        </table:table-row>
        <table:table-row table:style-name="ro1">
          <table:table-cell office:value-type="float" office:value="1.70671584645324E+018" calcext:value-type="float">
            <text:p>1.70671584645324E+018</text:p>
          </table:table-cell>
          <table:table-cell office:value-type="float" office:value="18" calcext:value-type="float">
            <text:p>18</text:p>
          </table:table-cell>
          <table:table-cell office:value-type="float" office:value="1.7067158464411E+018" calcext:value-type="float">
            <text:p>1.7067158464411E+018</text:p>
          </table:table-cell>
          <table:table-cell/>
          <table:table-cell office:value-type="float" office:value="42.004053" calcext:value-type="float">
            <text:p>42.004053</text:p>
          </table:table-cell>
          <table:table-cell office:value-type="float" office:value="-71.0865943333333" calcext:value-type="float">
            <text:p>-71.0865943333333</text:p>
          </table:table-cell>
          <table:table-cell office:value-type="float" office:value="0" calcext:value-type="float">
            <text:p>0</text:p>
          </table:table-cell>
          <table:table-cell office:value-type="float" office:value="327200.128289762" calcext:value-type="float">
            <text:p>327200.128289762</text:p>
          </table:table-cell>
          <table:table-cell office:value-type="float" office:value="4652332.3083346" calcext:value-type="float">
            <text:p>4652332.308334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406" calcext:value-type="float">
            <text:p>154406</text:p>
          </table:table-cell>
          <table:table-cell office:value-type="float" office:value="4220.24318" calcext:value-type="float">
            <text:p>4220.24318</text:p>
          </table:table-cell>
          <table:table-cell office:value-type="string" calcext:value-type="string">
            <text:p>N</text:p>
          </table:table-cell>
          <table:table-cell office:value-type="float" office:value="7105.19566" calcext:value-type="float">
            <text:p>7105.1956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45.4" calcext:value-type="float">
            <text:p>45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0</text:p>
          </table:table-cell>
        </table:table-row>
        <table:table-row table:style-name="ro1">
          <table:table-cell/>
          <table:table-cell office:value-type="float" office:value="1.706733846E+018" calcext:value-type="float">
            <text:p>1.706733846E+018</text:p>
          </table:table-cell>
          <table:table-cell table:number-columns-repeated="25"/>
        </table:table-row>
        <table:table-row table:style-name="ro1">
          <table:table-cell office:value-type="float" office:value="1.70671584745389E+018" calcext:value-type="float">
            <text:p>1.70671584745389E+018</text:p>
          </table:table-cell>
          <table:table-cell office:value-type="float" office:value="19" calcext:value-type="float">
            <text:p>19</text:p>
          </table:table-cell>
          <table:table-cell office:value-type="float" office:value="1.70671584744938E+018" calcext:value-type="float">
            <text:p>1.70671584744938E+018</text:p>
          </table:table-cell>
          <table:table-cell/>
          <table:table-cell office:value-type="float" office:value="42.0040625" calcext:value-type="float">
            <text:p>42.0040625</text:p>
          </table:table-cell>
          <table:table-cell office:value-type="float" office:value="-71.0865818333333" calcext:value-type="float">
            <text:p>-71.0865818333333</text:p>
          </table:table-cell>
          <table:table-cell office:value-type="float" office:value="0" calcext:value-type="float">
            <text:p>0</text:p>
          </table:table-cell>
          <table:table-cell office:value-type="float" office:value="327201.189235442" calcext:value-type="float">
            <text:p>327201.189235442</text:p>
          </table:table-cell>
          <table:table-cell office:value-type="float" office:value="4652333.33794377" calcext:value-type="float">
            <text:p>4652333.337943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407" calcext:value-type="float">
            <text:p>154407</text:p>
          </table:table-cell>
          <table:table-cell office:value-type="float" office:value="4220.24375" calcext:value-type="float">
            <text:p>4220.24375</text:p>
          </table:table-cell>
          <table:table-cell office:value-type="string" calcext:value-type="string">
            <text:p>N</text:p>
          </table:table-cell>
          <table:table-cell office:value-type="float" office:value="7105.19491" calcext:value-type="float">
            <text:p>7105.1949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45.4" calcext:value-type="float">
            <text:p>45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3</text:p>
          </table:table-cell>
        </table:table-row>
        <table:table-row table:style-name="ro1">
          <table:table-cell/>
          <table:table-cell office:value-type="float" office:value="1.706733847E+018" calcext:value-type="float">
            <text:p>1.706733847E+018</text:p>
          </table:table-cell>
          <table:table-cell table:number-columns-repeated="25"/>
        </table:table-row>
        <table:table-row table:style-name="ro1">
          <table:table-cell office:value-type="float" office:value="1.70671584846161E+018" calcext:value-type="float">
            <text:p>1.70671584846161E+018</text:p>
          </table:table-cell>
          <table:table-cell office:value-type="float" office:value="20" calcext:value-type="float">
            <text:p>20</text:p>
          </table:table-cell>
          <table:table-cell office:value-type="float" office:value="1.70671584845697E+018" calcext:value-type="float">
            <text:p>1.70671584845697E+018</text:p>
          </table:table-cell>
          <table:table-cell/>
          <table:table-cell office:value-type="float" office:value="42.0040698333333" calcext:value-type="float">
            <text:p>42.0040698333333</text:p>
          </table:table-cell>
          <table:table-cell office:value-type="float" office:value="-71.0865695" calcext:value-type="float">
            <text:p>-71.0865695</text:p>
          </table:table-cell>
          <table:table-cell office:value-type="float" office:value="0" calcext:value-type="float">
            <text:p>0</text:p>
          </table:table-cell>
          <table:table-cell office:value-type="float" office:value="327202.230512254" calcext:value-type="float">
            <text:p>327202.230512254</text:p>
          </table:table-cell>
          <table:table-cell office:value-type="float" office:value="4652334.12731001" calcext:value-type="float">
            <text:p>4652334.127310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$GPGGA</text:p>
          </table:table-cell>
          <table:table-cell office:value-type="float" office:value="154408" calcext:value-type="float">
            <text:p>154408</text:p>
          </table:table-cell>
          <table:table-cell office:value-type="float" office:value="4220.24419" calcext:value-type="float">
            <text:p>4220.24419</text:p>
          </table:table-cell>
          <table:table-cell office:value-type="string" calcext:value-type="string">
            <text:p>N</text:p>
          </table:table-cell>
          <table:table-cell office:value-type="float" office:value="7105.19417" calcext:value-type="float">
            <text:p>7105.1941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33" calcext:value-type="float">
            <text:p>1.33</text:p>
          </table:table-cell>
          <table:table-cell office:value-type="float" office:value="45.4" calcext:value-type="float">
            <text:p>45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6</text:p>
          </table:table-cell>
        </table:table-row>
        <table:table-row table:style-name="ro1">
          <table:table-cell/>
          <table:table-cell office:value-type="float" office:value="1.706733848E+018" calcext:value-type="float">
            <text:p>1.706733848E+018</text:p>
          </table:table-cell>
          <table:table-cell table:number-columns-repeated="25"/>
        </table:table-row>
        <table:table-row table:style-name="ro1">
          <table:table-cell office:value-type="float" office:value="1.70671584946961E+018" calcext:value-type="float">
            <text:p>1.70671584946961E+018</text:p>
          </table:table-cell>
          <table:table-cell office:value-type="float" office:value="21" calcext:value-type="float">
            <text:p>21</text:p>
          </table:table-cell>
          <table:table-cell office:value-type="float" office:value="1.7067158494651E+018" calcext:value-type="float">
            <text:p>1.7067158494651E+018</text:p>
          </table:table-cell>
          <table:table-cell/>
          <table:table-cell office:value-type="float" office:value="42.0040763333333" calcext:value-type="float">
            <text:p>42.0040763333333</text:p>
          </table:table-cell>
          <table:table-cell office:value-type="float" office:value="-71.0865548333333" calcext:value-type="float">
            <text:p>-71.0865548333333</text:p>
          </table:table-cell>
          <table:table-cell office:value-type="float" office:value="0" calcext:value-type="float">
            <text:p>0</text:p>
          </table:table-cell>
          <table:table-cell office:value-type="float" office:value="327203.462775255" calcext:value-type="float">
            <text:p>327203.462775255</text:p>
          </table:table-cell>
          <table:table-cell office:value-type="float" office:value="4652334.81943438" calcext:value-type="float">
            <text:p>4652334.819434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$GPGGA</text:p>
          </table:table-cell>
          <table:table-cell office:value-type="float" office:value="154409" calcext:value-type="float">
            <text:p>154409</text:p>
          </table:table-cell>
          <table:table-cell office:value-type="float" office:value="4220.24458" calcext:value-type="float">
            <text:p>4220.24458</text:p>
          </table:table-cell>
          <table:table-cell office:value-type="string" calcext:value-type="string">
            <text:p>N</text:p>
          </table:table-cell>
          <table:table-cell office:value-type="float" office:value="7105.19329" calcext:value-type="float">
            <text:p>7105.1932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1" calcext:value-type="float">
            <text:p>1.01</text:p>
          </table:table-cell>
          <table:table-cell office:value-type="float" office:value="45.7" calcext:value-type="float">
            <text:p>45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A</text:p>
          </table:table-cell>
        </table:table-row>
        <table:table-row table:style-name="ro1">
          <table:table-cell/>
          <table:table-cell office:value-type="float" office:value="1.706733849E+018" calcext:value-type="float">
            <text:p>1.706733849E+018</text:p>
          </table:table-cell>
          <table:table-cell table:number-columns-repeated="25"/>
        </table:table-row>
        <table:table-row table:style-name="ro1">
          <table:table-cell office:value-type="float" office:value="1.70671585047747E+018" calcext:value-type="float">
            <text:p>1.70671585047747E+018</text:p>
          </table:table-cell>
          <table:table-cell office:value-type="float" office:value="22" calcext:value-type="float">
            <text:p>22</text:p>
          </table:table-cell>
          <table:table-cell office:value-type="float" office:value="1.70671585047316E+018" calcext:value-type="float">
            <text:p>1.70671585047316E+018</text:p>
          </table:table-cell>
          <table:table-cell/>
          <table:table-cell office:value-type="float" office:value="42.0040838333333" calcext:value-type="float">
            <text:p>42.0040838333333</text:p>
          </table:table-cell>
          <table:table-cell office:value-type="float" office:value="-71.0865401666667" calcext:value-type="float">
            <text:p>-71.0865401666667</text:p>
          </table:table-cell>
          <table:table-cell office:value-type="float" office:value="0" calcext:value-type="float">
            <text:p>0</text:p>
          </table:table-cell>
          <table:table-cell office:value-type="float" office:value="327204.697745143" calcext:value-type="float">
            <text:p>327204.697745143</text:p>
          </table:table-cell>
          <table:table-cell office:value-type="float" office:value="4652335.62259571" calcext:value-type="float">
            <text:p>4652335.6225957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410" calcext:value-type="float">
            <text:p>154410</text:p>
          </table:table-cell>
          <table:table-cell office:value-type="float" office:value="4220.24503" calcext:value-type="float">
            <text:p>4220.24503</text:p>
          </table:table-cell>
          <table:table-cell office:value-type="string" calcext:value-type="string">
            <text:p>N</text:p>
          </table:table-cell>
          <table:table-cell office:value-type="float" office:value="7105.19241" calcext:value-type="float">
            <text:p>7105.1924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35" calcext:value-type="float">
            <text:p>1.35</text:p>
          </table:table-cell>
          <table:table-cell office:value-type="float" office:value="45.6" calcext:value-type="float">
            <text:p>45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4</text:p>
          </table:table-cell>
        </table:table-row>
        <table:table-row table:style-name="ro1">
          <table:table-cell/>
          <table:table-cell office:value-type="float" office:value="1.70673385E+018" calcext:value-type="float">
            <text:p>1.70673385E+018</text:p>
          </table:table-cell>
          <table:table-cell table:number-columns-repeated="25"/>
        </table:table-row>
        <table:table-row table:style-name="ro1">
          <table:table-cell office:value-type="float" office:value="1.70671585148763E+018" calcext:value-type="float">
            <text:p>1.70671585148763E+018</text:p>
          </table:table-cell>
          <table:table-cell office:value-type="float" office:value="23" calcext:value-type="float">
            <text:p>23</text:p>
          </table:table-cell>
          <table:table-cell office:value-type="float" office:value="1.70671585147702E+018" calcext:value-type="float">
            <text:p>1.70671585147702E+018</text:p>
          </table:table-cell>
          <table:table-cell/>
          <table:table-cell office:value-type="float" office:value="42.0040905" calcext:value-type="float">
            <text:p>42.0040905</text:p>
          </table:table-cell>
          <table:table-cell office:value-type="float" office:value="-71.0865275" calcext:value-type="float">
            <text:p>-71.0865275</text:p>
          </table:table-cell>
          <table:table-cell office:value-type="float" office:value="0" calcext:value-type="float">
            <text:p>0</text:p>
          </table:table-cell>
          <table:table-cell office:value-type="float" office:value="327205.764822529" calcext:value-type="float">
            <text:p>327205.764822529</text:p>
          </table:table-cell>
          <table:table-cell office:value-type="float" office:value="4652336.3372649" calcext:value-type="float">
            <text:p>4652336.33726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411" calcext:value-type="float">
            <text:p>154411</text:p>
          </table:table-cell>
          <table:table-cell office:value-type="float" office:value="4220.24543" calcext:value-type="float">
            <text:p>4220.24543</text:p>
          </table:table-cell>
          <table:table-cell office:value-type="string" calcext:value-type="string">
            <text:p>N</text:p>
          </table:table-cell>
          <table:table-cell office:value-type="float" office:value="7105.19165" calcext:value-type="float">
            <text:p>7105.1916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35" calcext:value-type="float">
            <text:p>1.3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7</text:p>
          </table:table-cell>
        </table:table-row>
        <table:table-row table:style-name="ro1">
          <table:table-cell/>
          <table:table-cell office:value-type="float" office:value="1.706733851E+018" calcext:value-type="float">
            <text:p>1.706733851E+018</text:p>
          </table:table-cell>
          <table:table-cell table:number-columns-repeated="25"/>
        </table:table-row>
        <table:table-row table:style-name="ro1">
          <table:table-cell office:value-type="float" office:value="1.70671585248977E+018" calcext:value-type="float">
            <text:p>1.70671585248977E+018</text:p>
          </table:table-cell>
          <table:table-cell office:value-type="float" office:value="24" calcext:value-type="float">
            <text:p>24</text:p>
          </table:table-cell>
          <table:table-cell office:value-type="float" office:value="1.70671585248506E+018" calcext:value-type="float">
            <text:p>1.70671585248506E+018</text:p>
          </table:table-cell>
          <table:table-cell/>
          <table:table-cell office:value-type="float" office:value="42.0040985" calcext:value-type="float">
            <text:p>42.0040985</text:p>
          </table:table-cell>
          <table:table-cell office:value-type="float" office:value="-71.0865143333333" calcext:value-type="float">
            <text:p>-71.0865143333333</text:p>
          </table:table-cell>
          <table:table-cell office:value-type="float" office:value="0" calcext:value-type="float">
            <text:p>0</text:p>
          </table:table-cell>
          <table:table-cell office:value-type="float" office:value="327206.876918229" calcext:value-type="float">
            <text:p>327206.876918229</text:p>
          </table:table-cell>
          <table:table-cell office:value-type="float" office:value="4652337.19897368" calcext:value-type="float">
            <text:p>4652337.1989736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$GPGGA</text:p>
          </table:table-cell>
          <table:table-cell office:value-type="float" office:value="154412" calcext:value-type="float">
            <text:p>154412</text:p>
          </table:table-cell>
          <table:table-cell office:value-type="float" office:value="4220.24591" calcext:value-type="float">
            <text:p>4220.24591</text:p>
          </table:table-cell>
          <table:table-cell office:value-type="string" calcext:value-type="string">
            <text:p>N</text:p>
          </table:table-cell>
          <table:table-cell office:value-type="float" office:value="7105.19086" calcext:value-type="float">
            <text:p>7105.1908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33" calcext:value-type="float">
            <text:p>1.33</text:p>
          </table:table-cell>
          <table:table-cell office:value-type="float" office:value="45.7" calcext:value-type="float">
            <text:p>45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3</text:p>
          </table:table-cell>
        </table:table-row>
        <table:table-row table:style-name="ro1">
          <table:table-cell/>
          <table:table-cell office:value-type="float" office:value="1.706733852E+018" calcext:value-type="float">
            <text:p>1.706733852E+018</text:p>
          </table:table-cell>
          <table:table-cell table:number-columns-repeated="25"/>
        </table:table-row>
        <table:table-row table:style-name="ro1">
          <table:table-cell office:value-type="float" office:value="1.70671585349767E+018" calcext:value-type="float">
            <text:p>1.70671585349767E+018</text:p>
          </table:table-cell>
          <table:table-cell office:value-type="float" office:value="25" calcext:value-type="float">
            <text:p>25</text:p>
          </table:table-cell>
          <table:table-cell office:value-type="float" office:value="1.70671585349311E+018" calcext:value-type="float">
            <text:p>1.70671585349311E+018</text:p>
          </table:table-cell>
          <table:table-cell/>
          <table:table-cell office:value-type="float" office:value="42.0041048333333" calcext:value-type="float">
            <text:p>42.0041048333333</text:p>
          </table:table-cell>
          <table:table-cell office:value-type="float" office:value="-71.0865013333333" calcext:value-type="float">
            <text:p>-71.0865013333333</text:p>
          </table:table-cell>
          <table:table-cell office:value-type="float" office:value="0" calcext:value-type="float">
            <text:p>0</text:p>
          </table:table-cell>
          <table:table-cell office:value-type="float" office:value="327207.970698834" calcext:value-type="float">
            <text:p>327207.970698834</text:p>
          </table:table-cell>
          <table:table-cell office:value-type="float" office:value="4652337.87595789" calcext:value-type="float">
            <text:p>4652337.8759578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413" calcext:value-type="float">
            <text:p>154413</text:p>
          </table:table-cell>
          <table:table-cell office:value-type="float" office:value="4220.24629" calcext:value-type="float">
            <text:p>4220.24629</text:p>
          </table:table-cell>
          <table:table-cell office:value-type="string" calcext:value-type="string">
            <text:p>N</text:p>
          </table:table-cell>
          <table:table-cell office:value-type="float" office:value="7105.19008" calcext:value-type="float">
            <text:p>7105.1900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35" calcext:value-type="float">
            <text:p>1.35</text:p>
          </table:table-cell>
          <table:table-cell office:value-type="float" office:value="45.7" calcext:value-type="float">
            <text:p>45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2</text:p>
          </table:table-cell>
        </table:table-row>
        <table:table-row table:style-name="ro1">
          <table:table-cell/>
          <table:table-cell office:value-type="float" office:value="1.706733853E+018" calcext:value-type="float">
            <text:p>1.706733853E+018</text:p>
          </table:table-cell>
          <table:table-cell table:number-columns-repeated="25"/>
        </table:table-row>
        <table:table-row table:style-name="ro1">
          <table:table-cell office:value-type="float" office:value="1.70671585450534E+018" calcext:value-type="float">
            <text:p>1.70671585450534E+018</text:p>
          </table:table-cell>
          <table:table-cell office:value-type="float" office:value="26" calcext:value-type="float">
            <text:p>26</text:p>
          </table:table-cell>
          <table:table-cell office:value-type="float" office:value="1.70671585450089E+018" calcext:value-type="float">
            <text:p>1.70671585450089E+018</text:p>
          </table:table-cell>
          <table:table-cell/>
          <table:table-cell office:value-type="float" office:value="42.0041136666667" calcext:value-type="float">
            <text:p>42.0041136666667</text:p>
          </table:table-cell>
          <table:table-cell office:value-type="float" office:value="-71.0864901666667" calcext:value-type="float">
            <text:p>-71.0864901666667</text:p>
          </table:table-cell>
          <table:table-cell office:value-type="float" office:value="0" calcext:value-type="float">
            <text:p>0</text:p>
          </table:table-cell>
          <table:table-cell office:value-type="float" office:value="327208.919413678" calcext:value-type="float">
            <text:p>327208.919413678</text:p>
          </table:table-cell>
          <table:table-cell office:value-type="float" office:value="4652338.83423582" calcext:value-type="float">
            <text:p>4652338.8342358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414" calcext:value-type="float">
            <text:p>154414</text:p>
          </table:table-cell>
          <table:table-cell office:value-type="float" office:value="4220.24682" calcext:value-type="float">
            <text:p>4220.24682</text:p>
          </table:table-cell>
          <table:table-cell office:value-type="string" calcext:value-type="string">
            <text:p>N</text:p>
          </table:table-cell>
          <table:table-cell office:value-type="float" office:value="7105.18941" calcext:value-type="float">
            <text:p>7105.1894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35" calcext:value-type="float">
            <text:p>1.35</text:p>
          </table:table-cell>
          <table:table-cell office:value-type="float" office:value="45.8" calcext:value-type="float">
            <text:p>45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E</text:p>
          </table:table-cell>
        </table:table-row>
        <table:table-row table:style-name="ro1">
          <table:table-cell/>
          <table:table-cell office:value-type="float" office:value="1.706733854E+018" calcext:value-type="float">
            <text:p>1.706733854E+018</text:p>
          </table:table-cell>
          <table:table-cell table:number-columns-repeated="25"/>
        </table:table-row>
        <table:table-row table:style-name="ro1">
          <table:table-cell office:value-type="float" office:value="1.70671585551359E+018" calcext:value-type="float">
            <text:p>1.70671585551359E+018</text:p>
          </table:table-cell>
          <table:table-cell office:value-type="float" office:value="27" calcext:value-type="float">
            <text:p>27</text:p>
          </table:table-cell>
          <table:table-cell office:value-type="float" office:value="1.70671585550901E+018" calcext:value-type="float">
            <text:p>1.70671585550901E+018</text:p>
          </table:table-cell>
          <table:table-cell/>
          <table:table-cell office:value-type="float" office:value="42.0041245" calcext:value-type="float">
            <text:p>42.0041245</text:p>
          </table:table-cell>
          <table:table-cell office:value-type="float" office:value="-71.0864781666667" calcext:value-type="float">
            <text:p>-71.0864781666667</text:p>
          </table:table-cell>
          <table:table-cell office:value-type="float" office:value="0" calcext:value-type="float">
            <text:p>0</text:p>
          </table:table-cell>
          <table:table-cell office:value-type="float" office:value="327209.942557463" calcext:value-type="float">
            <text:p>327209.942557463</text:p>
          </table:table-cell>
          <table:table-cell office:value-type="float" office:value="4652340.0129048" calcext:value-type="float">
            <text:p>4652340.01290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$GPGGA</text:p>
          </table:table-cell>
          <table:table-cell office:value-type="float" office:value="154415" calcext:value-type="float">
            <text:p>154415</text:p>
          </table:table-cell>
          <table:table-cell office:value-type="float" office:value="4220.24747" calcext:value-type="float">
            <text:p>4220.24747</text:p>
          </table:table-cell>
          <table:table-cell office:value-type="string" calcext:value-type="string">
            <text:p>N</text:p>
          </table:table-cell>
          <table:table-cell office:value-type="float" office:value="7105.18869" calcext:value-type="float">
            <text:p>7105.1886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.84" calcext:value-type="float">
            <text:p>2.84</text:p>
          </table:table-cell>
          <table:table-cell office:value-type="float" office:value="45.7" calcext:value-type="float">
            <text:p>45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5</text:p>
          </table:table-cell>
        </table:table-row>
        <table:table-row table:style-name="ro1">
          <table:table-cell/>
          <table:table-cell office:value-type="float" office:value="1.706733855E+018" calcext:value-type="float">
            <text:p>1.706733855E+018</text:p>
          </table:table-cell>
          <table:table-cell table:number-columns-repeated="25"/>
        </table:table-row>
        <table:table-row table:style-name="ro1">
          <table:table-cell office:value-type="float" office:value="1.70671585652927E+018" calcext:value-type="float">
            <text:p>1.70671585652927E+018</text:p>
          </table:table-cell>
          <table:table-cell office:value-type="float" office:value="28" calcext:value-type="float">
            <text:p>28</text:p>
          </table:table-cell>
          <table:table-cell office:value-type="float" office:value="1.70671585651689E+018" calcext:value-type="float">
            <text:p>1.70671585651689E+018</text:p>
          </table:table-cell>
          <table:table-cell/>
          <table:table-cell office:value-type="float" office:value="42.0041335" calcext:value-type="float">
            <text:p>42.0041335</text:p>
          </table:table-cell>
          <table:table-cell office:value-type="float" office:value="-71.0864638333333" calcext:value-type="float">
            <text:p>-71.0864638333333</text:p>
          </table:table-cell>
          <table:table-cell office:value-type="float" office:value="0" calcext:value-type="float">
            <text:p>0</text:p>
          </table:table-cell>
          <table:table-cell office:value-type="float" office:value="327211.15398022" calcext:value-type="float">
            <text:p>327211.15398022</text:p>
          </table:table-cell>
          <table:table-cell office:value-type="float" office:value="4652340.98329536" calcext:value-type="float">
            <text:p>4652340.983295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$GPGGA</text:p>
          </table:table-cell>
          <table:table-cell office:value-type="float" office:value="154416" calcext:value-type="float">
            <text:p>154416</text:p>
          </table:table-cell>
          <table:table-cell office:value-type="float" office:value="4220.24801" calcext:value-type="float">
            <text:p>4220.24801</text:p>
          </table:table-cell>
          <table:table-cell office:value-type="string" calcext:value-type="string">
            <text:p>N</text:p>
          </table:table-cell>
          <table:table-cell office:value-type="float" office:value="7105.18783" calcext:value-type="float">
            <text:p>7105.1878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.84" calcext:value-type="float">
            <text:p>2.84</text:p>
          </table:table-cell>
          <table:table-cell office:value-type="float" office:value="45.7" calcext:value-type="float">
            <text:p>45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0</text:p>
          </table:table-cell>
        </table:table-row>
        <table:table-row table:style-name="ro1">
          <table:table-cell/>
          <table:table-cell office:value-type="float" office:value="1.706733856E+018" calcext:value-type="float">
            <text:p>1.706733856E+018</text:p>
          </table:table-cell>
          <table:table-cell table:number-columns-repeated="25"/>
        </table:table-row>
        <table:table-row table:style-name="ro1">
          <table:table-cell office:value-type="float" office:value="1.70671585752931E+018" calcext:value-type="float">
            <text:p>1.70671585752931E+018</text:p>
          </table:table-cell>
          <table:table-cell office:value-type="float" office:value="29" calcext:value-type="float">
            <text:p>29</text:p>
          </table:table-cell>
          <table:table-cell office:value-type="float" office:value="1.70671585752486E+018" calcext:value-type="float">
            <text:p>1.70671585752486E+018</text:p>
          </table:table-cell>
          <table:table-cell/>
          <table:table-cell office:value-type="float" office:value="42.0041445" calcext:value-type="float">
            <text:p>42.0041445</text:p>
          </table:table-cell>
          <table:table-cell office:value-type="float" office:value="-72.7531166666667" calcext:value-type="float">
            <text:p>-72.7531166666667</text:p>
          </table:table-cell>
          <table:table-cell office:value-type="float" office:value="0" calcext:value-type="float">
            <text:p>0</text:p>
          </table:table-cell>
          <table:table-cell office:value-type="float" office:value="686074.523874076" calcext:value-type="float">
            <text:p>686074.523874076</text:p>
          </table:table-cell>
          <table:table-cell office:value-type="float" office:value="4652678.56908838" calcext:value-type="float">
            <text:p>4652678.5690883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$GPGGA</text:p>
          </table:table-cell>
          <table:table-cell office:value-type="float" office:value="154417" calcext:value-type="float">
            <text:p>154417</text:p>
          </table:table-cell>
          <table:table-cell office:value-type="float" office:value="4220.24867" calcext:value-type="float">
            <text:p>4220.24867</text:p>
          </table:table-cell>
          <table:table-cell office:value-type="string" calcext:value-type="string">
            <text:p>N</text:p>
          </table:table-cell>
          <table:table-cell office:value-type="float" office:value="7105.187" calcext:value-type="float">
            <text:p>7105.18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.84" calcext:value-type="float">
            <text:p>2.84</text:p>
          </table:table-cell>
          <table:table-cell office:value-type="float" office:value="45.7" calcext:value-type="float">
            <text:p>45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A</text:p>
          </table:table-cell>
        </table:table-row>
        <table:table-row table:style-name="ro1">
          <table:table-cell/>
          <table:table-cell office:value-type="float" office:value="1.706733857E+018" calcext:value-type="float">
            <text:p>1.706733857E+018</text:p>
          </table:table-cell>
          <table:table-cell table:number-columns-repeated="25"/>
        </table:table-row>
        <table:table-row table:style-name="ro1">
          <table:table-cell office:value-type="float" office:value="1.70671585853753E+018" calcext:value-type="float">
            <text:p>1.70671585853753E+018</text:p>
          </table:table-cell>
          <table:table-cell office:value-type="float" office:value="30" calcext:value-type="float">
            <text:p>30</text:p>
          </table:table-cell>
          <table:table-cell office:value-type="float" office:value="1.70671585853286E+018" calcext:value-type="float">
            <text:p>1.70671585853286E+018</text:p>
          </table:table-cell>
          <table:table-cell/>
          <table:table-cell office:value-type="float" office:value="42.0041473333333" calcext:value-type="float">
            <text:p>42.0041473333333</text:p>
          </table:table-cell>
          <table:table-cell office:value-type="float" office:value="-72.7531" calcext:value-type="float">
            <text:p>-72.7531</text:p>
          </table:table-cell>
          <table:table-cell office:value-type="float" office:value="0" calcext:value-type="float">
            <text:p>0</text:p>
          </table:table-cell>
          <table:table-cell office:value-type="float" office:value="686075.895930396" calcext:value-type="float">
            <text:p>686075.895930396</text:p>
          </table:table-cell>
          <table:table-cell office:value-type="float" office:value="4652678.91993769" calcext:value-type="float">
            <text:p>4652678.9199376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$GPGGA</text:p>
          </table:table-cell>
          <table:table-cell office:value-type="float" office:value="154418" calcext:value-type="float">
            <text:p>154418</text:p>
          </table:table-cell>
          <table:table-cell office:value-type="float" office:value="4220.24884" calcext:value-type="float">
            <text:p>4220.24884</text:p>
          </table:table-cell>
          <table:table-cell office:value-type="string" calcext:value-type="string">
            <text:p>N</text:p>
          </table:table-cell>
          <table:table-cell office:value-type="float" office:value="7105.186" calcext:value-type="float">
            <text:p>7105.18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.84" calcext:value-type="float">
            <text:p>2.84</text:p>
          </table:table-cell>
          <table:table-cell office:value-type="float" office:value="45.6" calcext:value-type="float">
            <text:p>45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8</text:p>
          </table:table-cell>
        </table:table-row>
        <table:table-row table:style-name="ro1">
          <table:table-cell/>
          <table:table-cell office:value-type="float" office:value="1.706733858E+018" calcext:value-type="float">
            <text:p>1.706733858E+018</text:p>
          </table:table-cell>
          <table:table-cell table:number-columns-repeated="25"/>
        </table:table-row>
        <table:table-row table:style-name="ro1">
          <table:table-cell office:value-type="float" office:value="1.70671585954549E+018" calcext:value-type="float">
            <text:p>1.70671585954549E+018</text:p>
          </table:table-cell>
          <table:table-cell office:value-type="float" office:value="31" calcext:value-type="float">
            <text:p>31</text:p>
          </table:table-cell>
          <table:table-cell office:value-type="float" office:value="1.70671585954077E+018" calcext:value-type="float">
            <text:p>1.70671585954077E+018</text:p>
          </table:table-cell>
          <table:table-cell/>
          <table:table-cell office:value-type="float" office:value="42.0041595" calcext:value-type="float">
            <text:p>42.0041595</text:p>
          </table:table-cell>
          <table:table-cell office:value-type="float" office:value="-71.0864225" calcext:value-type="float">
            <text:p>-71.0864225</text:p>
          </table:table-cell>
          <table:table-cell office:value-type="float" office:value="0" calcext:value-type="float">
            <text:p>0</text:p>
          </table:table-cell>
          <table:table-cell office:value-type="float" office:value="327214.647509429" calcext:value-type="float">
            <text:p>327214.647509429</text:p>
          </table:table-cell>
          <table:table-cell office:value-type="float" office:value="4652343.78679655" calcext:value-type="float">
            <text:p>4652343.7867965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$GPGGA</text:p>
          </table:table-cell>
          <table:table-cell office:value-type="float" office:value="154419" calcext:value-type="float">
            <text:p>154419</text:p>
          </table:table-cell>
          <table:table-cell office:value-type="float" office:value="4220.24957" calcext:value-type="float">
            <text:p>4220.24957</text:p>
          </table:table-cell>
          <table:table-cell office:value-type="string" calcext:value-type="string">
            <text:p>N</text:p>
          </table:table-cell>
          <table:table-cell office:value-type="float" office:value="7105.18535" calcext:value-type="float">
            <text:p>7105.1853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.84" calcext:value-type="float">
            <text:p>2.84</text:p>
          </table:table-cell>
          <table:table-cell office:value-type="float" office:value="45.6" calcext:value-type="float">
            <text:p>45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3</text:p>
          </table:table-cell>
        </table:table-row>
        <table:table-row table:style-name="ro1">
          <table:table-cell/>
          <table:table-cell office:value-type="float" office:value="1.706733859E+018" calcext:value-type="float">
            <text:p>1.706733859E+018</text:p>
          </table:table-cell>
          <table:table-cell table:number-columns-repeated="25"/>
        </table:table-row>
        <table:table-row table:style-name="ro1">
          <table:table-cell office:value-type="float" office:value="1.70671586055333E+018" calcext:value-type="float">
            <text:p>1.70671586055333E+018</text:p>
          </table:table-cell>
          <table:table-cell office:value-type="float" office:value="32" calcext:value-type="float">
            <text:p>32</text:p>
          </table:table-cell>
          <table:table-cell office:value-type="float" office:value="1.70671586054882E+018" calcext:value-type="float">
            <text:p>1.70671586054882E+018</text:p>
          </table:table-cell>
          <table:table-cell/>
          <table:table-cell office:value-type="float" office:value="42.3375016666667" calcext:value-type="float">
            <text:p>42.3375016666667</text:p>
          </table:table-cell>
          <table:table-cell office:value-type="float" office:value="-71.0864101666667" calcext:value-type="float">
            <text:p>-71.0864101666667</text:p>
          </table:table-cell>
          <table:table-cell office:value-type="float" office:value="0" calcext:value-type="float">
            <text:p>0</text:p>
          </table:table-cell>
          <table:table-cell office:value-type="float" office:value="328120.947676582" calcext:value-type="float">
            <text:p>328120.947676582</text:p>
          </table:table-cell>
          <table:table-cell office:value-type="float" office:value="4689357.92837615" calcext:value-type="float">
            <text:p>4689357.928376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$GPGGA</text:p>
          </table:table-cell>
          <table:table-cell office:value-type="float" office:value="154420" calcext:value-type="float">
            <text:p>154420</text:p>
          </table:table-cell>
          <table:table-cell office:value-type="float" office:value="4220.2501" calcext:value-type="float">
            <text:p>4220.2501</text:p>
          </table:table-cell>
          <table:table-cell office:value-type="string" calcext:value-type="string">
            <text:p>N</text:p>
          </table:table-cell>
          <table:table-cell office:value-type="float" office:value="7105.18461" calcext:value-type="float">
            <text:p>7105.1846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.84" calcext:value-type="float">
            <text:p>2.84</text:p>
          </table:table-cell>
          <table:table-cell office:value-type="float" office:value="45.4" calcext:value-type="float">
            <text:p>45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0</text:p>
          </table:table-cell>
        </table:table-row>
        <table:table-row table:style-name="ro1">
          <table:table-cell/>
          <table:table-cell office:value-type="float" office:value="1.70673386E+018" calcext:value-type="float">
            <text:p>1.70673386E+018</text:p>
          </table:table-cell>
          <table:table-cell table:number-columns-repeated="25"/>
        </table:table-row>
        <table:table-row table:style-name="ro1">
          <table:table-cell office:value-type="float" office:value="1.70671586156143E+018" calcext:value-type="float">
            <text:p>1.70671586156143E+018</text:p>
          </table:table-cell>
          <table:table-cell office:value-type="float" office:value="33" calcext:value-type="float">
            <text:p>33</text:p>
          </table:table-cell>
          <table:table-cell office:value-type="float" office:value="1.70671586155684E+018" calcext:value-type="float">
            <text:p>1.70671586155684E+018</text:p>
          </table:table-cell>
          <table:table-cell/>
          <table:table-cell office:value-type="float" office:value="42.0041768333333" calcext:value-type="float">
            <text:p>42.0041768333333</text:p>
          </table:table-cell>
          <table:table-cell office:value-type="float" office:value="-71.0863983333333" calcext:value-type="float">
            <text:p>-71.0863983333333</text:p>
          </table:table-cell>
          <table:table-cell office:value-type="float" office:value="0" calcext:value-type="float">
            <text:p>0</text:p>
          </table:table-cell>
          <table:table-cell office:value-type="float" office:value="327216.695866254" calcext:value-type="float">
            <text:p>327216.695866254</text:p>
          </table:table-cell>
          <table:table-cell office:value-type="float" office:value="4652345.66264046" calcext:value-type="float">
            <text:p>4652345.6626404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$GPGGA</text:p>
          </table:table-cell>
          <table:table-cell office:value-type="float" office:value="154421" calcext:value-type="float">
            <text:p>154421</text:p>
          </table:table-cell>
          <table:table-cell office:value-type="float" office:value="4220.25061" calcext:value-type="float">
            <text:p>4220.25061</text:p>
          </table:table-cell>
          <table:table-cell office:value-type="string" calcext:value-type="string">
            <text:p>N</text:p>
          </table:table-cell>
          <table:table-cell office:value-type="float" office:value="7105.1839" calcext:value-type="float">
            <text:p>7105.183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.84" calcext:value-type="float">
            <text:p>2.84</text:p>
          </table:table-cell>
          <table:table-cell office:value-type="float" office:value="45.2" calcext:value-type="float">
            <text:p>45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8</text:p>
          </table:table-cell>
        </table:table-row>
        <table:table-row table:style-name="ro1">
          <table:table-cell/>
          <table:table-cell office:value-type="float" office:value="1.706733861E+018" calcext:value-type="float">
            <text:p>1.706733861E+018</text:p>
          </table:table-cell>
          <table:table-cell table:number-columns-repeated="25"/>
        </table:table-row>
        <table:table-row table:style-name="ro1">
          <table:table-cell office:value-type="float" office:value="1.70671586256925E+018" calcext:value-type="float">
            <text:p>1.70671586256925E+018</text:p>
          </table:table-cell>
          <table:table-cell office:value-type="float" office:value="34" calcext:value-type="float">
            <text:p>34</text:p>
          </table:table-cell>
          <table:table-cell office:value-type="float" office:value="1.7067158625649E+018" calcext:value-type="float">
            <text:p>1.7067158625649E+018</text:p>
          </table:table-cell>
          <table:table-cell/>
          <table:table-cell office:value-type="float" office:value="42.004187" calcext:value-type="float">
            <text:p>42.004187</text:p>
          </table:table-cell>
          <table:table-cell office:value-type="float" office:value="-71.0863866666667" calcext:value-type="float">
            <text:p>-71.0863866666667</text:p>
          </table:table-cell>
          <table:table-cell office:value-type="float" office:value="0" calcext:value-type="float">
            <text:p>0</text:p>
          </table:table-cell>
          <table:table-cell office:value-type="float" office:value="327217.689597162" calcext:value-type="float">
            <text:p>327217.689597162</text:p>
          </table:table-cell>
          <table:table-cell office:value-type="float" office:value="4652346.767959" calcext:value-type="float">
            <text:p>4652346.7679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$GPGGA</text:p>
          </table:table-cell>
          <table:table-cell office:value-type="float" office:value="154422" calcext:value-type="float">
            <text:p>154422</text:p>
          </table:table-cell>
          <table:table-cell office:value-type="float" office:value="4220.25122" calcext:value-type="float">
            <text:p>4220.25122</text:p>
          </table:table-cell>
          <table:table-cell office:value-type="string" calcext:value-type="string">
            <text:p>N</text:p>
          </table:table-cell>
          <table:table-cell office:value-type="float" office:value="7105.1832" calcext:value-type="float">
            <text:p>7105.183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.84" calcext:value-type="float">
            <text:p>2.8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4</text:p>
          </table:table-cell>
        </table:table-row>
        <table:table-row table:style-name="ro1">
          <table:table-cell/>
          <table:table-cell office:value-type="float" office:value="1.706733862E+018" calcext:value-type="float">
            <text:p>1.706733862E+018</text:p>
          </table:table-cell>
          <table:table-cell table:number-columns-repeated="25"/>
        </table:table-row>
        <table:table-row table:style-name="ro1">
          <table:table-cell office:value-type="float" office:value="1.70671586357791E+018" calcext:value-type="float">
            <text:p>1.70671586357791E+018</text:p>
          </table:table-cell>
          <table:table-cell office:value-type="float" office:value="35" calcext:value-type="float">
            <text:p>35</text:p>
          </table:table-cell>
          <table:table-cell office:value-type="float" office:value="1.70671586357323E+018" calcext:value-type="float">
            <text:p>1.70671586357323E+018</text:p>
          </table:table-cell>
          <table:table-cell/>
          <table:table-cell office:value-type="float" office:value="42.0041963333333" calcext:value-type="float">
            <text:p>42.0041963333333</text:p>
          </table:table-cell>
          <table:table-cell office:value-type="float" office:value="-71.0863745" calcext:value-type="float">
            <text:p>-71.0863745</text:p>
          </table:table-cell>
          <table:table-cell office:value-type="float" office:value="0" calcext:value-type="float">
            <text:p>0</text:p>
          </table:table-cell>
          <table:table-cell office:value-type="float" office:value="327218.722480999" calcext:value-type="float">
            <text:p>327218.722480999</text:p>
          </table:table-cell>
          <table:table-cell office:value-type="float" office:value="4652347.77973755" calcext:value-type="float">
            <text:p>4652347.7797375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$GPGGA</text:p>
          </table:table-cell>
          <table:table-cell office:value-type="float" office:value="154423" calcext:value-type="float">
            <text:p>154423</text:p>
          </table:table-cell>
          <table:table-cell office:value-type="float" office:value="4220.25178" calcext:value-type="float">
            <text:p>4220.25178</text:p>
          </table:table-cell>
          <table:table-cell office:value-type="string" calcext:value-type="string">
            <text:p>N</text:p>
          </table:table-cell>
          <table:table-cell office:value-type="float" office:value="7105.18247" calcext:value-type="float">
            <text:p>7105.1824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.84" calcext:value-type="float">
            <text:p>2.84</text:p>
          </table:table-cell>
          <table:table-cell office:value-type="float" office:value="44.8" calcext:value-type="float">
            <text:p>44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3</text:p>
          </table:table-cell>
        </table:table-row>
        <table:table-row table:style-name="ro1">
          <table:table-cell/>
          <table:table-cell office:value-type="float" office:value="1.706733863E+018" calcext:value-type="float">
            <text:p>1.706733863E+018</text:p>
          </table:table-cell>
          <table:table-cell table:number-columns-repeated="25"/>
        </table:table-row>
        <table:table-row table:style-name="ro1">
          <table:table-cell office:value-type="float" office:value="1.70671586458588E+018" calcext:value-type="float">
            <text:p>1.70671586458588E+018</text:p>
          </table:table-cell>
          <table:table-cell office:value-type="float" office:value="36" calcext:value-type="float">
            <text:p>36</text:p>
          </table:table-cell>
          <table:table-cell office:value-type="float" office:value="1.70671586458141E+018" calcext:value-type="float">
            <text:p>1.70671586458141E+018</text:p>
          </table:table-cell>
          <table:table-cell/>
          <table:table-cell office:value-type="float" office:value="42.337535" calcext:value-type="float">
            <text:p>42.337535</text:p>
          </table:table-cell>
          <table:table-cell office:value-type="float" office:value="-71.0863591666667" calcext:value-type="float">
            <text:p>-71.0863591666667</text:p>
          </table:table-cell>
          <table:table-cell office:value-type="float" office:value="0" calcext:value-type="float">
            <text:p>0</text:p>
          </table:table-cell>
          <table:table-cell office:value-type="float" office:value="328125.240062247" calcext:value-type="float">
            <text:p>328125.240062247</text:p>
          </table:table-cell>
          <table:table-cell office:value-type="float" office:value="4689361.5266995" calcext:value-type="float">
            <text:p>4689361.526699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424" calcext:value-type="float">
            <text:p>154424</text:p>
          </table:table-cell>
          <table:table-cell office:value-type="float" office:value="4220.2521" calcext:value-type="float">
            <text:p>4220.2521</text:p>
          </table:table-cell>
          <table:table-cell office:value-type="string" calcext:value-type="string">
            <text:p>N</text:p>
          </table:table-cell>
          <table:table-cell office:value-type="float" office:value="7105.18155" calcext:value-type="float">
            <text:p>7105.1815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44.8" calcext:value-type="float">
            <text:p>44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0</text:p>
          </table:table-cell>
        </table:table-row>
        <table:table-row table:style-name="ro1">
          <table:table-cell/>
          <table:table-cell office:value-type="float" office:value="1.706733864E+018" calcext:value-type="float">
            <text:p>1.706733864E+018</text:p>
          </table:table-cell>
          <table:table-cell table:number-columns-repeated="25"/>
        </table:table-row>
        <table:table-row table:style-name="ro1">
          <table:table-cell office:value-type="float" office:value="1.70671586560067E+018" calcext:value-type="float">
            <text:p>1.70671586560067E+018</text:p>
          </table:table-cell>
          <table:table-cell office:value-type="float" office:value="37" calcext:value-type="float">
            <text:p>37</text:p>
          </table:table-cell>
          <table:table-cell office:value-type="float" office:value="1.70671586558872E+018" calcext:value-type="float">
            <text:p>1.70671586558872E+018</text:p>
          </table:table-cell>
          <table:table-cell/>
          <table:table-cell office:value-type="float" office:value="42.0042096666667" calcext:value-type="float">
            <text:p>42.0042096666667</text:p>
          </table:table-cell>
          <table:table-cell office:value-type="float" office:value="-71.0863451666667" calcext:value-type="float">
            <text:p>-71.0863451666667</text:p>
          </table:table-cell>
          <table:table-cell office:value-type="float" office:value="0" calcext:value-type="float">
            <text:p>0</text:p>
          </table:table-cell>
          <table:table-cell office:value-type="float" office:value="327221.187900997" calcext:value-type="float">
            <text:p>327221.187900997</text:p>
          </table:table-cell>
          <table:table-cell office:value-type="float" office:value="4652349.20100429" calcext:value-type="float">
            <text:p>4652349.201004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$GPGGA</text:p>
          </table:table-cell>
          <table:table-cell office:value-type="float" office:value="154425" calcext:value-type="float">
            <text:p>154425</text:p>
          </table:table-cell>
          <table:table-cell office:value-type="float" office:value="4220.25258" calcext:value-type="float">
            <text:p>4220.25258</text:p>
          </table:table-cell>
          <table:table-cell office:value-type="string" calcext:value-type="string">
            <text:p>N</text:p>
          </table:table-cell>
          <table:table-cell office:value-type="float" office:value="7105.18071" calcext:value-type="float">
            <text:p>7105.1807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.84" calcext:value-type="float">
            <text:p>2.84</text:p>
          </table:table-cell>
          <table:table-cell office:value-type="float" office:value="44.6" calcext:value-type="float">
            <text:p>44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D</text:p>
          </table:table-cell>
        </table:table-row>
        <table:table-row table:style-name="ro1">
          <table:table-cell/>
          <table:table-cell office:value-type="float" office:value="1.706733865E+018" calcext:value-type="float">
            <text:p>1.706733865E+018</text:p>
          </table:table-cell>
          <table:table-cell table:number-columns-repeated="25"/>
        </table:table-row>
        <table:table-row table:style-name="ro1">
          <table:table-cell office:value-type="float" office:value="1.70671586660128E+018" calcext:value-type="float">
            <text:p>1.70671586660128E+018</text:p>
          </table:table-cell>
          <table:table-cell office:value-type="float" office:value="38" calcext:value-type="float">
            <text:p>38</text:p>
          </table:table-cell>
          <table:table-cell office:value-type="float" office:value="1.70671586659683E+018" calcext:value-type="float">
            <text:p>1.70671586659683E+018</text:p>
          </table:table-cell>
          <table:table-cell/>
          <table:table-cell office:value-type="float" office:value="42.004212" calcext:value-type="float">
            <text:p>42.004212</text:p>
          </table:table-cell>
          <table:table-cell office:value-type="float" office:value="-71.0863275" calcext:value-type="float">
            <text:p>-71.0863275</text:p>
          </table:table-cell>
          <table:table-cell office:value-type="float" office:value="0" calcext:value-type="float">
            <text:p>0</text:p>
          </table:table-cell>
          <table:table-cell office:value-type="float" office:value="327222.65733482" calcext:value-type="float">
            <text:p>327222.65733482</text:p>
          </table:table-cell>
          <table:table-cell office:value-type="float" office:value="4652349.42442189" calcext:value-type="float">
            <text:p>4652349.4244218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426" calcext:value-type="float">
            <text:p>154426</text:p>
          </table:table-cell>
          <table:table-cell office:value-type="float" office:value="4220.25272" calcext:value-type="float">
            <text:p>4220.25272</text:p>
          </table:table-cell>
          <table:table-cell office:value-type="string" calcext:value-type="string">
            <text:p>N</text:p>
          </table:table-cell>
          <table:table-cell office:value-type="float" office:value="7105.17965" calcext:value-type="float">
            <text:p>7105.1796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44.6" calcext:value-type="float">
            <text:p>44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C</text:p>
          </table:table-cell>
        </table:table-row>
        <table:table-row table:style-name="ro1">
          <table:table-cell/>
          <table:table-cell office:value-type="float" office:value="1.706733866E+018" calcext:value-type="float">
            <text:p>1.706733866E+018</text:p>
          </table:table-cell>
          <table:table-cell table:number-columns-repeated="25"/>
        </table:table-row>
        <table:table-row table:style-name="ro1">
          <table:table-cell office:value-type="float" office:value="1.70671586760934E+018" calcext:value-type="float">
            <text:p>1.70671586760934E+018</text:p>
          </table:table-cell>
          <table:table-cell office:value-type="float" office:value="39" calcext:value-type="float">
            <text:p>39</text:p>
          </table:table-cell>
          <table:table-cell office:value-type="float" office:value="1.70671586760487E+018" calcext:value-type="float">
            <text:p>1.70671586760487E+018</text:p>
          </table:table-cell>
          <table:table-cell/>
          <table:table-cell office:value-type="float" office:value="42.0042131666667" calcext:value-type="float">
            <text:p>42.0042131666667</text:p>
          </table:table-cell>
          <table:table-cell office:value-type="float" office:value="-71.0863105" calcext:value-type="float">
            <text:p>-71.0863105</text:p>
          </table:table-cell>
          <table:table-cell office:value-type="float" office:value="0" calcext:value-type="float">
            <text:p>0</text:p>
          </table:table-cell>
          <table:table-cell office:value-type="float" office:value="327224.068398568" calcext:value-type="float">
            <text:p>327224.068398568</text:p>
          </table:table-cell>
          <table:table-cell office:value-type="float" office:value="4652349.51964287" calcext:value-type="float">
            <text:p>4652349.5196428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$GPGGA</text:p>
          </table:table-cell>
          <table:table-cell office:value-type="float" office:value="154427" calcext:value-type="float">
            <text:p>154427</text:p>
          </table:table-cell>
          <table:table-cell office:value-type="float" office:value="4220.25279" calcext:value-type="float">
            <text:p>4220.25279</text:p>
          </table:table-cell>
          <table:table-cell office:value-type="string" calcext:value-type="string">
            <text:p>N</text:p>
          </table:table-cell>
          <table:table-cell office:value-type="float" office:value="7105.17863" calcext:value-type="float">
            <text:p>7105.1786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.84" calcext:value-type="float">
            <text:p>2.84</text:p>
          </table:table-cell>
          <table:table-cell office:value-type="float" office:value="44.3" calcext:value-type="float">
            <text:p>44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D</text:p>
          </table:table-cell>
        </table:table-row>
        <table:table-row table:style-name="ro1">
          <table:table-cell/>
          <table:table-cell office:value-type="float" office:value="1.706733867E+018" calcext:value-type="float">
            <text:p>1.706733867E+018</text:p>
          </table:table-cell>
          <table:table-cell table:number-columns-repeated="25"/>
        </table:table-row>
        <table:table-row table:style-name="ro1">
          <table:table-cell office:value-type="float" office:value="1.70671586861752E+018" calcext:value-type="float">
            <text:p>1.70671586861752E+018</text:p>
          </table:table-cell>
          <table:table-cell office:value-type="float" office:value="40" calcext:value-type="float">
            <text:p>40</text:p>
          </table:table-cell>
          <table:table-cell office:value-type="float" office:value="1.70671586861301E+018" calcext:value-type="float">
            <text:p>1.70671586861301E+018</text:p>
          </table:table-cell>
          <table:table-cell/>
          <table:table-cell office:value-type="float" office:value="42.0042353333333" calcext:value-type="float">
            <text:p>42.0042353333333</text:p>
          </table:table-cell>
          <table:table-cell office:value-type="float" office:value="-71.086308" calcext:value-type="float">
            <text:p>-71.086308</text:p>
          </table:table-cell>
          <table:table-cell office:value-type="float" office:value="0" calcext:value-type="float">
            <text:p>0</text:p>
          </table:table-cell>
          <table:table-cell office:value-type="float" office:value="327224.335445093" calcext:value-type="float">
            <text:p>327224.335445093</text:p>
          </table:table-cell>
          <table:table-cell office:value-type="float" office:value="4652351.97591014" calcext:value-type="float">
            <text:p>4652351.975910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$GPGGA</text:p>
          </table:table-cell>
          <table:table-cell office:value-type="float" office:value="154428" calcext:value-type="float">
            <text:p>154428</text:p>
          </table:table-cell>
          <table:table-cell office:value-type="float" office:value="4220.25412" calcext:value-type="float">
            <text:p>4220.25412</text:p>
          </table:table-cell>
          <table:table-cell office:value-type="string" calcext:value-type="string">
            <text:p>N</text:p>
          </table:table-cell>
          <table:table-cell office:value-type="float" office:value="7105.17848" calcext:value-type="float">
            <text:p>7105.1784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.84" calcext:value-type="float">
            <text:p>2.84</text:p>
          </table:table-cell>
          <table:table-cell office:value-type="float" office:value="44.2" calcext:value-type="float">
            <text:p>44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1</text:p>
          </table:table-cell>
        </table:table-row>
        <table:table-row table:style-name="ro1">
          <table:table-cell/>
          <table:table-cell office:value-type="float" office:value="1.706733868E+018" calcext:value-type="float">
            <text:p>1.706733868E+018</text:p>
          </table:table-cell>
          <table:table-cell table:number-columns-repeated="25"/>
        </table:table-row>
        <table:table-row table:style-name="ro1">
          <table:table-cell office:value-type="float" office:value="1.70671586962553E+018" calcext:value-type="float">
            <text:p>1.70671586962553E+018</text:p>
          </table:table-cell>
          <table:table-cell office:value-type="float" office:value="41" calcext:value-type="float">
            <text:p>41</text:p>
          </table:table-cell>
          <table:table-cell office:value-type="float" office:value="1.70671586962111E+018" calcext:value-type="float">
            <text:p>1.70671586962111E+018</text:p>
          </table:table-cell>
          <table:table-cell/>
          <table:table-cell office:value-type="float" office:value="42.0042411666667" calcext:value-type="float">
            <text:p>42.0042411666667</text:p>
          </table:table-cell>
          <table:table-cell office:value-type="float" office:value="-71.0862921666667" calcext:value-type="float">
            <text:p>-71.0862921666667</text:p>
          </table:table-cell>
          <table:table-cell office:value-type="float" office:value="0" calcext:value-type="float">
            <text:p>0</text:p>
          </table:table-cell>
          <table:table-cell office:value-type="float" office:value="327225.662519163" calcext:value-type="float">
            <text:p>327225.662519163</text:p>
          </table:table-cell>
          <table:table-cell office:value-type="float" office:value="4652352.59165833" calcext:value-type="float">
            <text:p>4652352.591658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429" calcext:value-type="float">
            <text:p>154429</text:p>
          </table:table-cell>
          <table:table-cell office:value-type="float" office:value="4220.25447" calcext:value-type="float">
            <text:p>4220.25447</text:p>
          </table:table-cell>
          <table:table-cell office:value-type="string" calcext:value-type="string">
            <text:p>N</text:p>
          </table:table-cell>
          <table:table-cell office:value-type="float" office:value="7105.17753" calcext:value-type="float">
            <text:p>7105.1775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35" calcext:value-type="float">
            <text:p>1.3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4</text:p>
          </table:table-cell>
        </table:table-row>
        <table:table-row table:style-name="ro1">
          <table:table-cell/>
          <table:table-cell office:value-type="float" office:value="1.706733869E+018" calcext:value-type="float">
            <text:p>1.706733869E+018</text:p>
          </table:table-cell>
          <table:table-cell table:number-columns-repeated="25"/>
        </table:table-row>
        <table:table-row table:style-name="ro1">
          <table:table-cell office:value-type="float" office:value="1.70671587064072E+018" calcext:value-type="float">
            <text:p>1.70671587064072E+018</text:p>
          </table:table-cell>
          <table:table-cell office:value-type="float" office:value="42" calcext:value-type="float">
            <text:p>42</text:p>
          </table:table-cell>
          <table:table-cell office:value-type="float" office:value="1.7067158706288E+018" calcext:value-type="float">
            <text:p>1.7067158706288E+018</text:p>
          </table:table-cell>
          <table:table-cell/>
          <table:table-cell office:value-type="float" office:value="42.0042518333333" calcext:value-type="float">
            <text:p>42.0042518333333</text:p>
          </table:table-cell>
          <table:table-cell office:value-type="float" office:value="-71.0862811666667" calcext:value-type="float">
            <text:p>-71.0862811666667</text:p>
          </table:table-cell>
          <table:table-cell office:value-type="float" office:value="0" calcext:value-type="float">
            <text:p>0</text:p>
          </table:table-cell>
          <table:table-cell office:value-type="float" office:value="327226.602389168" calcext:value-type="float">
            <text:p>327226.602389168</text:p>
          </table:table-cell>
          <table:table-cell office:value-type="float" office:value="4652353.75384237" calcext:value-type="float">
            <text:p>4652353.753842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$GPGGA</text:p>
          </table:table-cell>
          <table:table-cell office:value-type="float" office:value="154430" calcext:value-type="float">
            <text:p>154430</text:p>
          </table:table-cell>
          <table:table-cell office:value-type="float" office:value="4220.25511" calcext:value-type="float">
            <text:p>4220.25511</text:p>
          </table:table-cell>
          <table:table-cell office:value-type="string" calcext:value-type="string">
            <text:p>N</text:p>
          </table:table-cell>
          <table:table-cell office:value-type="float" office:value="7105.17687" calcext:value-type="float">
            <text:p>7105.1768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33" calcext:value-type="float">
            <text:p>1.3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0</text:p>
          </table:table-cell>
        </table:table-row>
        <table:table-row table:style-name="ro1">
          <table:table-cell/>
          <table:table-cell office:value-type="float" office:value="1.70673387E+018" calcext:value-type="float">
            <text:p>1.70673387E+018</text:p>
          </table:table-cell>
          <table:table-cell table:number-columns-repeated="25"/>
        </table:table-row>
        <table:table-row table:style-name="ro1">
          <table:table-cell office:value-type="float" office:value="1.70671587164151E+018" calcext:value-type="float">
            <text:p>1.70671587164151E+018</text:p>
          </table:table-cell>
          <table:table-cell office:value-type="float" office:value="43" calcext:value-type="float">
            <text:p>43</text:p>
          </table:table-cell>
          <table:table-cell office:value-type="float" office:value="1.70671587163699E+018" calcext:value-type="float">
            <text:p>1.70671587163699E+018</text:p>
          </table:table-cell>
          <table:table-cell/>
          <table:table-cell office:value-type="float" office:value="42.3375966666667" calcext:value-type="float">
            <text:p>42.3375966666667</text:p>
          </table:table-cell>
          <table:table-cell office:value-type="float" office:value="-71.086272" calcext:value-type="float">
            <text:p>-71.086272</text:p>
          </table:table-cell>
          <table:table-cell office:value-type="float" office:value="0" calcext:value-type="float">
            <text:p>0</text:p>
          </table:table-cell>
          <table:table-cell office:value-type="float" office:value="328132.589175315" calcext:value-type="float">
            <text:p>328132.589175315</text:p>
          </table:table-cell>
          <table:table-cell office:value-type="float" office:value="4689368.19812357" calcext:value-type="float">
            <text:p>4689368.1981235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$GPGGA</text:p>
          </table:table-cell>
          <table:table-cell office:value-type="float" office:value="154431" calcext:value-type="float">
            <text:p>154431</text:p>
          </table:table-cell>
          <table:table-cell office:value-type="float" office:value="4220.2558" calcext:value-type="float">
            <text:p>4220.2558</text:p>
          </table:table-cell>
          <table:table-cell office:value-type="string" calcext:value-type="string">
            <text:p>N</text:p>
          </table:table-cell>
          <table:table-cell office:value-type="float" office:value="7105.17632" calcext:value-type="float">
            <text:p>7105.1763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1" calcext:value-type="float">
            <text:p>1.0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2</text:p>
          </table:table-cell>
        </table:table-row>
        <table:table-row table:style-name="ro1">
          <table:table-cell/>
          <table:table-cell office:value-type="float" office:value="1.706733871E+018" calcext:value-type="float">
            <text:p>1.706733871E+018</text:p>
          </table:table-cell>
          <table:table-cell table:number-columns-repeated="25"/>
        </table:table-row>
        <table:table-row table:style-name="ro1">
          <table:table-cell office:value-type="float" office:value="1.70671587264977E+018" calcext:value-type="float">
            <text:p>1.70671587264977E+018</text:p>
          </table:table-cell>
          <table:table-cell office:value-type="float" office:value="44" calcext:value-type="float">
            <text:p>44</text:p>
          </table:table-cell>
          <table:table-cell office:value-type="float" office:value="1.70671587264521E+018" calcext:value-type="float">
            <text:p>1.70671587264521E+018</text:p>
          </table:table-cell>
          <table:table-cell/>
          <table:table-cell office:value-type="float" office:value="42.0042713333333" calcext:value-type="float">
            <text:p>42.0042713333333</text:p>
          </table:table-cell>
          <table:table-cell office:value-type="float" office:value="-71.0862566666667" calcext:value-type="float">
            <text:p>-71.0862566666667</text:p>
          </table:table-cell>
          <table:table-cell office:value-type="float" office:value="0" calcext:value-type="float">
            <text:p>0</text:p>
          </table:table-cell>
          <table:table-cell office:value-type="float" office:value="327228.684210624" calcext:value-type="float">
            <text:p>327228.684210624</text:p>
          </table:table-cell>
          <table:table-cell office:value-type="float" office:value="4652355.86959625" calcext:value-type="float">
            <text:p>4652355.869596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$GPGGA</text:p>
          </table:table-cell>
          <table:table-cell office:value-type="float" office:value="154432" calcext:value-type="float">
            <text:p>154432</text:p>
          </table:table-cell>
          <table:table-cell office:value-type="float" office:value="4220.25628" calcext:value-type="float">
            <text:p>4220.25628</text:p>
          </table:table-cell>
          <table:table-cell office:value-type="string" calcext:value-type="string">
            <text:p>N</text:p>
          </table:table-cell>
          <table:table-cell office:value-type="float" office:value="7105.1754" calcext:value-type="float">
            <text:p>7105.175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33" calcext:value-type="float">
            <text:p>1.33</text:p>
          </table:table-cell>
          <table:table-cell office:value-type="float" office:value="45.1" calcext:value-type="float">
            <text:p>45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6</text:p>
          </table:table-cell>
        </table:table-row>
        <table:table-row table:style-name="ro1">
          <table:table-cell/>
          <table:table-cell office:value-type="float" office:value="1.706733872E+018" calcext:value-type="float">
            <text:p>1.706733872E+018</text:p>
          </table:table-cell>
          <table:table-cell table:number-columns-repeated="25"/>
        </table:table-row>
        <table:table-row table:style-name="ro1">
          <table:table-cell office:value-type="float" office:value="1.70671587365865E+018" calcext:value-type="float">
            <text:p>1.70671587365865E+018</text:p>
          </table:table-cell>
          <table:table-cell office:value-type="float" office:value="45" calcext:value-type="float">
            <text:p>45</text:p>
          </table:table-cell>
          <table:table-cell office:value-type="float" office:value="1.70671587365352E+018" calcext:value-type="float">
            <text:p>1.70671587365352E+018</text:p>
          </table:table-cell>
          <table:table-cell/>
          <table:table-cell office:value-type="float" office:value="42.0042735" calcext:value-type="float">
            <text:p>42.0042735</text:p>
          </table:table-cell>
          <table:table-cell office:value-type="float" office:value="-71.0862368333333" calcext:value-type="float">
            <text:p>-71.0862368333333</text:p>
          </table:table-cell>
          <table:table-cell office:value-type="float" office:value="0" calcext:value-type="float">
            <text:p>0</text:p>
          </table:table-cell>
          <table:table-cell office:value-type="float" office:value="327230.332630436" calcext:value-type="float">
            <text:p>327230.332630436</text:p>
          </table:table-cell>
          <table:table-cell office:value-type="float" office:value="4652356.07013504" calcext:value-type="float">
            <text:p>4652356.0701350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433" calcext:value-type="float">
            <text:p>154433</text:p>
          </table:table-cell>
          <table:table-cell office:value-type="float" office:value="4220.25641" calcext:value-type="float">
            <text:p>4220.25641</text:p>
          </table:table-cell>
          <table:table-cell office:value-type="string" calcext:value-type="string">
            <text:p>N</text:p>
          </table:table-cell>
          <table:table-cell office:value-type="float" office:value="7105.17421" calcext:value-type="float">
            <text:p>7105.1742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35" calcext:value-type="float">
            <text:p>1.35</text:p>
          </table:table-cell>
          <table:table-cell office:value-type="float" office:value="45.1" calcext:value-type="float">
            <text:p>45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8</text:p>
          </table:table-cell>
        </table:table-row>
        <table:table-row table:style-name="ro1">
          <table:table-cell/>
          <table:table-cell office:value-type="float" office:value="1.706733873E+018" calcext:value-type="float">
            <text:p>1.706733873E+018</text:p>
          </table:table-cell>
          <table:table-cell table:number-columns-repeated="25"/>
        </table:table-row>
        <table:table-row table:style-name="ro1">
          <table:table-cell office:value-type="float" office:value="1.70671587466633E+018" calcext:value-type="float">
            <text:p>1.70671587466633E+018</text:p>
          </table:table-cell>
          <table:table-cell office:value-type="float" office:value="46" calcext:value-type="float">
            <text:p>46</text:p>
          </table:table-cell>
          <table:table-cell office:value-type="float" office:value="1.70671587466163E+018" calcext:value-type="float">
            <text:p>1.70671587466163E+018</text:p>
          </table:table-cell>
          <table:table-cell/>
          <table:table-cell office:value-type="float" office:value="42.0042763333333" calcext:value-type="float">
            <text:p>42.0042763333333</text:p>
          </table:table-cell>
          <table:table-cell office:value-type="float" office:value="-71.0862198333333" calcext:value-type="float">
            <text:p>-71.0862198333333</text:p>
          </table:table-cell>
          <table:table-cell office:value-type="float" office:value="0" calcext:value-type="float">
            <text:p>0</text:p>
          </table:table-cell>
          <table:table-cell office:value-type="float" office:value="327231.748203894" calcext:value-type="float">
            <text:p>327231.748203894</text:p>
          </table:table-cell>
          <table:table-cell office:value-type="float" office:value="4652356.35041876" calcext:value-type="float">
            <text:p>4652356.350418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$GPGGA</text:p>
          </table:table-cell>
          <table:table-cell office:value-type="float" office:value="154434" calcext:value-type="float">
            <text:p>154434</text:p>
          </table:table-cell>
          <table:table-cell office:value-type="float" office:value="4220.25658" calcext:value-type="float">
            <text:p>4220.25658</text:p>
          </table:table-cell>
          <table:table-cell office:value-type="string" calcext:value-type="string">
            <text:p>N</text:p>
          </table:table-cell>
          <table:table-cell office:value-type="float" office:value="7105.17319" calcext:value-type="float">
            <text:p>7105.1731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33" calcext:value-type="float">
            <text:p>1.33</text:p>
          </table:table-cell>
          <table:table-cell office:value-type="float" office:value="44.8" calcext:value-type="float">
            <text:p>44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5</text:p>
          </table:table-cell>
        </table:table-row>
        <table:table-row table:style-name="ro1">
          <table:table-cell/>
          <table:table-cell office:value-type="float" office:value="1.706733874E+018" calcext:value-type="float">
            <text:p>1.706733874E+018</text:p>
          </table:table-cell>
          <table:table-cell table:number-columns-repeated="25"/>
        </table:table-row>
        <table:table-row table:style-name="ro1">
          <table:table-cell office:value-type="float" office:value="1.7067158756812E+018" calcext:value-type="float">
            <text:p>1.7067158756812E+018</text:p>
          </table:table-cell>
          <table:table-cell office:value-type="float" office:value="47" calcext:value-type="float">
            <text:p>47</text:p>
          </table:table-cell>
          <table:table-cell office:value-type="float" office:value="1.70671587566908E+018" calcext:value-type="float">
            <text:p>1.70671587566908E+018</text:p>
          </table:table-cell>
          <table:table-cell/>
          <table:table-cell office:value-type="float" office:value="42.0042811666667" calcext:value-type="float">
            <text:p>42.0042811666667</text:p>
          </table:table-cell>
          <table:table-cell office:value-type="float" office:value="-71.0862043333333" calcext:value-type="float">
            <text:p>-71.0862043333333</text:p>
          </table:table-cell>
          <table:table-cell office:value-type="float" office:value="0" calcext:value-type="float">
            <text:p>0</text:p>
          </table:table-cell>
          <table:table-cell office:value-type="float" office:value="327233.044963785" calcext:value-type="float">
            <text:p>327233.044963785</text:p>
          </table:table-cell>
          <table:table-cell office:value-type="float" office:value="4652356.85580448" calcext:value-type="float">
            <text:p>4652356.855804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435" calcext:value-type="float">
            <text:p>154435</text:p>
          </table:table-cell>
          <table:table-cell office:value-type="float" office:value="4220.25687" calcext:value-type="float">
            <text:p>4220.25687</text:p>
          </table:table-cell>
          <table:table-cell office:value-type="string" calcext:value-type="string">
            <text:p>N</text:p>
          </table:table-cell>
          <table:table-cell office:value-type="float" office:value="7105.17226" calcext:value-type="float">
            <text:p>7105.1722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35" calcext:value-type="float">
            <text:p>1.35</text:p>
          </table:table-cell>
          <table:table-cell office:value-type="float" office:value="44.6" calcext:value-type="float">
            <text:p>44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3</text:p>
          </table:table-cell>
        </table:table-row>
        <table:table-row table:style-name="ro1">
          <table:table-cell/>
          <table:table-cell office:value-type="float" office:value="1.706733875E+018" calcext:value-type="float">
            <text:p>1.706733875E+018</text:p>
          </table:table-cell>
          <table:table-cell table:number-columns-repeated="25"/>
        </table:table-row>
        <table:table-row table:style-name="ro1">
          <table:table-cell office:value-type="float" office:value="1.70671587668395E+018" calcext:value-type="float">
            <text:p>1.70671587668395E+018</text:p>
          </table:table-cell>
          <table:table-cell office:value-type="float" office:value="48" calcext:value-type="float">
            <text:p>48</text:p>
          </table:table-cell>
          <table:table-cell office:value-type="float" office:value="1.70671587667872E+018" calcext:value-type="float">
            <text:p>1.70671587667872E+018</text:p>
          </table:table-cell>
          <table:table-cell/>
          <table:table-cell office:value-type="float" office:value="42.0042875" calcext:value-type="float">
            <text:p>42.0042875</text:p>
          </table:table-cell>
          <table:table-cell office:value-type="float" office:value="-71.0861886666667" calcext:value-type="float">
            <text:p>-71.0861886666667</text:p>
          </table:table-cell>
          <table:table-cell office:value-type="float" office:value="0" calcext:value-type="float">
            <text:p>0</text:p>
          </table:table-cell>
          <table:table-cell office:value-type="float" office:value="327234.359586496" calcext:value-type="float">
            <text:p>327234.359586496</text:p>
          </table:table-cell>
          <table:table-cell office:value-type="float" office:value="4652357.52740909" calcext:value-type="float">
            <text:p>4652357.5274090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$GPGGA</text:p>
          </table:table-cell>
          <table:table-cell office:value-type="float" office:value="154436" calcext:value-type="float">
            <text:p>154436</text:p>
          </table:table-cell>
          <table:table-cell office:value-type="float" office:value="4220.25725" calcext:value-type="float">
            <text:p>4220.25725</text:p>
          </table:table-cell>
          <table:table-cell office:value-type="string" calcext:value-type="string">
            <text:p>N</text:p>
          </table:table-cell>
          <table:table-cell office:value-type="float" office:value="7105.17132" calcext:value-type="float">
            <text:p>7105.1713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1" calcext:value-type="float">
            <text:p>1.01</text:p>
          </table:table-cell>
          <table:table-cell office:value-type="float" office:value="44.6" calcext:value-type="float">
            <text:p>44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8</text:p>
          </table:table-cell>
        </table:table-row>
        <table:table-row table:style-name="ro1">
          <table:table-cell/>
          <table:table-cell office:value-type="float" office:value="1.706733876E+018" calcext:value-type="float">
            <text:p>1.706733876E+018</text:p>
          </table:table-cell>
          <table:table-cell table:number-columns-repeated="25"/>
        </table:table-row>
        <table:table-row table:style-name="ro1">
          <table:table-cell office:value-type="float" office:value="1.70671587769132E+018" calcext:value-type="float">
            <text:p>1.70671587769132E+018</text:p>
          </table:table-cell>
          <table:table-cell office:value-type="float" office:value="49" calcext:value-type="float">
            <text:p>49</text:p>
          </table:table-cell>
          <table:table-cell office:value-type="float" office:value="1.70671587768673E+018" calcext:value-type="float">
            <text:p>1.70671587768673E+018</text:p>
          </table:table-cell>
          <table:table-cell/>
          <table:table-cell office:value-type="float" office:value="42.0042956666667" calcext:value-type="float">
            <text:p>42.0042956666667</text:p>
          </table:table-cell>
          <table:table-cell office:value-type="float" office:value="-71.0861746666667" calcext:value-type="float">
            <text:p>-71.0861746666667</text:p>
          </table:table-cell>
          <table:table-cell office:value-type="float" office:value="0" calcext:value-type="float">
            <text:p>0</text:p>
          </table:table-cell>
          <table:table-cell office:value-type="float" office:value="327235.541141375" calcext:value-type="float">
            <text:p>327235.541141375</text:p>
          </table:table-cell>
          <table:table-cell office:value-type="float" office:value="4652358.40594597" calcext:value-type="float">
            <text:p>4652358.4059459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437" calcext:value-type="float">
            <text:p>154437</text:p>
          </table:table-cell>
          <table:table-cell office:value-type="float" office:value="4220.25774" calcext:value-type="float">
            <text:p>4220.25774</text:p>
          </table:table-cell>
          <table:table-cell office:value-type="string" calcext:value-type="string">
            <text:p>N</text:p>
          </table:table-cell>
          <table:table-cell office:value-type="float" office:value="7105.17048" calcext:value-type="float">
            <text:p>7105.1704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35" calcext:value-type="float">
            <text:p>1.35</text:p>
          </table:table-cell>
          <table:table-cell office:value-type="float" office:value="44.1" calcext:value-type="float">
            <text:p>44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0</text:p>
          </table:table-cell>
        </table:table-row>
        <table:table-row table:style-name="ro1">
          <table:table-cell/>
          <table:table-cell office:value-type="float" office:value="1.706733877E+018" calcext:value-type="float">
            <text:p>1.706733877E+018</text:p>
          </table:table-cell>
          <table:table-cell table:number-columns-repeated="25"/>
        </table:table-row>
        <table:table-row table:style-name="ro1">
          <table:table-cell office:value-type="float" office:value="1.70671587869925E+018" calcext:value-type="float">
            <text:p>1.70671587869925E+018</text:p>
          </table:table-cell>
          <table:table-cell office:value-type="float" office:value="50" calcext:value-type="float">
            <text:p>50</text:p>
          </table:table-cell>
          <table:table-cell office:value-type="float" office:value="1.70671587869476E+018" calcext:value-type="float">
            <text:p>1.70671587869476E+018</text:p>
          </table:table-cell>
          <table:table-cell/>
          <table:table-cell office:value-type="float" office:value="42.0043038333333" calcext:value-type="float">
            <text:p>42.0043038333333</text:p>
          </table:table-cell>
          <table:table-cell office:value-type="float" office:value="-71.0861605" calcext:value-type="float">
            <text:p>-71.0861605</text:p>
          </table:table-cell>
          <table:table-cell office:value-type="float" office:value="0" calcext:value-type="float">
            <text:p>0</text:p>
          </table:table-cell>
          <table:table-cell office:value-type="float" office:value="327236.736498937" calcext:value-type="float">
            <text:p>327236.736498937</text:p>
          </table:table-cell>
          <table:table-cell office:value-type="float" office:value="4652359.28414658" calcext:value-type="float">
            <text:p>4652359.284146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438" calcext:value-type="float">
            <text:p>154438</text:p>
          </table:table-cell>
          <table:table-cell office:value-type="float" office:value="4220.25823" calcext:value-type="float">
            <text:p>4220.25823</text:p>
          </table:table-cell>
          <table:table-cell office:value-type="string" calcext:value-type="string">
            <text:p>N</text:p>
          </table:table-cell>
          <table:table-cell office:value-type="float" office:value="7105.16963" calcext:value-type="float">
            <text:p>7105.1696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35" calcext:value-type="float">
            <text:p>1.35</text:p>
          </table:table-cell>
          <table:table-cell office:value-type="float" office:value="43.6" calcext:value-type="float">
            <text:p>43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2</text:p>
          </table:table-cell>
        </table:table-row>
        <table:table-row table:style-name="ro1">
          <table:table-cell/>
          <table:table-cell office:value-type="float" office:value="1.706733878E+018" calcext:value-type="float">
            <text:p>1.706733878E+018</text:p>
          </table:table-cell>
          <table:table-cell table:number-columns-repeated="25"/>
        </table:table-row>
        <table:table-row table:style-name="ro1">
          <table:table-cell office:value-type="float" office:value="1.70671587970746E+018" calcext:value-type="float">
            <text:p>1.70671587970746E+018</text:p>
          </table:table-cell>
          <table:table-cell office:value-type="float" office:value="51" calcext:value-type="float">
            <text:p>51</text:p>
          </table:table-cell>
          <table:table-cell office:value-type="float" office:value="1.70671587970296E+018" calcext:value-type="float">
            <text:p>1.70671587970296E+018</text:p>
          </table:table-cell>
          <table:table-cell/>
          <table:table-cell office:value-type="float" office:value="42.0043155" calcext:value-type="float">
            <text:p>42.0043155</text:p>
          </table:table-cell>
          <table:table-cell office:value-type="float" office:value="-71.0861485" calcext:value-type="float">
            <text:p>-71.0861485</text:p>
          </table:table-cell>
          <table:table-cell office:value-type="float" office:value="0" calcext:value-type="float">
            <text:p>0</text:p>
          </table:table-cell>
          <table:table-cell office:value-type="float" office:value="327237.761890735" calcext:value-type="float">
            <text:p>327237.761890735</text:p>
          </table:table-cell>
          <table:table-cell office:value-type="float" office:value="4652360.55535" calcext:value-type="float">
            <text:p>4652360.555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439" calcext:value-type="float">
            <text:p>154439</text:p>
          </table:table-cell>
          <table:table-cell office:value-type="float" office:value="4220.25893" calcext:value-type="float">
            <text:p>4220.25893</text:p>
          </table:table-cell>
          <table:table-cell office:value-type="string" calcext:value-type="string">
            <text:p>N</text:p>
          </table:table-cell>
          <table:table-cell office:value-type="float" office:value="7105.16891" calcext:value-type="float">
            <text:p>7105.1689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42.7" calcext:value-type="float">
            <text:p>42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B</text:p>
          </table:table-cell>
        </table:table-row>
        <table:table-row table:style-name="ro1">
          <table:table-cell/>
          <table:table-cell office:value-type="float" office:value="1.706733879E+018" calcext:value-type="float">
            <text:p>1.706733879E+018</text:p>
          </table:table-cell>
          <table:table-cell table:number-columns-repeated="25"/>
        </table:table-row>
        <table:table-row table:style-name="ro1">
          <table:table-cell office:value-type="float" office:value="1.70671588071644E+018" calcext:value-type="float">
            <text:p>1.70671588071644E+018</text:p>
          </table:table-cell>
          <table:table-cell office:value-type="float" office:value="52" calcext:value-type="float">
            <text:p>52</text:p>
          </table:table-cell>
          <table:table-cell office:value-type="float" office:value="1.70671588071196E+018" calcext:value-type="float">
            <text:p>1.70671588071196E+018</text:p>
          </table:table-cell>
          <table:table-cell/>
          <table:table-cell office:value-type="float" office:value="42.3376633333333" calcext:value-type="float">
            <text:p>42.3376633333333</text:p>
          </table:table-cell>
          <table:table-cell office:value-type="float" office:value="-71.0861378333333" calcext:value-type="float">
            <text:p>-71.0861378333333</text:p>
          </table:table-cell>
          <table:table-cell office:value-type="float" office:value="0" calcext:value-type="float">
            <text:p>0</text:p>
          </table:table-cell>
          <table:table-cell office:value-type="float" office:value="328143.823920563" calcext:value-type="float">
            <text:p>328143.823920563</text:p>
          </table:table-cell>
          <table:table-cell office:value-type="float" office:value="4689375.3297735" calcext:value-type="float">
            <text:p>4689375.32977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440" calcext:value-type="float">
            <text:p>154440</text:p>
          </table:table-cell>
          <table:table-cell office:value-type="float" office:value="4220.2598" calcext:value-type="float">
            <text:p>4220.2598</text:p>
          </table:table-cell>
          <table:table-cell office:value-type="string" calcext:value-type="string">
            <text:p>N</text:p>
          </table:table-cell>
          <table:table-cell office:value-type="float" office:value="7105.16827" calcext:value-type="float">
            <text:p>7105.1682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C</text:p>
          </table:table-cell>
        </table:table-row>
        <table:table-row table:style-name="ro1">
          <table:table-cell/>
          <table:table-cell office:value-type="float" office:value="1.70673388E+018" calcext:value-type="float">
            <text:p>1.70673388E+018</text:p>
          </table:table-cell>
          <table:table-cell table:number-columns-repeated="25"/>
        </table:table-row>
        <table:table-row table:style-name="ro1">
          <table:table-cell office:value-type="float" office:value="1.70671588172446E+018" calcext:value-type="float">
            <text:p>1.70671588172446E+018</text:p>
          </table:table-cell>
          <table:table-cell office:value-type="float" office:value="53" calcext:value-type="float">
            <text:p>53</text:p>
          </table:table-cell>
          <table:table-cell office:value-type="float" office:value="1.70671588171998E+018" calcext:value-type="float">
            <text:p>1.70671588171998E+018</text:p>
          </table:table-cell>
          <table:table-cell/>
          <table:table-cell office:value-type="float" office:value="42.0043393333333" calcext:value-type="float">
            <text:p>42.0043393333333</text:p>
          </table:table-cell>
          <table:table-cell office:value-type="float" office:value="-71.0861261666667" calcext:value-type="float">
            <text:p>-71.0861261666667</text:p>
          </table:table-cell>
          <table:table-cell office:value-type="float" office:value="0" calcext:value-type="float">
            <text:p>0</text:p>
          </table:table-cell>
          <table:table-cell office:value-type="float" office:value="327239.675996862" calcext:value-type="float">
            <text:p>327239.675996862</text:p>
          </table:table-cell>
          <table:table-cell office:value-type="float" office:value="4652363.15664021" calcext:value-type="float">
            <text:p>4652363.156640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441" calcext:value-type="float">
            <text:p>154441</text:p>
          </table:table-cell>
          <table:table-cell office:value-type="float" office:value="4220.26036" calcext:value-type="float">
            <text:p>4220.26036</text:p>
          </table:table-cell>
          <table:table-cell office:value-type="string" calcext:value-type="string">
            <text:p>N</text:p>
          </table:table-cell>
          <table:table-cell office:value-type="float" office:value="7105.16757" calcext:value-type="float">
            <text:p>7105.1675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41.3" calcext:value-type="float">
            <text:p>41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2</text:p>
          </table:table-cell>
        </table:table-row>
        <table:table-row table:style-name="ro1">
          <table:table-cell/>
          <table:table-cell office:value-type="float" office:value="1.706733881E+018" calcext:value-type="float">
            <text:p>1.706733881E+018</text:p>
          </table:table-cell>
          <table:table-cell table:number-columns-repeated="25"/>
        </table:table-row>
        <table:table-row table:style-name="ro1">
          <table:table-cell office:value-type="float" office:value="1.70671588273267E+018" calcext:value-type="float">
            <text:p>1.70671588273267E+018</text:p>
          </table:table-cell>
          <table:table-cell office:value-type="float" office:value="54" calcext:value-type="float">
            <text:p>54</text:p>
          </table:table-cell>
          <table:table-cell office:value-type="float" office:value="1.70671588272812E+018" calcext:value-type="float">
            <text:p>1.70671588272812E+018</text:p>
          </table:table-cell>
          <table:table-cell/>
          <table:table-cell office:value-type="float" office:value="42.0043511666667" calcext:value-type="float">
            <text:p>42.0043511666667</text:p>
          </table:table-cell>
          <table:table-cell office:value-type="float" office:value="-71.0861145" calcext:value-type="float">
            <text:p>-71.0861145</text:p>
          </table:table-cell>
          <table:table-cell office:value-type="float" office:value="0" calcext:value-type="float">
            <text:p>0</text:p>
          </table:table-cell>
          <table:table-cell office:value-type="float" office:value="327240.674232772" calcext:value-type="float">
            <text:p>327240.674232772</text:p>
          </table:table-cell>
          <table:table-cell office:value-type="float" office:value="4652364.44702307" calcext:value-type="float">
            <text:p>4652364.4470230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442" calcext:value-type="float">
            <text:p>154442</text:p>
          </table:table-cell>
          <table:table-cell office:value-type="float" office:value="4220.26107" calcext:value-type="float">
            <text:p>4220.26107</text:p>
          </table:table-cell>
          <table:table-cell office:value-type="string" calcext:value-type="string">
            <text:p>N</text:p>
          </table:table-cell>
          <table:table-cell office:value-type="float" office:value="7105.16687" calcext:value-type="float">
            <text:p>7105.1668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40.6" calcext:value-type="float">
            <text:p>40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A</text:p>
          </table:table-cell>
        </table:table-row>
        <table:table-row table:style-name="ro1">
          <table:table-cell/>
          <table:table-cell office:value-type="float" office:value="1.706733882E+018" calcext:value-type="float">
            <text:p>1.706733882E+018</text:p>
          </table:table-cell>
          <table:table-cell table:number-columns-repeated="25"/>
        </table:table-row>
        <table:table-row table:style-name="ro1">
          <table:table-cell office:value-type="float" office:value="1.70671588374083E+018" calcext:value-type="float">
            <text:p>1.70671588374083E+018</text:p>
          </table:table-cell>
          <table:table-cell office:value-type="float" office:value="55" calcext:value-type="float">
            <text:p>55</text:p>
          </table:table-cell>
          <table:table-cell office:value-type="float" office:value="1.70671588373633E+018" calcext:value-type="float">
            <text:p>1.70671588373633E+018</text:p>
          </table:table-cell>
          <table:table-cell/>
          <table:table-cell office:value-type="float" office:value="42.0043598333333" calcext:value-type="float">
            <text:p>42.0043598333333</text:p>
          </table:table-cell>
          <table:table-cell office:value-type="float" office:value="-71.0860998333333" calcext:value-type="float">
            <text:p>-71.0860998333333</text:p>
          </table:table-cell>
          <table:table-cell office:value-type="float" office:value="0" calcext:value-type="float">
            <text:p>0</text:p>
          </table:table-cell>
          <table:table-cell office:value-type="float" office:value="327241.912350876" calcext:value-type="float">
            <text:p>327241.912350876</text:p>
          </table:table-cell>
          <table:table-cell office:value-type="float" office:value="4652365.37973351" calcext:value-type="float">
            <text:p>4652365.379733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443" calcext:value-type="float">
            <text:p>154443</text:p>
          </table:table-cell>
          <table:table-cell office:value-type="float" office:value="4220.26159" calcext:value-type="float">
            <text:p>4220.26159</text:p>
          </table:table-cell>
          <table:table-cell office:value-type="string" calcext:value-type="string">
            <text:p>N</text:p>
          </table:table-cell>
          <table:table-cell office:value-type="float" office:value="7105.16599" calcext:value-type="float">
            <text:p>7105.1659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F</text:p>
          </table:table-cell>
        </table:table-row>
        <table:table-row table:style-name="ro1">
          <table:table-cell/>
          <table:table-cell office:value-type="float" office:value="1.706733883E+018" calcext:value-type="float">
            <text:p>1.706733883E+018</text:p>
          </table:table-cell>
          <table:table-cell table:number-columns-repeated="25"/>
        </table:table-row>
        <table:table-row table:style-name="ro1">
          <table:table-cell office:value-type="float" office:value="1.70671588474936E+018" calcext:value-type="float">
            <text:p>1.70671588474936E+018</text:p>
          </table:table-cell>
          <table:table-cell office:value-type="float" office:value="56" calcext:value-type="float">
            <text:p>56</text:p>
          </table:table-cell>
          <table:table-cell office:value-type="float" office:value="1.70671588474431E+018" calcext:value-type="float">
            <text:p>1.70671588474431E+018</text:p>
          </table:table-cell>
          <table:table-cell/>
          <table:table-cell office:value-type="float" office:value="42.0043685" calcext:value-type="float">
            <text:p>42.0043685</text:p>
          </table:table-cell>
          <table:table-cell office:value-type="float" office:value="-71.0860855" calcext:value-type="float">
            <text:p>-71.0860855</text:p>
          </table:table-cell>
          <table:table-cell office:value-type="float" office:value="0" calcext:value-type="float">
            <text:p>0</text:p>
          </table:table-cell>
          <table:table-cell office:value-type="float" office:value="327243.122862729" calcext:value-type="float">
            <text:p>327243.122862729</text:p>
          </table:table-cell>
          <table:table-cell office:value-type="float" office:value="4652366.31311706" calcext:value-type="float">
            <text:p>4652366.313117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444" calcext:value-type="float">
            <text:p>154444</text:p>
          </table:table-cell>
          <table:table-cell office:value-type="float" office:value="4220.26211" calcext:value-type="float">
            <text:p>4220.26211</text:p>
          </table:table-cell>
          <table:table-cell office:value-type="string" calcext:value-type="string">
            <text:p>N</text:p>
          </table:table-cell>
          <table:table-cell office:value-type="float" office:value="7105.16513" calcext:value-type="float">
            <text:p>7105.1651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40.3" calcext:value-type="float">
            <text:p>40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3</text:p>
          </table:table-cell>
        </table:table-row>
        <table:table-row table:style-name="ro1">
          <table:table-cell/>
          <table:table-cell office:value-type="float" office:value="1.706733884E+018" calcext:value-type="float">
            <text:p>1.706733884E+018</text:p>
          </table:table-cell>
          <table:table-cell table:number-columns-repeated="25"/>
        </table:table-row>
        <table:table-row table:style-name="ro1">
          <table:table-cell office:value-type="float" office:value="1.7067158857652E+018" calcext:value-type="float">
            <text:p>1.7067158857652E+018</text:p>
          </table:table-cell>
          <table:table-cell office:value-type="float" office:value="57" calcext:value-type="float">
            <text:p>57</text:p>
          </table:table-cell>
          <table:table-cell office:value-type="float" office:value="1.70671588575326E+018" calcext:value-type="float">
            <text:p>1.70671588575326E+018</text:p>
          </table:table-cell>
          <table:table-cell/>
          <table:table-cell office:value-type="float" office:value="42.0043765" calcext:value-type="float">
            <text:p>42.0043765</text:p>
          </table:table-cell>
          <table:table-cell office:value-type="float" office:value="-71.0860728333333" calcext:value-type="float">
            <text:p>-71.0860728333333</text:p>
          </table:table-cell>
          <table:table-cell office:value-type="float" office:value="0" calcext:value-type="float">
            <text:p>0</text:p>
          </table:table-cell>
          <table:table-cell office:value-type="float" office:value="327244.193540283" calcext:value-type="float">
            <text:p>327244.193540283</text:p>
          </table:table-cell>
          <table:table-cell office:value-type="float" office:value="4652367.17584081" calcext:value-type="float">
            <text:p>4652367.1758408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445" calcext:value-type="float">
            <text:p>154445</text:p>
          </table:table-cell>
          <table:table-cell office:value-type="float" office:value="4220.26259" calcext:value-type="float">
            <text:p>4220.26259</text:p>
          </table:table-cell>
          <table:table-cell office:value-type="string" calcext:value-type="string">
            <text:p>N</text:p>
          </table:table-cell>
          <table:table-cell office:value-type="float" office:value="7105.16437" calcext:value-type="float">
            <text:p>7105.1643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39.8" calcext:value-type="float">
            <text:p>39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C</text:p>
          </table:table-cell>
        </table:table-row>
        <table:table-row table:style-name="ro1">
          <table:table-cell/>
          <table:table-cell office:value-type="float" office:value="1.706733885E+018" calcext:value-type="float">
            <text:p>1.706733885E+018</text:p>
          </table:table-cell>
          <table:table-cell table:number-columns-repeated="25"/>
        </table:table-row>
        <table:table-row table:style-name="ro1">
          <table:table-cell office:value-type="float" office:value="1.70671588676584E+018" calcext:value-type="float">
            <text:p>1.70671588676584E+018</text:p>
          </table:table-cell>
          <table:table-cell office:value-type="float" office:value="58" calcext:value-type="float">
            <text:p>58</text:p>
          </table:table-cell>
          <table:table-cell office:value-type="float" office:value="1.70671588676128E+018" calcext:value-type="float">
            <text:p>1.70671588676128E+018</text:p>
          </table:table-cell>
          <table:table-cell/>
          <table:table-cell office:value-type="float" office:value="42.004379" calcext:value-type="float">
            <text:p>42.004379</text:p>
          </table:table-cell>
          <table:table-cell office:value-type="float" office:value="-71.0860575" calcext:value-type="float">
            <text:p>-71.0860575</text:p>
          </table:table-cell>
          <table:table-cell office:value-type="float" office:value="0" calcext:value-type="float">
            <text:p>0</text:p>
          </table:table-cell>
          <table:table-cell office:value-type="float" office:value="327245.470179074" calcext:value-type="float">
            <text:p>327245.470179074</text:p>
          </table:table-cell>
          <table:table-cell office:value-type="float" office:value="4652367.42247943" calcext:value-type="float">
            <text:p>4652367.422479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446" calcext:value-type="float">
            <text:p>154446</text:p>
          </table:table-cell>
          <table:table-cell office:value-type="float" office:value="4220.26274" calcext:value-type="float">
            <text:p>4220.26274</text:p>
          </table:table-cell>
          <table:table-cell office:value-type="string" calcext:value-type="string">
            <text:p>N</text:p>
          </table:table-cell>
          <table:table-cell office:value-type="float" office:value="7105.16345" calcext:value-type="float">
            <text:p>7105.1634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39.9" calcext:value-type="float">
            <text:p>39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3</text:p>
          </table:table-cell>
        </table:table-row>
        <table:table-row table:style-name="ro1">
          <table:table-cell/>
          <table:table-cell office:value-type="float" office:value="1.706733886E+018" calcext:value-type="float">
            <text:p>1.706733886E+018</text:p>
          </table:table-cell>
          <table:table-cell table:number-columns-repeated="25"/>
        </table:table-row>
        <table:table-row table:style-name="ro1">
          <table:table-cell office:value-type="float" office:value="1.70671588777925E+018" calcext:value-type="float">
            <text:p>1.70671588777925E+018</text:p>
          </table:table-cell>
          <table:table-cell office:value-type="float" office:value="59" calcext:value-type="float">
            <text:p>59</text:p>
          </table:table-cell>
          <table:table-cell office:value-type="float" office:value="1.70671588777371E+018" calcext:value-type="float">
            <text:p>1.70671588777371E+018</text:p>
          </table:table-cell>
          <table:table-cell/>
          <table:table-cell office:value-type="float" office:value="42.0043861666667" calcext:value-type="float">
            <text:p>42.0043861666667</text:p>
          </table:table-cell>
          <table:table-cell office:value-type="float" office:value="-71.0860435" calcext:value-type="float">
            <text:p>-71.0860435</text:p>
          </table:table-cell>
          <table:table-cell office:value-type="float" office:value="0" calcext:value-type="float">
            <text:p>0</text:p>
          </table:table-cell>
          <table:table-cell office:value-type="float" office:value="327246.649024424" calcext:value-type="float">
            <text:p>327246.649024424</text:p>
          </table:table-cell>
          <table:table-cell office:value-type="float" office:value="4652368.18998134" calcext:value-type="float">
            <text:p>4652368.189981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447" calcext:value-type="float">
            <text:p>154447</text:p>
          </table:table-cell>
          <table:table-cell office:value-type="float" office:value="4220.26317" calcext:value-type="float">
            <text:p>4220.26317</text:p>
          </table:table-cell>
          <table:table-cell office:value-type="string" calcext:value-type="string">
            <text:p>N</text:p>
          </table:table-cell>
          <table:table-cell office:value-type="float" office:value="7105.16261" calcext:value-type="float">
            <text:p>7105.1626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39.8" calcext:value-type="float">
            <text:p>39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0</text:p>
          </table:table-cell>
        </table:table-row>
        <table:table-row table:style-name="ro1">
          <table:table-cell/>
          <table:table-cell office:value-type="float" office:value="1.706733887E+018" calcext:value-type="float">
            <text:p>1.706733887E+018</text:p>
          </table:table-cell>
          <table:table-cell table:number-columns-repeated="25"/>
        </table:table-row>
        <table:table-row table:style-name="ro1">
          <table:table-cell office:value-type="float" office:value="1.70671588878642E+018" calcext:value-type="float">
            <text:p>1.70671588878642E+018</text:p>
          </table:table-cell>
          <table:table-cell office:value-type="float" office:value="60" calcext:value-type="float">
            <text:p>60</text:p>
          </table:table-cell>
          <table:table-cell office:value-type="float" office:value="1.70671588878186E+018" calcext:value-type="float">
            <text:p>1.70671588878186E+018</text:p>
          </table:table-cell>
          <table:table-cell/>
          <table:table-cell office:value-type="float" office:value="42.0043953333333" calcext:value-type="float">
            <text:p>42.0043953333333</text:p>
          </table:table-cell>
          <table:table-cell office:value-type="float" office:value="-71.0860311666667" calcext:value-type="float">
            <text:p>-71.0860311666667</text:p>
          </table:table-cell>
          <table:table-cell office:value-type="float" office:value="0" calcext:value-type="float">
            <text:p>0</text:p>
          </table:table-cell>
          <table:table-cell office:value-type="float" office:value="327247.695252906" calcext:value-type="float">
            <text:p>327247.695252906</text:p>
          </table:table-cell>
          <table:table-cell office:value-type="float" office:value="4652369.18292136" calcext:value-type="float">
            <text:p>4652369.182921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2.83" calcext:value-type="float">
            <text:p>2.83</text:p>
          </table:table-cell>
          <table:table-cell office:value-type="string" calcext:value-type="string">
            <text:p>$GPGGA</text:p>
          </table:table-cell>
          <table:table-cell office:value-type="float" office:value="154448" calcext:value-type="float">
            <text:p>154448</text:p>
          </table:table-cell>
          <table:table-cell office:value-type="float" office:value="4220.26372" calcext:value-type="float">
            <text:p>4220.26372</text:p>
          </table:table-cell>
          <table:table-cell office:value-type="string" calcext:value-type="string">
            <text:p>N</text:p>
          </table:table-cell>
          <table:table-cell office:value-type="float" office:value="7105.16187" calcext:value-type="float">
            <text:p>7105.1618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.83" calcext:value-type="float">
            <text:p>2.83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4</text:p>
          </table:table-cell>
        </table:table-row>
        <table:table-row table:style-name="ro1">
          <table:table-cell/>
          <table:table-cell office:value-type="float" office:value="1.706733888E+018" calcext:value-type="float">
            <text:p>1.706733888E+018</text:p>
          </table:table-cell>
          <table:table-cell table:number-columns-repeated="25"/>
        </table:table-row>
        <table:table-row table:style-name="ro1">
          <table:table-cell office:value-type="float" office:value="1.70671588979424E+018" calcext:value-type="float">
            <text:p>1.70671588979424E+018</text:p>
          </table:table-cell>
          <table:table-cell office:value-type="float" office:value="61" calcext:value-type="float">
            <text:p>61</text:p>
          </table:table-cell>
          <table:table-cell office:value-type="float" office:value="1.70671588978977E+018" calcext:value-type="float">
            <text:p>1.70671588978977E+018</text:p>
          </table:table-cell>
          <table:table-cell/>
          <table:table-cell office:value-type="float" office:value="42.0044011666667" calcext:value-type="float">
            <text:p>42.0044011666667</text:p>
          </table:table-cell>
          <table:table-cell office:value-type="float" office:value="-71.086019" calcext:value-type="float">
            <text:p>-71.086019</text:p>
          </table:table-cell>
          <table:table-cell office:value-type="float" office:value="0" calcext:value-type="float">
            <text:p>0</text:p>
          </table:table-cell>
          <table:table-cell office:value-type="float" office:value="327248.718656575" calcext:value-type="float">
            <text:p>327248.718656575</text:p>
          </table:table-cell>
          <table:table-cell office:value-type="float" office:value="4652369.80607547" calcext:value-type="float">
            <text:p>4652369.806075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449" calcext:value-type="float">
            <text:p>154449</text:p>
          </table:table-cell>
          <table:table-cell office:value-type="float" office:value="4220.26407" calcext:value-type="float">
            <text:p>4220.26407</text:p>
          </table:table-cell>
          <table:table-cell office:value-type="string" calcext:value-type="string">
            <text:p>N</text:p>
          </table:table-cell>
          <table:table-cell office:value-type="float" office:value="7105.16114" calcext:value-type="float">
            <text:p>7105.1611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39.2" calcext:value-type="float">
            <text:p>39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3</text:p>
          </table:table-cell>
        </table:table-row>
        <table:table-row table:style-name="ro1">
          <table:table-cell/>
          <table:table-cell office:value-type="float" office:value="1.706733889E+018" calcext:value-type="float">
            <text:p>1.706733889E+018</text:p>
          </table:table-cell>
          <table:table-cell table:number-columns-repeated="25"/>
        </table:table-row>
        <table:table-row table:style-name="ro1">
          <table:table-cell office:value-type="float" office:value="1.70671589080874E+018" calcext:value-type="float">
            <text:p>1.70671589080874E+018</text:p>
          </table:table-cell>
          <table:table-cell office:value-type="float" office:value="62" calcext:value-type="float">
            <text:p>62</text:p>
          </table:table-cell>
          <table:table-cell office:value-type="float" office:value="1.70671589079678E+018" calcext:value-type="float">
            <text:p>1.70671589079678E+018</text:p>
          </table:table-cell>
          <table:table-cell/>
          <table:table-cell office:value-type="float" office:value="42.0044063333333" calcext:value-type="float">
            <text:p>42.0044063333333</text:p>
          </table:table-cell>
          <table:table-cell office:value-type="float" office:value="-71.086005" calcext:value-type="float">
            <text:p>-71.086005</text:p>
          </table:table-cell>
          <table:table-cell office:value-type="float" office:value="0" calcext:value-type="float">
            <text:p>0</text:p>
          </table:table-cell>
          <table:table-cell office:value-type="float" office:value="327249.89208826" calcext:value-type="float">
            <text:p>327249.89208826</text:p>
          </table:table-cell>
          <table:table-cell office:value-type="float" office:value="4652370.35150439" calcext:value-type="float">
            <text:p>4652370.3515043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450" calcext:value-type="float">
            <text:p>154450</text:p>
          </table:table-cell>
          <table:table-cell office:value-type="float" office:value="4220.26438" calcext:value-type="float">
            <text:p>4220.26438</text:p>
          </table:table-cell>
          <table:table-cell office:value-type="string" calcext:value-type="string">
            <text:p>N</text:p>
          </table:table-cell>
          <table:table-cell office:value-type="float" office:value="7105.1603" calcext:value-type="float">
            <text:p>7105.160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39.1" calcext:value-type="float">
            <text:p>39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3</text:p>
          </table:table-cell>
        </table:table-row>
        <table:table-row table:style-name="ro1">
          <table:table-cell/>
          <table:table-cell office:value-type="float" office:value="1.70673389E+018" calcext:value-type="float">
            <text:p>1.70673389E+018</text:p>
          </table:table-cell>
          <table:table-cell table:number-columns-repeated="25"/>
        </table:table-row>
        <table:table-row table:style-name="ro1">
          <table:table-cell office:value-type="float" office:value="1.70671589180917E+018" calcext:value-type="float">
            <text:p>1.70671589180917E+018</text:p>
          </table:table-cell>
          <table:table-cell office:value-type="float" office:value="63" calcext:value-type="float">
            <text:p>63</text:p>
          </table:table-cell>
          <table:table-cell office:value-type="float" office:value="1.70671589180469E+018" calcext:value-type="float">
            <text:p>1.70671589180469E+018</text:p>
          </table:table-cell>
          <table:table-cell/>
          <table:table-cell office:value-type="float" office:value="42.0044091666667" calcext:value-type="float">
            <text:p>42.0044091666667</text:p>
          </table:table-cell>
          <table:table-cell office:value-type="float" office:value="-71.085991" calcext:value-type="float">
            <text:p>-71.085991</text:p>
          </table:table-cell>
          <table:table-cell office:value-type="float" office:value="0" calcext:value-type="float">
            <text:p>0</text:p>
          </table:table-cell>
          <table:table-cell office:value-type="float" office:value="327251.059204742" calcext:value-type="float">
            <text:p>327251.059204742</text:p>
          </table:table-cell>
          <table:table-cell office:value-type="float" office:value="4652370.63784776" calcext:value-type="float">
            <text:p>4652370.637847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451" calcext:value-type="float">
            <text:p>154451</text:p>
          </table:table-cell>
          <table:table-cell office:value-type="float" office:value="4220.26455" calcext:value-type="float">
            <text:p>4220.26455</text:p>
          </table:table-cell>
          <table:table-cell office:value-type="string" calcext:value-type="string">
            <text:p>N</text:p>
          </table:table-cell>
          <table:table-cell office:value-type="float" office:value="7105.15946" calcext:value-type="float">
            <text:p>7105.1594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3</text:p>
          </table:table-cell>
        </table:table-row>
        <table:table-row table:style-name="ro1">
          <table:table-cell/>
          <table:table-cell office:value-type="float" office:value="1.706733891E+018" calcext:value-type="float">
            <text:p>1.706733891E+018</text:p>
          </table:table-cell>
          <table:table-cell table:number-columns-repeated="25"/>
        </table:table-row>
        <table:table-row table:style-name="ro1">
          <table:table-cell office:value-type="float" office:value="1.70671589281865E+018" calcext:value-type="float">
            <text:p>1.70671589281865E+018</text:p>
          </table:table-cell>
          <table:table-cell office:value-type="float" office:value="64" calcext:value-type="float">
            <text:p>64</text:p>
          </table:table-cell>
          <table:table-cell office:value-type="float" office:value="1.70671589281298E+018" calcext:value-type="float">
            <text:p>1.70671589281298E+018</text:p>
          </table:table-cell>
          <table:table-cell/>
          <table:table-cell office:value-type="float" office:value="42.0044141666667" calcext:value-type="float">
            <text:p>42.0044141666667</text:p>
          </table:table-cell>
          <table:table-cell office:value-type="float" office:value="-71.0859766666667" calcext:value-type="float">
            <text:p>-71.0859766666667</text:p>
          </table:table-cell>
          <table:table-cell office:value-type="float" office:value="0" calcext:value-type="float">
            <text:p>0</text:p>
          </table:table-cell>
          <table:table-cell office:value-type="float" office:value="327252.259790935" calcext:value-type="float">
            <text:p>327252.259790935</text:p>
          </table:table-cell>
          <table:table-cell office:value-type="float" office:value="4652371.16409807" calcext:value-type="float">
            <text:p>4652371.1640980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452" calcext:value-type="float">
            <text:p>154452</text:p>
          </table:table-cell>
          <table:table-cell office:value-type="float" office:value="4220.26485" calcext:value-type="float">
            <text:p>4220.26485</text:p>
          </table:table-cell>
          <table:table-cell office:value-type="string" calcext:value-type="string">
            <text:p>N</text:p>
          </table:table-cell>
          <table:table-cell office:value-type="float" office:value="7105.1586" calcext:value-type="float">
            <text:p>7105.158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8</text:p>
          </table:table-cell>
        </table:table-row>
        <table:table-row table:style-name="ro1">
          <table:table-cell/>
          <table:table-cell office:value-type="float" office:value="1.706733892E+018" calcext:value-type="float">
            <text:p>1.706733892E+018</text:p>
          </table:table-cell>
          <table:table-cell table:number-columns-repeated="25"/>
        </table:table-row>
        <table:table-row table:style-name="ro1">
          <table:table-cell office:value-type="float" office:value="1.70671589382562E+018" calcext:value-type="float">
            <text:p>1.70671589382562E+018</text:p>
          </table:table-cell>
          <table:table-cell office:value-type="float" office:value="65" calcext:value-type="float">
            <text:p>65</text:p>
          </table:table-cell>
          <table:table-cell office:value-type="float" office:value="1.70671589382125E+018" calcext:value-type="float">
            <text:p>1.70671589382125E+018</text:p>
          </table:table-cell>
          <table:table-cell/>
          <table:table-cell office:value-type="float" office:value="42.0044178333333" calcext:value-type="float">
            <text:p>42.0044178333333</text:p>
          </table:table-cell>
          <table:table-cell office:value-type="float" office:value="-71.0859608333333" calcext:value-type="float">
            <text:p>-71.0859608333333</text:p>
          </table:table-cell>
          <table:table-cell office:value-type="float" office:value="0" calcext:value-type="float">
            <text:p>0</text:p>
          </table:table-cell>
          <table:table-cell office:value-type="float" office:value="327253.580994984" calcext:value-type="float">
            <text:p>327253.580994984</text:p>
          </table:table-cell>
          <table:table-cell office:value-type="float" office:value="4652371.5392717" calcext:value-type="float">
            <text:p>4652371.53927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$GPGGA</text:p>
          </table:table-cell>
          <table:table-cell office:value-type="float" office:value="154453" calcext:value-type="float">
            <text:p>154453</text:p>
          </table:table-cell>
          <table:table-cell office:value-type="float" office:value="4220.26507" calcext:value-type="float">
            <text:p>4220.26507</text:p>
          </table:table-cell>
          <table:table-cell office:value-type="string" calcext:value-type="string">
            <text:p>N</text:p>
          </table:table-cell>
          <table:table-cell office:value-type="float" office:value="7105.15765" calcext:value-type="float">
            <text:p>7105.1576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18" calcext:value-type="float">
            <text:p>1.18</text:p>
          </table:table-cell>
          <table:table-cell office:value-type="float" office:value="39.2" calcext:value-type="float">
            <text:p>39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A</text:p>
          </table:table-cell>
        </table:table-row>
        <table:table-row table:style-name="ro1">
          <table:table-cell/>
          <table:table-cell office:value-type="float" office:value="1.706733893E+018" calcext:value-type="float">
            <text:p>1.706733893E+018</text:p>
          </table:table-cell>
          <table:table-cell table:number-columns-repeated="25"/>
        </table:table-row>
        <table:table-row table:style-name="ro1">
          <table:table-cell office:value-type="float" office:value="1.70671589483358E+018" calcext:value-type="float">
            <text:p>1.70671589483358E+018</text:p>
          </table:table-cell>
          <table:table-cell office:value-type="float" office:value="66" calcext:value-type="float">
            <text:p>66</text:p>
          </table:table-cell>
          <table:table-cell office:value-type="float" office:value="1.70671589482923E+018" calcext:value-type="float">
            <text:p>1.70671589482923E+018</text:p>
          </table:table-cell>
          <table:table-cell/>
          <table:table-cell office:value-type="float" office:value="42.0044253333333" calcext:value-type="float">
            <text:p>42.0044253333333</text:p>
          </table:table-cell>
          <table:table-cell office:value-type="float" office:value="-71.0859491666667" calcext:value-type="float">
            <text:p>-71.0859491666667</text:p>
          </table:table-cell>
          <table:table-cell office:value-type="float" office:value="0" calcext:value-type="float">
            <text:p>0</text:p>
          </table:table-cell>
          <table:table-cell office:value-type="float" office:value="327254.567499545" calcext:value-type="float">
            <text:p>327254.567499545</text:p>
          </table:table-cell>
          <table:table-cell office:value-type="float" office:value="4652372.34849718" calcext:value-type="float">
            <text:p>4652372.348497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$GPGGA</text:p>
          </table:table-cell>
          <table:table-cell office:value-type="float" office:value="154454" calcext:value-type="float">
            <text:p>154454</text:p>
          </table:table-cell>
          <table:table-cell office:value-type="float" office:value="4220.26552" calcext:value-type="float">
            <text:p>4220.26552</text:p>
          </table:table-cell>
          <table:table-cell office:value-type="string" calcext:value-type="string">
            <text:p>N</text:p>
          </table:table-cell>
          <table:table-cell office:value-type="float" office:value="7105.15695" calcext:value-type="float">
            <text:p>7105.1569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65" calcext:value-type="float">
            <text:p>2.65</text:p>
          </table:table-cell>
          <table:table-cell office:value-type="float" office:value="38.8" calcext:value-type="float">
            <text:p>38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1</text:p>
          </table:table-cell>
        </table:table-row>
        <table:table-row table:style-name="ro1">
          <table:table-cell/>
          <table:table-cell office:value-type="float" office:value="1.706733894E+018" calcext:value-type="float">
            <text:p>1.706733894E+018</text:p>
          </table:table-cell>
          <table:table-cell table:number-columns-repeated="25"/>
        </table:table-row>
        <table:table-row table:style-name="ro1">
          <table:table-cell office:value-type="float" office:value="1.70671589584208E+018" calcext:value-type="float">
            <text:p>1.70671589584208E+018</text:p>
          </table:table-cell>
          <table:table-cell office:value-type="float" office:value="67" calcext:value-type="float">
            <text:p>67</text:p>
          </table:table-cell>
          <table:table-cell office:value-type="float" office:value="1.70671589583736E+018" calcext:value-type="float">
            <text:p>1.70671589583736E+018</text:p>
          </table:table-cell>
          <table:table-cell/>
          <table:table-cell office:value-type="float" office:value="42.0044313333333" calcext:value-type="float">
            <text:p>42.0044313333333</text:p>
          </table:table-cell>
          <table:table-cell office:value-type="float" office:value="-71.0859368333333" calcext:value-type="float">
            <text:p>-71.0859368333333</text:p>
          </table:table-cell>
          <table:table-cell office:value-type="float" office:value="0" calcext:value-type="float">
            <text:p>0</text:p>
          </table:table-cell>
          <table:table-cell office:value-type="float" office:value="327255.605156129" calcext:value-type="float">
            <text:p>327255.605156129</text:p>
          </table:table-cell>
          <table:table-cell office:value-type="float" office:value="4652372.98982195" calcext:value-type="float">
            <text:p>4652372.9898219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455" calcext:value-type="float">
            <text:p>154455</text:p>
          </table:table-cell>
          <table:table-cell office:value-type="float" office:value="4220.26588" calcext:value-type="float">
            <text:p>4220.26588</text:p>
          </table:table-cell>
          <table:table-cell office:value-type="string" calcext:value-type="string">
            <text:p>N</text:p>
          </table:table-cell>
          <table:table-cell office:value-type="float" office:value="7105.15621" calcext:value-type="float">
            <text:p>7105.1562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C</text:p>
          </table:table-cell>
        </table:table-row>
        <table:table-row table:style-name="ro1">
          <table:table-cell/>
          <table:table-cell office:value-type="float" office:value="1.706733895E+018" calcext:value-type="float">
            <text:p>1.706733895E+018</text:p>
          </table:table-cell>
          <table:table-cell table:number-columns-repeated="25"/>
        </table:table-row>
        <table:table-row table:style-name="ro1">
          <table:table-cell office:value-type="float" office:value="1.70671589684913E+018" calcext:value-type="float">
            <text:p>1.70671589684913E+018</text:p>
          </table:table-cell>
          <table:table-cell office:value-type="float" office:value="68" calcext:value-type="float">
            <text:p>68</text:p>
          </table:table-cell>
          <table:table-cell office:value-type="float" office:value="1.70671589684465E+018" calcext:value-type="float">
            <text:p>1.70671589684465E+018</text:p>
          </table:table-cell>
          <table:table-cell/>
          <table:table-cell office:value-type="float" office:value="42.0044371666667" calcext:value-type="float">
            <text:p>42.0044371666667</text:p>
          </table:table-cell>
          <table:table-cell office:value-type="float" office:value="-71.0859245" calcext:value-type="float">
            <text:p>-71.0859245</text:p>
          </table:table-cell>
          <table:table-cell office:value-type="float" office:value="0" calcext:value-type="float">
            <text:p>0</text:p>
          </table:table-cell>
          <table:table-cell office:value-type="float" office:value="327256.642361463" calcext:value-type="float">
            <text:p>327256.642361463</text:p>
          </table:table-cell>
          <table:table-cell office:value-type="float" office:value="4652373.61264074" calcext:value-type="float">
            <text:p>4652373.612640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$GPGGA</text:p>
          </table:table-cell>
          <table:table-cell office:value-type="float" office:value="154456" calcext:value-type="float">
            <text:p>154456</text:p>
          </table:table-cell>
          <table:table-cell office:value-type="float" office:value="4220.26623" calcext:value-type="float">
            <text:p>4220.26623</text:p>
          </table:table-cell>
          <table:table-cell office:value-type="string" calcext:value-type="string">
            <text:p>N</text:p>
          </table:table-cell>
          <table:table-cell office:value-type="float" office:value="7105.15547" calcext:value-type="float">
            <text:p>7105.1554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18" calcext:value-type="float">
            <text:p>1.18</text:p>
          </table:table-cell>
          <table:table-cell office:value-type="float" office:value="38.2" calcext:value-type="float">
            <text:p>38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9</text:p>
          </table:table-cell>
        </table:table-row>
        <table:table-row table:style-name="ro1">
          <table:table-cell/>
          <table:table-cell office:value-type="float" office:value="1.706733896E+018" calcext:value-type="float">
            <text:p>1.706733896E+018</text:p>
          </table:table-cell>
          <table:table-cell table:number-columns-repeated="25"/>
        </table:table-row>
        <table:table-row table:style-name="ro1">
          <table:table-cell office:value-type="float" office:value="1.70671589785681E+018" calcext:value-type="float">
            <text:p>1.70671589785681E+018</text:p>
          </table:table-cell>
          <table:table-cell office:value-type="float" office:value="69" calcext:value-type="float">
            <text:p>69</text:p>
          </table:table-cell>
          <table:table-cell office:value-type="float" office:value="1.70671589785224E+018" calcext:value-type="float">
            <text:p>1.70671589785224E+018</text:p>
          </table:table-cell>
          <table:table-cell/>
          <table:table-cell office:value-type="float" office:value="42.0044431666667" calcext:value-type="float">
            <text:p>42.0044431666667</text:p>
          </table:table-cell>
          <table:table-cell office:value-type="float" office:value="-71.0859121666667" calcext:value-type="float">
            <text:p>-71.0859121666667</text:p>
          </table:table-cell>
          <table:table-cell office:value-type="float" office:value="0" calcext:value-type="float">
            <text:p>0</text:p>
          </table:table-cell>
          <table:table-cell office:value-type="float" office:value="327257.680017672" calcext:value-type="float">
            <text:p>327257.680017672</text:p>
          </table:table-cell>
          <table:table-cell office:value-type="float" office:value="4652374.2539658" calcext:value-type="float">
            <text:p>4652374.25396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457" calcext:value-type="float">
            <text:p>154457</text:p>
          </table:table-cell>
          <table:table-cell office:value-type="float" office:value="4220.26659" calcext:value-type="float">
            <text:p>4220.26659</text:p>
          </table:table-cell>
          <table:table-cell office:value-type="string" calcext:value-type="string">
            <text:p>N</text:p>
          </table:table-cell>
          <table:table-cell office:value-type="float" office:value="7105.15473" calcext:value-type="float">
            <text:p>7105.1547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37.8" calcext:value-type="float">
            <text:p>37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6</text:p>
          </table:table-cell>
        </table:table-row>
        <table:table-row table:style-name="ro1">
          <table:table-cell/>
          <table:table-cell office:value-type="float" office:value="1.706733897E+018" calcext:value-type="float">
            <text:p>1.706733897E+018</text:p>
          </table:table-cell>
          <table:table-cell table:number-columns-repeated="25"/>
        </table:table-row>
        <table:table-row table:style-name="ro1">
          <table:table-cell office:value-type="float" office:value="1.70671589886502E+018" calcext:value-type="float">
            <text:p>1.70671589886502E+018</text:p>
          </table:table-cell>
          <table:table-cell office:value-type="float" office:value="70" calcext:value-type="float">
            <text:p>70</text:p>
          </table:table-cell>
          <table:table-cell office:value-type="float" office:value="1.70671589886048E+018" calcext:value-type="float">
            <text:p>1.70671589886048E+018</text:p>
          </table:table-cell>
          <table:table-cell/>
          <table:table-cell office:value-type="float" office:value="42.0044496666667" calcext:value-type="float">
            <text:p>42.0044496666667</text:p>
          </table:table-cell>
          <table:table-cell office:value-type="float" office:value="-71.0858991666667" calcext:value-type="float">
            <text:p>-71.0858991666667</text:p>
          </table:table-cell>
          <table:table-cell office:value-type="float" office:value="0" calcext:value-type="float">
            <text:p>0</text:p>
          </table:table-cell>
          <table:table-cell office:value-type="float" office:value="327258.774238627" calcext:value-type="float">
            <text:p>327258.774238627</text:p>
          </table:table-cell>
          <table:table-cell office:value-type="float" office:value="4652374.9494637" calcext:value-type="float">
            <text:p>4652374.94946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458" calcext:value-type="float">
            <text:p>154458</text:p>
          </table:table-cell>
          <table:table-cell office:value-type="float" office:value="4220.26698" calcext:value-type="float">
            <text:p>4220.26698</text:p>
          </table:table-cell>
          <table:table-cell office:value-type="string" calcext:value-type="string">
            <text:p>N</text:p>
          </table:table-cell>
          <table:table-cell office:value-type="float" office:value="7105.15395" calcext:value-type="float">
            <text:p>7105.1539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6</text:p>
          </table:table-cell>
        </table:table-row>
        <table:table-row table:style-name="ro1">
          <table:table-cell/>
          <table:table-cell office:value-type="float" office:value="1.706733898E+018" calcext:value-type="float">
            <text:p>1.706733898E+018</text:p>
          </table:table-cell>
          <table:table-cell table:number-columns-repeated="25"/>
        </table:table-row>
        <table:table-row table:style-name="ro1">
          <table:table-cell office:value-type="float" office:value="1.70671589987303E+018" calcext:value-type="float">
            <text:p>1.70671589987303E+018</text:p>
          </table:table-cell>
          <table:table-cell office:value-type="float" office:value="71" calcext:value-type="float">
            <text:p>71</text:p>
          </table:table-cell>
          <table:table-cell office:value-type="float" office:value="1.70671589986861E+018" calcext:value-type="float">
            <text:p>1.70671589986861E+018</text:p>
          </table:table-cell>
          <table:table-cell/>
          <table:table-cell office:value-type="float" office:value="42.0044543333333" calcext:value-type="float">
            <text:p>42.0044543333333</text:p>
          </table:table-cell>
          <table:table-cell office:value-type="float" office:value="-71.0858843333333" calcext:value-type="float">
            <text:p>-71.0858843333333</text:p>
          </table:table-cell>
          <table:table-cell office:value-type="float" office:value="0" calcext:value-type="float">
            <text:p>0</text:p>
          </table:table-cell>
          <table:table-cell office:value-type="float" office:value="327260.015330205" calcext:value-type="float">
            <text:p>327260.015330205</text:p>
          </table:table-cell>
          <table:table-cell office:value-type="float" office:value="4652375.43769378" calcext:value-type="float">
            <text:p>4652375.4376937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459" calcext:value-type="float">
            <text:p>154459</text:p>
          </table:table-cell>
          <table:table-cell office:value-type="float" office:value="4220.26726" calcext:value-type="float">
            <text:p>4220.26726</text:p>
          </table:table-cell>
          <table:table-cell office:value-type="string" calcext:value-type="string">
            <text:p>N</text:p>
          </table:table-cell>
          <table:table-cell office:value-type="float" office:value="7105.15306" calcext:value-type="float">
            <text:p>7105.1530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37.6" calcext:value-type="float">
            <text:p>37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A</text:p>
          </table:table-cell>
        </table:table-row>
        <table:table-row table:style-name="ro1">
          <table:table-cell/>
          <table:table-cell office:value-type="float" office:value="1.706733899E+018" calcext:value-type="float">
            <text:p>1.706733899E+018</text:p>
          </table:table-cell>
          <table:table-cell table:number-columns-repeated="25"/>
        </table:table-row>
        <table:table-row table:style-name="ro1">
          <table:table-cell office:value-type="float" office:value="1.70671590088109E+018" calcext:value-type="float">
            <text:p>1.70671590088109E+018</text:p>
          </table:table-cell>
          <table:table-cell office:value-type="float" office:value="72" calcext:value-type="float">
            <text:p>72</text:p>
          </table:table-cell>
          <table:table-cell office:value-type="float" office:value="1.7067159008766E+018" calcext:value-type="float">
            <text:p>1.7067159008766E+018</text:p>
          </table:table-cell>
          <table:table-cell/>
          <table:table-cell office:value-type="float" office:value="42.0044523333333" calcext:value-type="float">
            <text:p>42.0044523333333</text:p>
          </table:table-cell>
          <table:table-cell office:value-type="float" office:value="-71.0858641666667" calcext:value-type="float">
            <text:p>-71.0858641666667</text:p>
          </table:table-cell>
          <table:table-cell office:value-type="float" office:value="0" calcext:value-type="float">
            <text:p>0</text:p>
          </table:table-cell>
          <table:table-cell office:value-type="float" office:value="327261.680073987" calcext:value-type="float">
            <text:p>327261.680073987</text:p>
          </table:table-cell>
          <table:table-cell office:value-type="float" office:value="4652375.17491375" calcext:value-type="float">
            <text:p>4652375.1749137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500" calcext:value-type="float">
            <text:p>154500</text:p>
          </table:table-cell>
          <table:table-cell office:value-type="float" office:value="4220.26714" calcext:value-type="float">
            <text:p>4220.26714</text:p>
          </table:table-cell>
          <table:table-cell office:value-type="string" calcext:value-type="string">
            <text:p>N</text:p>
          </table:table-cell>
          <table:table-cell office:value-type="float" office:value="7105.15185" calcext:value-type="float">
            <text:p>7105.1518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39.2" calcext:value-type="float">
            <text:p>39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5</text:p>
          </table:table-cell>
        </table:table-row>
        <table:table-row table:style-name="ro1">
          <table:table-cell/>
          <table:table-cell office:value-type="float" office:value="1.7067339E+018" calcext:value-type="float">
            <text:p>1.7067339E+018</text:p>
          </table:table-cell>
          <table:table-cell table:number-columns-repeated="25"/>
        </table:table-row>
        <table:table-row table:style-name="ro1">
          <table:table-cell office:value-type="float" office:value="1.70671590188905E+018" calcext:value-type="float">
            <text:p>1.70671590188905E+018</text:p>
          </table:table-cell>
          <table:table-cell office:value-type="float" office:value="73" calcext:value-type="float">
            <text:p>73</text:p>
          </table:table-cell>
          <table:table-cell office:value-type="float" office:value="1.70671590188452E+018" calcext:value-type="float">
            <text:p>1.70671590188452E+018</text:p>
          </table:table-cell>
          <table:table-cell/>
          <table:table-cell office:value-type="float" office:value="42.004459" calcext:value-type="float">
            <text:p>42.004459</text:p>
          </table:table-cell>
          <table:table-cell office:value-type="float" office:value="-71.085852" calcext:value-type="float">
            <text:p>-71.085852</text:p>
          </table:table-cell>
          <table:table-cell office:value-type="float" office:value="0" calcext:value-type="float">
            <text:p>0</text:p>
          </table:table-cell>
          <table:table-cell office:value-type="float" office:value="327262.705730707" calcext:value-type="float">
            <text:p>327262.705730707</text:p>
          </table:table-cell>
          <table:table-cell office:value-type="float" office:value="4652375.89060044" calcext:value-type="float">
            <text:p>4652375.890600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2.82" calcext:value-type="float">
            <text:p>2.82</text:p>
          </table:table-cell>
          <table:table-cell office:value-type="string" calcext:value-type="string">
            <text:p>$GPGGA</text:p>
          </table:table-cell>
          <table:table-cell office:value-type="float" office:value="154501" calcext:value-type="float">
            <text:p>154501</text:p>
          </table:table-cell>
          <table:table-cell office:value-type="float" office:value="4220.26754" calcext:value-type="float">
            <text:p>4220.26754</text:p>
          </table:table-cell>
          <table:table-cell office:value-type="string" calcext:value-type="string">
            <text:p>N</text:p>
          </table:table-cell>
          <table:table-cell office:value-type="float" office:value="7105.15112" calcext:value-type="float">
            <text:p>7105.1511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.82" calcext:value-type="float">
            <text:p>2.82</text:p>
          </table:table-cell>
          <table:table-cell office:value-type="float" office:value="38.8" calcext:value-type="float">
            <text:p>38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A</text:p>
          </table:table-cell>
        </table:table-row>
        <table:table-row table:style-name="ro1">
          <table:table-cell/>
          <table:table-cell office:value-type="float" office:value="1.706733901E+018" calcext:value-type="float">
            <text:p>1.706733901E+018</text:p>
          </table:table-cell>
          <table:table-cell table:number-columns-repeated="25"/>
        </table:table-row>
        <table:table-row table:style-name="ro1">
          <table:table-cell office:value-type="float" office:value="1.70671590289713E+018" calcext:value-type="float">
            <text:p>1.70671590289713E+018</text:p>
          </table:table-cell>
          <table:table-cell office:value-type="float" office:value="74" calcext:value-type="float">
            <text:p>74</text:p>
          </table:table-cell>
          <table:table-cell office:value-type="float" office:value="1.70671590289263E+018" calcext:value-type="float">
            <text:p>1.70671590289263E+018</text:p>
          </table:table-cell>
          <table:table-cell/>
          <table:table-cell office:value-type="float" office:value="42.0044653333333" calcext:value-type="float">
            <text:p>42.0044653333333</text:p>
          </table:table-cell>
          <table:table-cell office:value-type="float" office:value="-71.0858405" calcext:value-type="float">
            <text:p>-71.0858405</text:p>
          </table:table-cell>
          <table:table-cell office:value-type="float" office:value="0" calcext:value-type="float">
            <text:p>0</text:p>
          </table:table-cell>
          <table:table-cell office:value-type="float" office:value="327263.675273368" calcext:value-type="float">
            <text:p>327263.675273368</text:p>
          </table:table-cell>
          <table:table-cell office:value-type="float" office:value="4652376.57062068" calcext:value-type="float">
            <text:p>4652376.5706206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$GPGGA</text:p>
          </table:table-cell>
          <table:table-cell office:value-type="float" office:value="154502" calcext:value-type="float">
            <text:p>154502</text:p>
          </table:table-cell>
          <table:table-cell office:value-type="float" office:value="4220.26792" calcext:value-type="float">
            <text:p>4220.26792</text:p>
          </table:table-cell>
          <table:table-cell office:value-type="string" calcext:value-type="string">
            <text:p>N</text:p>
          </table:table-cell>
          <table:table-cell office:value-type="float" office:value="7105.15043" calcext:value-type="float">
            <text:p>7105.1504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18" calcext:value-type="float">
            <text:p>1.18</text:p>
          </table:table-cell>
          <table:table-cell office:value-type="float" office:value="38.4" calcext:value-type="float">
            <text:p>38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5</text:p>
          </table:table-cell>
        </table:table-row>
        <table:table-row table:style-name="ro1">
          <table:table-cell/>
          <table:table-cell office:value-type="float" office:value="1.706733902E+018" calcext:value-type="float">
            <text:p>1.706733902E+018</text:p>
          </table:table-cell>
          <table:table-cell table:number-columns-repeated="25"/>
        </table:table-row>
        <table:table-row table:style-name="ro1">
          <table:table-cell office:value-type="float" office:value="1.7067159039052E+018" calcext:value-type="float">
            <text:p>1.7067159039052E+018</text:p>
          </table:table-cell>
          <table:table-cell office:value-type="float" office:value="75" calcext:value-type="float">
            <text:p>75</text:p>
          </table:table-cell>
          <table:table-cell office:value-type="float" office:value="1.70671590390069E+018" calcext:value-type="float">
            <text:p>1.70671590390069E+018</text:p>
          </table:table-cell>
          <table:table-cell/>
          <table:table-cell office:value-type="float" office:value="42.0044713333333" calcext:value-type="float">
            <text:p>42.0044713333333</text:p>
          </table:table-cell>
          <table:table-cell office:value-type="float" office:value="-71.0858281666667" calcext:value-type="float">
            <text:p>-71.0858281666667</text:p>
          </table:table-cell>
          <table:table-cell office:value-type="float" office:value="0" calcext:value-type="float">
            <text:p>0</text:p>
          </table:table-cell>
          <table:table-cell office:value-type="float" office:value="327264.71292847" calcext:value-type="float">
            <text:p>327264.71292847</text:p>
          </table:table-cell>
          <table:table-cell office:value-type="float" office:value="4652377.21194674" calcext:value-type="float">
            <text:p>4652377.211946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503" calcext:value-type="float">
            <text:p>154503</text:p>
          </table:table-cell>
          <table:table-cell office:value-type="float" office:value="4220.26828" calcext:value-type="float">
            <text:p>4220.26828</text:p>
          </table:table-cell>
          <table:table-cell office:value-type="string" calcext:value-type="string">
            <text:p>N</text:p>
          </table:table-cell>
          <table:table-cell office:value-type="float" office:value="7105.14969" calcext:value-type="float">
            <text:p>7105.1496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35" calcext:value-type="float">
            <text:p>1.35</text:p>
          </table:table-cell>
          <table:table-cell office:value-type="float" office:value="38.2" calcext:value-type="float">
            <text:p>38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3</text:p>
          </table:table-cell>
        </table:table-row>
        <table:table-row table:style-name="ro1">
          <table:table-cell/>
          <table:table-cell office:value-type="float" office:value="1.706733903E+018" calcext:value-type="float">
            <text:p>1.706733903E+018</text:p>
          </table:table-cell>
          <table:table-cell table:number-columns-repeated="25"/>
        </table:table-row>
        <table:table-row table:style-name="ro1">
          <table:table-cell office:value-type="float" office:value="1.70671590492095E+018" calcext:value-type="float">
            <text:p>1.70671590492095E+018</text:p>
          </table:table-cell>
          <table:table-cell office:value-type="float" office:value="76" calcext:value-type="float">
            <text:p>76</text:p>
          </table:table-cell>
          <table:table-cell office:value-type="float" office:value="1.70671590490881E+018" calcext:value-type="float">
            <text:p>1.70671590490881E+018</text:p>
          </table:table-cell>
          <table:table-cell/>
          <table:table-cell office:value-type="float" office:value="42.0044768333333" calcext:value-type="float">
            <text:p>42.0044768333333</text:p>
          </table:table-cell>
          <table:table-cell office:value-type="float" office:value="-71.0858151666667" calcext:value-type="float">
            <text:p>-71.0858151666667</text:p>
          </table:table-cell>
          <table:table-cell office:value-type="float" office:value="0" calcext:value-type="float">
            <text:p>0</text:p>
          </table:table-cell>
          <table:table-cell office:value-type="float" office:value="327265.804442037" calcext:value-type="float">
            <text:p>327265.804442037</text:p>
          </table:table-cell>
          <table:table-cell office:value-type="float" office:value="4652377.79640895" calcext:value-type="float">
            <text:p>4652377.7964089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504" calcext:value-type="float">
            <text:p>154504</text:p>
          </table:table-cell>
          <table:table-cell office:value-type="float" office:value="4220.26861" calcext:value-type="float">
            <text:p>4220.26861</text:p>
          </table:table-cell>
          <table:table-cell office:value-type="string" calcext:value-type="string">
            <text:p>N</text:p>
          </table:table-cell>
          <table:table-cell office:value-type="float" office:value="7105.14891" calcext:value-type="float">
            <text:p>7105.1489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37.9" calcext:value-type="float">
            <text:p>37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4</text:p>
          </table:table-cell>
        </table:table-row>
        <table:table-row table:style-name="ro1">
          <table:table-cell/>
          <table:table-cell office:value-type="float" office:value="1.706733904E+018" calcext:value-type="float">
            <text:p>1.706733904E+018</text:p>
          </table:table-cell>
          <table:table-cell table:number-columns-repeated="25"/>
        </table:table-row>
        <table:table-row table:style-name="ro1">
          <table:table-cell office:value-type="float" office:value="1.70671590592192E+018" calcext:value-type="float">
            <text:p>1.70671590592192E+018</text:p>
          </table:table-cell>
          <table:table-cell office:value-type="float" office:value="77" calcext:value-type="float">
            <text:p>77</text:p>
          </table:table-cell>
          <table:table-cell office:value-type="float" office:value="1.70671590591735E+018" calcext:value-type="float">
            <text:p>1.70671590591735E+018</text:p>
          </table:table-cell>
          <table:table-cell/>
          <table:table-cell office:value-type="float" office:value="42.0044811666667" calcext:value-type="float">
            <text:p>42.0044811666667</text:p>
          </table:table-cell>
          <table:table-cell office:value-type="float" office:value="-71.0858001666667" calcext:value-type="float">
            <text:p>-71.0858001666667</text:p>
          </table:table-cell>
          <table:table-cell office:value-type="float" office:value="0" calcext:value-type="float">
            <text:p>0</text:p>
          </table:table-cell>
          <table:table-cell office:value-type="float" office:value="327267.058433457" calcext:value-type="float">
            <text:p>327267.058433457</text:p>
          </table:table-cell>
          <table:table-cell office:value-type="float" office:value="4652378.24729157" calcext:value-type="float">
            <text:p>4652378.2472915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505" calcext:value-type="float">
            <text:p>154505</text:p>
          </table:table-cell>
          <table:table-cell office:value-type="float" office:value="4220.26887" calcext:value-type="float">
            <text:p>4220.26887</text:p>
          </table:table-cell>
          <table:table-cell office:value-type="string" calcext:value-type="string">
            <text:p>N</text:p>
          </table:table-cell>
          <table:table-cell office:value-type="float" office:value="7105.14801" calcext:value-type="float">
            <text:p>7105.1480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37.9" calcext:value-type="float">
            <text:p>37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4</text:p>
          </table:table-cell>
        </table:table-row>
        <table:table-row table:style-name="ro1">
          <table:table-cell/>
          <table:table-cell office:value-type="float" office:value="1.706733905E+018" calcext:value-type="float">
            <text:p>1.706733905E+018</text:p>
          </table:table-cell>
          <table:table-cell table:number-columns-repeated="25"/>
        </table:table-row>
        <table:table-row table:style-name="ro1">
          <table:table-cell office:value-type="float" office:value="1.70671590693057E+018" calcext:value-type="float">
            <text:p>1.70671590693057E+018</text:p>
          </table:table-cell>
          <table:table-cell office:value-type="float" office:value="78" calcext:value-type="float">
            <text:p>78</text:p>
          </table:table-cell>
          <table:table-cell office:value-type="float" office:value="1.7067159069258E+018" calcext:value-type="float">
            <text:p>1.7067159069258E+018</text:p>
          </table:table-cell>
          <table:table-cell/>
          <table:table-cell office:value-type="float" office:value="42.0044881666667" calcext:value-type="float">
            <text:p>42.0044881666667</text:p>
          </table:table-cell>
          <table:table-cell office:value-type="float" office:value="-71.0857878333333" calcext:value-type="float">
            <text:p>-71.0857878333333</text:p>
          </table:table-cell>
          <table:table-cell office:value-type="float" office:value="0" calcext:value-type="float">
            <text:p>0</text:p>
          </table:table-cell>
          <table:table-cell office:value-type="float" office:value="327268.098794169" calcext:value-type="float">
            <text:p>327268.098794169</text:p>
          </table:table-cell>
          <table:table-cell office:value-type="float" office:value="4652378.99965486" calcext:value-type="float">
            <text:p>4652378.9996548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2.81" calcext:value-type="float">
            <text:p>2.81</text:p>
          </table:table-cell>
          <table:table-cell office:value-type="string" calcext:value-type="string">
            <text:p>$GPGGA</text:p>
          </table:table-cell>
          <table:table-cell office:value-type="float" office:value="154506" calcext:value-type="float">
            <text:p>154506</text:p>
          </table:table-cell>
          <table:table-cell office:value-type="float" office:value="4220.26929" calcext:value-type="float">
            <text:p>4220.26929</text:p>
          </table:table-cell>
          <table:table-cell office:value-type="string" calcext:value-type="string">
            <text:p>N</text:p>
          </table:table-cell>
          <table:table-cell office:value-type="float" office:value="7105.14727" calcext:value-type="float">
            <text:p>7105.1472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.81" calcext:value-type="float">
            <text:p>2.81</text:p>
          </table:table-cell>
          <table:table-cell office:value-type="float" office:value="37.2" calcext:value-type="float">
            <text:p>37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E</text:p>
          </table:table-cell>
        </table:table-row>
        <table:table-row table:style-name="ro1">
          <table:table-cell/>
          <table:table-cell office:value-type="float" office:value="1.706733906E+018" calcext:value-type="float">
            <text:p>1.706733906E+018</text:p>
          </table:table-cell>
          <table:table-cell table:number-columns-repeated="25"/>
        </table:table-row>
        <table:table-row table:style-name="ro1">
          <table:table-cell office:value-type="float" office:value="1.70671590793914E+018" calcext:value-type="float">
            <text:p>1.70671590793914E+018</text:p>
          </table:table-cell>
          <table:table-cell office:value-type="float" office:value="79" calcext:value-type="float">
            <text:p>79</text:p>
          </table:table-cell>
          <table:table-cell office:value-type="float" office:value="1.70671590793443E+018" calcext:value-type="float">
            <text:p>1.70671590793443E+018</text:p>
          </table:table-cell>
          <table:table-cell/>
          <table:table-cell office:value-type="float" office:value="42.0044941666667" calcext:value-type="float">
            <text:p>42.0044941666667</text:p>
          </table:table-cell>
          <table:table-cell office:value-type="float" office:value="-71.0857751666667" calcext:value-type="float">
            <text:p>-71.0857751666667</text:p>
          </table:table-cell>
          <table:table-cell office:value-type="float" office:value="0" calcext:value-type="float">
            <text:p>0</text:p>
          </table:table-cell>
          <table:table-cell office:value-type="float" office:value="327269.164054372" calcext:value-type="float">
            <text:p>327269.164054372</text:p>
          </table:table-cell>
          <table:table-cell office:value-type="float" office:value="4652379.64030875" calcext:value-type="float">
            <text:p>4652379.6403087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507" calcext:value-type="float">
            <text:p>154507</text:p>
          </table:table-cell>
          <table:table-cell office:value-type="float" office:value="4220.26965" calcext:value-type="float">
            <text:p>4220.26965</text:p>
          </table:table-cell>
          <table:table-cell office:value-type="string" calcext:value-type="string">
            <text:p>N</text:p>
          </table:table-cell>
          <table:table-cell office:value-type="float" office:value="7105.14651" calcext:value-type="float">
            <text:p>7105.1465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36.7" calcext:value-type="float">
            <text:p>36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F</text:p>
          </table:table-cell>
        </table:table-row>
        <table:table-row table:style-name="ro1">
          <table:table-cell/>
          <table:table-cell office:value-type="float" office:value="1.706733907E+018" calcext:value-type="float">
            <text:p>1.706733907E+018</text:p>
          </table:table-cell>
          <table:table-cell table:number-columns-repeated="25"/>
        </table:table-row>
        <table:table-row table:style-name="ro1">
          <table:table-cell office:value-type="float" office:value="1.70671590894799E+018" calcext:value-type="float">
            <text:p>1.70671590894799E+018</text:p>
          </table:table-cell>
          <table:table-cell office:value-type="float" office:value="80" calcext:value-type="float">
            <text:p>80</text:p>
          </table:table-cell>
          <table:table-cell office:value-type="float" office:value="1.7067159089434E+018" calcext:value-type="float">
            <text:p>1.7067159089434E+018</text:p>
          </table:table-cell>
          <table:table-cell/>
          <table:table-cell office:value-type="float" office:value="42.0045018333333" calcext:value-type="float">
            <text:p>42.0045018333333</text:p>
          </table:table-cell>
          <table:table-cell office:value-type="float" office:value="-71.0857618333333" calcext:value-type="float">
            <text:p>-71.0857618333333</text:p>
          </table:table-cell>
          <table:table-cell office:value-type="float" office:value="0" calcext:value-type="float">
            <text:p>0</text:p>
          </table:table-cell>
          <table:table-cell office:value-type="float" office:value="327270.289036354" calcext:value-type="float">
            <text:p>327270.289036354</text:p>
          </table:table-cell>
          <table:table-cell office:value-type="float" office:value="4652380.46467844" calcext:value-type="float">
            <text:p>4652380.464678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508" calcext:value-type="float">
            <text:p>154508</text:p>
          </table:table-cell>
          <table:table-cell office:value-type="float" office:value="4220.27011" calcext:value-type="float">
            <text:p>4220.27011</text:p>
          </table:table-cell>
          <table:table-cell office:value-type="string" calcext:value-type="string">
            <text:p>N</text:p>
          </table:table-cell>
          <table:table-cell office:value-type="float" office:value="7105.14571" calcext:value-type="float">
            <text:p>7105.1457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35" calcext:value-type="float">
            <text:p>1.35</text:p>
          </table:table-cell>
          <table:table-cell office:value-type="float" office:value="36.2" calcext:value-type="float">
            <text:p>36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0</text:p>
          </table:table-cell>
        </table:table-row>
        <table:table-row table:style-name="ro1">
          <table:table-cell/>
          <table:table-cell office:value-type="float" office:value="1.706733908E+018" calcext:value-type="float">
            <text:p>1.706733908E+018</text:p>
          </table:table-cell>
          <table:table-cell table:number-columns-repeated="25"/>
        </table:table-row>
        <table:table-row table:style-name="ro1">
          <table:table-cell office:value-type="float" office:value="1.70671590995654E+018" calcext:value-type="float">
            <text:p>1.70671590995654E+018</text:p>
          </table:table-cell>
          <table:table-cell office:value-type="float" office:value="81" calcext:value-type="float">
            <text:p>81</text:p>
          </table:table-cell>
          <table:table-cell office:value-type="float" office:value="1.70671590995187E+018" calcext:value-type="float">
            <text:p>1.70671590995187E+018</text:p>
          </table:table-cell>
          <table:table-cell/>
          <table:table-cell office:value-type="float" office:value="42.0045061666667" calcext:value-type="float">
            <text:p>42.0045061666667</text:p>
          </table:table-cell>
          <table:table-cell office:value-type="float" office:value="-71.0857473333333" calcext:value-type="float">
            <text:p>-71.0857473333333</text:p>
          </table:table-cell>
          <table:table-cell office:value-type="float" office:value="0" calcext:value-type="float">
            <text:p>0</text:p>
          </table:table-cell>
          <table:table-cell office:value-type="float" office:value="327271.501618188" calcext:value-type="float">
            <text:p>327271.501618188</text:p>
          </table:table-cell>
          <table:table-cell office:value-type="float" office:value="4652380.91657103" calcext:value-type="float">
            <text:p>4652380.916571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509" calcext:value-type="float">
            <text:p>154509</text:p>
          </table:table-cell>
          <table:table-cell office:value-type="float" office:value="4220.27037" calcext:value-type="float">
            <text:p>4220.27037</text:p>
          </table:table-cell>
          <table:table-cell office:value-type="string" calcext:value-type="string">
            <text:p>N</text:p>
          </table:table-cell>
          <table:table-cell office:value-type="float" office:value="7105.14484" calcext:value-type="float">
            <text:p>7105.1448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35" calcext:value-type="float">
            <text:p>1.35</text:p>
          </table:table-cell>
          <table:table-cell office:value-type="float" office:value="36.2" calcext:value-type="float">
            <text:p>36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E</text:p>
          </table:table-cell>
        </table:table-row>
        <table:table-row table:style-name="ro1">
          <table:table-cell/>
          <table:table-cell office:value-type="float" office:value="1.706733909E+018" calcext:value-type="float">
            <text:p>1.706733909E+018</text:p>
          </table:table-cell>
          <table:table-cell table:number-columns-repeated="25"/>
        </table:table-row>
        <table:table-row table:style-name="ro1">
          <table:table-cell office:value-type="float" office:value="1.70671591096492E+018" calcext:value-type="float">
            <text:p>1.70671591096492E+018</text:p>
          </table:table-cell>
          <table:table-cell office:value-type="float" office:value="82" calcext:value-type="float">
            <text:p>82</text:p>
          </table:table-cell>
          <table:table-cell office:value-type="float" office:value="1.70671591096035E+018" calcext:value-type="float">
            <text:p>1.70671591096035E+018</text:p>
          </table:table-cell>
          <table:table-cell/>
          <table:table-cell office:value-type="float" office:value="42.0045131666667" calcext:value-type="float">
            <text:p>42.0045131666667</text:p>
          </table:table-cell>
          <table:table-cell office:value-type="float" office:value="-71.0857348333333" calcext:value-type="float">
            <text:p>-71.0857348333333</text:p>
          </table:table-cell>
          <table:table-cell office:value-type="float" office:value="0" calcext:value-type="float">
            <text:p>0</text:p>
          </table:table-cell>
          <table:table-cell office:value-type="float" office:value="327272.555780959" calcext:value-type="float">
            <text:p>327272.555780959</text:p>
          </table:table-cell>
          <table:table-cell office:value-type="float" office:value="4652381.66859856" calcext:value-type="float">
            <text:p>4652381.6685985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510" calcext:value-type="float">
            <text:p>154510</text:p>
          </table:table-cell>
          <table:table-cell office:value-type="float" office:value="4220.27079" calcext:value-type="float">
            <text:p>4220.27079</text:p>
          </table:table-cell>
          <table:table-cell office:value-type="string" calcext:value-type="string">
            <text:p>N</text:p>
          </table:table-cell>
          <table:table-cell office:value-type="float" office:value="7105.14409" calcext:value-type="float">
            <text:p>7105.1440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35.6" calcext:value-type="float">
            <text:p>35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1</text:p>
          </table:table-cell>
        </table:table-row>
        <table:table-row table:style-name="ro1">
          <table:table-cell/>
          <table:table-cell office:value-type="float" office:value="1.70673391E+018" calcext:value-type="float">
            <text:p>1.70673391E+018</text:p>
          </table:table-cell>
          <table:table-cell table:number-columns-repeated="25"/>
        </table:table-row>
        <table:table-row table:style-name="ro1">
          <table:table-cell office:value-type="float" office:value="1.70671591197353E+018" calcext:value-type="float">
            <text:p>1.70671591197353E+018</text:p>
          </table:table-cell>
          <table:table-cell office:value-type="float" office:value="83" calcext:value-type="float">
            <text:p>83</text:p>
          </table:table-cell>
          <table:table-cell office:value-type="float" office:value="1.70671591196886E+018" calcext:value-type="float">
            <text:p>1.70671591196886E+018</text:p>
          </table:table-cell>
          <table:table-cell/>
          <table:table-cell office:value-type="float" office:value="42.004523" calcext:value-type="float">
            <text:p>42.004523</text:p>
          </table:table-cell>
          <table:table-cell office:value-type="float" office:value="-71.0857238333333" calcext:value-type="float">
            <text:p>-71.0857238333333</text:p>
          </table:table-cell>
          <table:table-cell office:value-type="float" office:value="0" calcext:value-type="float">
            <text:p>0</text:p>
          </table:table-cell>
          <table:table-cell office:value-type="float" office:value="327273.493384395" calcext:value-type="float">
            <text:p>327273.493384395</text:p>
          </table:table-cell>
          <table:table-cell office:value-type="float" office:value="4652382.7382579" calcext:value-type="float">
            <text:p>4652382.738257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511" calcext:value-type="float">
            <text:p>154511</text:p>
          </table:table-cell>
          <table:table-cell office:value-type="float" office:value="4220.27138" calcext:value-type="float">
            <text:p>4220.27138</text:p>
          </table:table-cell>
          <table:table-cell office:value-type="string" calcext:value-type="string">
            <text:p>N</text:p>
          </table:table-cell>
          <table:table-cell office:value-type="float" office:value="7105.14343" calcext:value-type="float">
            <text:p>7105.1434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34.8" calcext:value-type="float">
            <text:p>34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2</text:p>
          </table:table-cell>
        </table:table-row>
        <table:table-row table:style-name="ro1">
          <table:table-cell/>
          <table:table-cell office:value-type="float" office:value="1.706733911E+018" calcext:value-type="float">
            <text:p>1.706733911E+018</text:p>
          </table:table-cell>
          <table:table-cell table:number-columns-repeated="25"/>
        </table:table-row>
        <table:table-row table:style-name="ro1">
          <table:table-cell office:value-type="float" office:value="1.70671591298186E+018" calcext:value-type="float">
            <text:p>1.70671591298186E+018</text:p>
          </table:table-cell>
          <table:table-cell office:value-type="float" office:value="84" calcext:value-type="float">
            <text:p>84</text:p>
          </table:table-cell>
          <table:table-cell office:value-type="float" office:value="1.70671591297722E+018" calcext:value-type="float">
            <text:p>1.70671591297722E+018</text:p>
          </table:table-cell>
          <table:table-cell/>
          <table:table-cell office:value-type="float" office:value="42.0045311666667" calcext:value-type="float">
            <text:p>42.0045311666667</text:p>
          </table:table-cell>
          <table:table-cell office:value-type="float" office:value="-71.0857118333333" calcext:value-type="float">
            <text:p>-71.0857118333333</text:p>
          </table:table-cell>
          <table:table-cell office:value-type="float" office:value="0" calcext:value-type="float">
            <text:p>0</text:p>
          </table:table-cell>
          <table:table-cell office:value-type="float" office:value="327274.50929499" calcext:value-type="float">
            <text:p>327274.50929499</text:p>
          </table:table-cell>
          <table:table-cell office:value-type="float" office:value="4652383.62083776" calcext:value-type="float">
            <text:p>4652383.620837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512" calcext:value-type="float">
            <text:p>154512</text:p>
          </table:table-cell>
          <table:table-cell office:value-type="float" office:value="4220.27187" calcext:value-type="float">
            <text:p>4220.27187</text:p>
          </table:table-cell>
          <table:table-cell office:value-type="string" calcext:value-type="string">
            <text:p>N</text:p>
          </table:table-cell>
          <table:table-cell office:value-type="float" office:value="7105.14271" calcext:value-type="float">
            <text:p>7105.1427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34.8" calcext:value-type="float">
            <text:p>34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5</text:p>
          </table:table-cell>
        </table:table-row>
        <table:table-row table:style-name="ro1">
          <table:table-cell/>
          <table:table-cell office:value-type="float" office:value="1.706733912E+018" calcext:value-type="float">
            <text:p>1.706733912E+018</text:p>
          </table:table-cell>
          <table:table-cell table:number-columns-repeated="25"/>
        </table:table-row>
        <table:table-row table:style-name="ro1">
          <table:table-cell office:value-type="float" office:value="1.70671591399056E+018" calcext:value-type="float">
            <text:p>1.70671591399056E+018</text:p>
          </table:table-cell>
          <table:table-cell office:value-type="float" office:value="85" calcext:value-type="float">
            <text:p>85</text:p>
          </table:table-cell>
          <table:table-cell office:value-type="float" office:value="1.70671591398578E+018" calcext:value-type="float">
            <text:p>1.70671591398578E+018</text:p>
          </table:table-cell>
          <table:table-cell/>
          <table:table-cell office:value-type="float" office:value="42.0045406666667" calcext:value-type="float">
            <text:p>42.0045406666667</text:p>
          </table:table-cell>
          <table:table-cell office:value-type="float" office:value="-71.0857008333333" calcext:value-type="float">
            <text:p>-71.0857008333333</text:p>
          </table:table-cell>
          <table:table-cell office:value-type="float" office:value="0" calcext:value-type="float">
            <text:p>0</text:p>
          </table:table-cell>
          <table:table-cell office:value-type="float" office:value="327275.445995864" calcext:value-type="float">
            <text:p>327275.445995864</text:p>
          </table:table-cell>
          <table:table-cell office:value-type="float" office:value="4652384.65348509" calcext:value-type="float">
            <text:p>4652384.6534850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513" calcext:value-type="float">
            <text:p>154513</text:p>
          </table:table-cell>
          <table:table-cell office:value-type="float" office:value="4220.27244" calcext:value-type="float">
            <text:p>4220.27244</text:p>
          </table:table-cell>
          <table:table-cell office:value-type="string" calcext:value-type="string">
            <text:p>N</text:p>
          </table:table-cell>
          <table:table-cell office:value-type="float" office:value="7105.14205" calcext:value-type="float">
            <text:p>7105.1420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3</text:p>
          </table:table-cell>
        </table:table-row>
        <table:table-row table:style-name="ro1">
          <table:table-cell/>
          <table:table-cell office:value-type="float" office:value="1.706733913E+018" calcext:value-type="float">
            <text:p>1.706733913E+018</text:p>
          </table:table-cell>
          <table:table-cell table:number-columns-repeated="25"/>
        </table:table-row>
        <table:table-row table:style-name="ro1">
          <table:table-cell office:value-type="float" office:value="1.70671591500637E+018" calcext:value-type="float">
            <text:p>1.70671591500637E+018</text:p>
          </table:table-cell>
          <table:table-cell office:value-type="float" office:value="86" calcext:value-type="float">
            <text:p>86</text:p>
          </table:table-cell>
          <table:table-cell office:value-type="float" office:value="1.70671591499424E+018" calcext:value-type="float">
            <text:p>1.70671591499424E+018</text:p>
          </table:table-cell>
          <table:table-cell/>
          <table:table-cell office:value-type="float" office:value="42.0045511666667" calcext:value-type="float">
            <text:p>42.0045511666667</text:p>
          </table:table-cell>
          <table:table-cell office:value-type="float" office:value="-71.085688" calcext:value-type="float">
            <text:p>-71.085688</text:p>
          </table:table-cell>
          <table:table-cell office:value-type="float" office:value="0" calcext:value-type="float">
            <text:p>0</text:p>
          </table:table-cell>
          <table:table-cell office:value-type="float" office:value="327276.537234679" calcext:value-type="float">
            <text:p>327276.537234679</text:p>
          </table:table-cell>
          <table:table-cell office:value-type="float" office:value="4652385.79346903" calcext:value-type="float">
            <text:p>4652385.793469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514" calcext:value-type="float">
            <text:p>154514</text:p>
          </table:table-cell>
          <table:table-cell office:value-type="float" office:value="4220.27307" calcext:value-type="float">
            <text:p>4220.27307</text:p>
          </table:table-cell>
          <table:table-cell office:value-type="string" calcext:value-type="string">
            <text:p>N</text:p>
          </table:table-cell>
          <table:table-cell office:value-type="float" office:value="7105.14128" calcext:value-type="float">
            <text:p>7105.1412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C</text:p>
          </table:table-cell>
        </table:table-row>
        <table:table-row table:style-name="ro1">
          <table:table-cell/>
          <table:table-cell office:value-type="float" office:value="1.706733914E+018" calcext:value-type="float">
            <text:p>1.706733914E+018</text:p>
          </table:table-cell>
          <table:table-cell table:number-columns-repeated="25"/>
        </table:table-row>
        <table:table-row table:style-name="ro1">
          <table:table-cell office:value-type="float" office:value="1.70671591600738E+018" calcext:value-type="float">
            <text:p>1.70671591600738E+018</text:p>
          </table:table-cell>
          <table:table-cell office:value-type="float" office:value="87" calcext:value-type="float">
            <text:p>87</text:p>
          </table:table-cell>
          <table:table-cell office:value-type="float" office:value="1.70671591600269E+018" calcext:value-type="float">
            <text:p>1.70671591600269E+018</text:p>
          </table:table-cell>
          <table:table-cell/>
          <table:table-cell office:value-type="float" office:value="42.0045621666667" calcext:value-type="float">
            <text:p>42.0045621666667</text:p>
          </table:table-cell>
          <table:table-cell office:value-type="float" office:value="-71.085677" calcext:value-type="float">
            <text:p>-71.085677</text:p>
          </table:table-cell>
          <table:table-cell office:value-type="float" office:value="0" calcext:value-type="float">
            <text:p>0</text:p>
          </table:table-cell>
          <table:table-cell office:value-type="float" office:value="327277.477994036" calcext:value-type="float">
            <text:p>327277.477994036</text:p>
          </table:table-cell>
          <table:table-cell office:value-type="float" office:value="4652386.99267174" calcext:value-type="float">
            <text:p>4652386.992671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515" calcext:value-type="float">
            <text:p>154515</text:p>
          </table:table-cell>
          <table:table-cell office:value-type="float" office:value="4220.27373" calcext:value-type="float">
            <text:p>4220.27373</text:p>
          </table:table-cell>
          <table:table-cell office:value-type="string" calcext:value-type="string">
            <text:p>N</text:p>
          </table:table-cell>
          <table:table-cell office:value-type="float" office:value="7105.14062" calcext:value-type="float">
            <text:p>7105.1406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32.8" calcext:value-type="float">
            <text:p>32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D</text:p>
          </table:table-cell>
        </table:table-row>
        <table:table-row table:style-name="ro1">
          <table:table-cell/>
          <table:table-cell office:value-type="float" office:value="1.706733915E+018" calcext:value-type="float">
            <text:p>1.706733915E+018</text:p>
          </table:table-cell>
          <table:table-cell table:number-columns-repeated="25"/>
        </table:table-row>
        <table:table-row table:style-name="ro1">
          <table:table-cell office:value-type="float" office:value="1.70671591701563E+018" calcext:value-type="float">
            <text:p>1.70671591701563E+018</text:p>
          </table:table-cell>
          <table:table-cell office:value-type="float" office:value="88" calcext:value-type="float">
            <text:p>88</text:p>
          </table:table-cell>
          <table:table-cell office:value-type="float" office:value="1.70671591701105E+018" calcext:value-type="float">
            <text:p>1.70671591701105E+018</text:p>
          </table:table-cell>
          <table:table-cell/>
          <table:table-cell office:value-type="float" office:value="42.0045738333333" calcext:value-type="float">
            <text:p>42.0045738333333</text:p>
          </table:table-cell>
          <table:table-cell office:value-type="float" office:value="-71.0856645" calcext:value-type="float">
            <text:p>-71.0856645</text:p>
          </table:table-cell>
          <table:table-cell office:value-type="float" office:value="0" calcext:value-type="float">
            <text:p>0</text:p>
          </table:table-cell>
          <table:table-cell office:value-type="float" office:value="327278.544783365" calcext:value-type="float">
            <text:p>327278.544783365</text:p>
          </table:table-cell>
          <table:table-cell office:value-type="float" office:value="4652388.26287161" calcext:value-type="float">
            <text:p>4652388.262871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516" calcext:value-type="float">
            <text:p>154516</text:p>
          </table:table-cell>
          <table:table-cell office:value-type="float" office:value="4220.27443" calcext:value-type="float">
            <text:p>4220.27443</text:p>
          </table:table-cell>
          <table:table-cell office:value-type="string" calcext:value-type="string">
            <text:p>N</text:p>
          </table:table-cell>
          <table:table-cell office:value-type="float" office:value="7105.13987" calcext:value-type="float">
            <text:p>7105.1398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32.3" calcext:value-type="float">
            <text:p>32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4</text:p>
          </table:table-cell>
        </table:table-row>
        <table:table-row table:style-name="ro1">
          <table:table-cell/>
          <table:table-cell office:value-type="float" office:value="1.706733916E+018" calcext:value-type="float">
            <text:p>1.706733916E+018</text:p>
          </table:table-cell>
          <table:table-cell table:number-columns-repeated="25"/>
        </table:table-row>
        <table:table-row table:style-name="ro1">
          <table:table-cell office:value-type="float" office:value="1.70671591802358E+018" calcext:value-type="float">
            <text:p>1.70671591802358E+018</text:p>
          </table:table-cell>
          <table:table-cell office:value-type="float" office:value="89" calcext:value-type="float">
            <text:p>89</text:p>
          </table:table-cell>
          <table:table-cell office:value-type="float" office:value="1.70671591801915E+018" calcext:value-type="float">
            <text:p>1.70671591801915E+018</text:p>
          </table:table-cell>
          <table:table-cell/>
          <table:table-cell office:value-type="float" office:value="42.3379183333333" calcext:value-type="float">
            <text:p>42.3379183333333</text:p>
          </table:table-cell>
          <table:table-cell office:value-type="float" office:value="-71.0856528333333" calcext:value-type="float">
            <text:p>-71.0856528333333</text:p>
          </table:table-cell>
          <table:table-cell office:value-type="float" office:value="0" calcext:value-type="float">
            <text:p>0</text:p>
          </table:table-cell>
          <table:table-cell office:value-type="float" office:value="328184.474431103" calcext:value-type="float">
            <text:p>328184.474431103</text:p>
          </table:table-cell>
          <table:table-cell office:value-type="float" office:value="4689402.66545165" calcext:value-type="float">
            <text:p>4689402.6654516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517" calcext:value-type="float">
            <text:p>154517</text:p>
          </table:table-cell>
          <table:table-cell office:value-type="float" office:value="4220.2751" calcext:value-type="float">
            <text:p>4220.2751</text:p>
          </table:table-cell>
          <table:table-cell office:value-type="string" calcext:value-type="string">
            <text:p>N</text:p>
          </table:table-cell>
          <table:table-cell office:value-type="float" office:value="7105.13917" calcext:value-type="float">
            <text:p>7105.1391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31.6" calcext:value-type="float">
            <text:p>31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D</text:p>
          </table:table-cell>
        </table:table-row>
        <table:table-row table:style-name="ro1">
          <table:table-cell/>
          <table:table-cell office:value-type="float" office:value="1.706733917E+018" calcext:value-type="float">
            <text:p>1.706733917E+018</text:p>
          </table:table-cell>
          <table:table-cell table:number-columns-repeated="25"/>
        </table:table-row>
        <table:table-row table:style-name="ro1">
          <table:table-cell office:value-type="float" office:value="1.70671591903209E+018" calcext:value-type="float">
            <text:p>1.70671591903209E+018</text:p>
          </table:table-cell>
          <table:table-cell office:value-type="float" office:value="90" calcext:value-type="float">
            <text:p>90</text:p>
          </table:table-cell>
          <table:table-cell office:value-type="float" office:value="1.70671591902745E+018" calcext:value-type="float">
            <text:p>1.70671591902745E+018</text:p>
          </table:table-cell>
          <table:table-cell/>
          <table:table-cell office:value-type="float" office:value="42.0045943333333" calcext:value-type="float">
            <text:p>42.0045943333333</text:p>
          </table:table-cell>
          <table:table-cell office:value-type="float" office:value="-71.085641" calcext:value-type="float">
            <text:p>-71.085641</text:p>
          </table:table-cell>
          <table:table-cell office:value-type="float" office:value="0" calcext:value-type="float">
            <text:p>0</text:p>
          </table:table-cell>
          <table:table-cell office:value-type="float" office:value="327280.54646771" calcext:value-type="float">
            <text:p>327280.54646771</text:p>
          </table:table-cell>
          <table:table-cell office:value-type="float" office:value="4652390.49169511" calcext:value-type="float">
            <text:p>4652390.491695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518" calcext:value-type="float">
            <text:p>154518</text:p>
          </table:table-cell>
          <table:table-cell office:value-type="float" office:value="4220.27566" calcext:value-type="float">
            <text:p>4220.27566</text:p>
          </table:table-cell>
          <table:table-cell office:value-type="string" calcext:value-type="string">
            <text:p>N</text:p>
          </table:table-cell>
          <table:table-cell office:value-type="float" office:value="7105.13846" calcext:value-type="float">
            <text:p>7105.1384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31.1" calcext:value-type="float">
            <text:p>31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1</text:p>
          </table:table-cell>
        </table:table-row>
        <table:table-row table:style-name="ro1">
          <table:table-cell/>
          <table:table-cell office:value-type="float" office:value="1.706733918E+018" calcext:value-type="float">
            <text:p>1.706733918E+018</text:p>
          </table:table-cell>
          <table:table-cell table:number-columns-repeated="25"/>
        </table:table-row>
        <table:table-row table:style-name="ro1">
          <table:table-cell office:value-type="float" office:value="1.70671592004839E+018" calcext:value-type="float">
            <text:p>1.70671592004839E+018</text:p>
          </table:table-cell>
          <table:table-cell office:value-type="float" office:value="91" calcext:value-type="float">
            <text:p>91</text:p>
          </table:table-cell>
          <table:table-cell office:value-type="float" office:value="1.70671592003592E+018" calcext:value-type="float">
            <text:p>1.70671592003592E+018</text:p>
          </table:table-cell>
          <table:table-cell/>
          <table:table-cell office:value-type="float" office:value="42.0046031666667" calcext:value-type="float">
            <text:p>42.0046031666667</text:p>
          </table:table-cell>
          <table:table-cell office:value-type="float" office:value="-71.0856293333333" calcext:value-type="float">
            <text:p>-71.0856293333333</text:p>
          </table:table-cell>
          <table:table-cell office:value-type="float" office:value="0" calcext:value-type="float">
            <text:p>0</text:p>
          </table:table-cell>
          <table:table-cell office:value-type="float" office:value="327281.536574499" calcext:value-type="float">
            <text:p>327281.536574499</text:p>
          </table:table-cell>
          <table:table-cell office:value-type="float" office:value="4652391.44897319" calcext:value-type="float">
            <text:p>4652391.448973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519" calcext:value-type="float">
            <text:p>154519</text:p>
          </table:table-cell>
          <table:table-cell office:value-type="float" office:value="4220.27619" calcext:value-type="float">
            <text:p>4220.27619</text:p>
          </table:table-cell>
          <table:table-cell office:value-type="string" calcext:value-type="string">
            <text:p>N</text:p>
          </table:table-cell>
          <table:table-cell office:value-type="float" office:value="7105.13776" calcext:value-type="float">
            <text:p>7105.1377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30.7" calcext:value-type="float">
            <text:p>30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0</text:p>
          </table:table-cell>
        </table:table-row>
        <table:table-row table:style-name="ro1">
          <table:table-cell/>
          <table:table-cell office:value-type="float" office:value="1.706733919E+018" calcext:value-type="float">
            <text:p>1.706733919E+018</text:p>
          </table:table-cell>
          <table:table-cell table:number-columns-repeated="25"/>
        </table:table-row>
        <table:table-row table:style-name="ro1">
          <table:table-cell office:value-type="float" office:value="1.70671592104899E+018" calcext:value-type="float">
            <text:p>1.70671592104899E+018</text:p>
          </table:table-cell>
          <table:table-cell office:value-type="float" office:value="92" calcext:value-type="float">
            <text:p>92</text:p>
          </table:table-cell>
          <table:table-cell office:value-type="float" office:value="1.70671592104443E+018" calcext:value-type="float">
            <text:p>1.70671592104443E+018</text:p>
          </table:table-cell>
          <table:table-cell/>
          <table:table-cell office:value-type="float" office:value="42.0046121666667" calcext:value-type="float">
            <text:p>42.0046121666667</text:p>
          </table:table-cell>
          <table:table-cell office:value-type="float" office:value="-71.0856168333333" calcext:value-type="float">
            <text:p>-71.0856168333333</text:p>
          </table:table-cell>
          <table:table-cell office:value-type="float" office:value="0" calcext:value-type="float">
            <text:p>0</text:p>
          </table:table-cell>
          <table:table-cell office:value-type="float" office:value="327282.596146568" calcext:value-type="float">
            <text:p>327282.596146568</text:p>
          </table:table-cell>
          <table:table-cell office:value-type="float" office:value="4652392.42307564" calcext:value-type="float">
            <text:p>4652392.4230756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520" calcext:value-type="float">
            <text:p>154520</text:p>
          </table:table-cell>
          <table:table-cell office:value-type="float" office:value="4220.27673" calcext:value-type="float">
            <text:p>4220.27673</text:p>
          </table:table-cell>
          <table:table-cell office:value-type="string" calcext:value-type="string">
            <text:p>N</text:p>
          </table:table-cell>
          <table:table-cell office:value-type="float" office:value="7105.13701" calcext:value-type="float">
            <text:p>7105.1370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35" calcext:value-type="float">
            <text:p>1.35</text:p>
          </table:table-cell>
          <table:table-cell office:value-type="float" office:value="30.2" calcext:value-type="float">
            <text:p>30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C</text:p>
          </table:table-cell>
        </table:table-row>
        <table:table-row table:style-name="ro1">
          <table:table-cell/>
          <table:table-cell office:value-type="float" office:value="1.70673392E+018" calcext:value-type="float">
            <text:p>1.70673392E+018</text:p>
          </table:table-cell>
          <table:table-cell table:number-columns-repeated="25"/>
        </table:table-row>
        <table:table-row table:style-name="ro1">
          <table:table-cell office:value-type="float" office:value="1.70671592205908E+018" calcext:value-type="float">
            <text:p>1.70671592205908E+018</text:p>
          </table:table-cell>
          <table:table-cell office:value-type="float" office:value="93" calcext:value-type="float">
            <text:p>93</text:p>
          </table:table-cell>
          <table:table-cell office:value-type="float" office:value="1.70671592205343E+018" calcext:value-type="float">
            <text:p>1.70671592205343E+018</text:p>
          </table:table-cell>
          <table:table-cell/>
          <table:table-cell office:value-type="float" office:value="42.0046221666667" calcext:value-type="float">
            <text:p>42.0046221666667</text:p>
          </table:table-cell>
          <table:table-cell office:value-type="float" office:value="-71.0856035" calcext:value-type="float">
            <text:p>-71.0856035</text:p>
          </table:table-cell>
          <table:table-cell office:value-type="float" office:value="0" calcext:value-type="float">
            <text:p>0</text:p>
          </table:table-cell>
          <table:table-cell office:value-type="float" office:value="327283.727438836" calcext:value-type="float">
            <text:p>327283.727438836</text:p>
          </table:table-cell>
          <table:table-cell office:value-type="float" office:value="4652393.50653312" calcext:value-type="float">
            <text:p>4652393.506533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521" calcext:value-type="float">
            <text:p>154521</text:p>
          </table:table-cell>
          <table:table-cell office:value-type="float" office:value="4220.27733" calcext:value-type="float">
            <text:p>4220.27733</text:p>
          </table:table-cell>
          <table:table-cell office:value-type="string" calcext:value-type="string">
            <text:p>N</text:p>
          </table:table-cell>
          <table:table-cell office:value-type="float" office:value="7105.13621" calcext:value-type="float">
            <text:p>7105.1362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35" calcext:value-type="float">
            <text:p>1.35</text:p>
          </table:table-cell>
          <table:table-cell office:value-type="float" office:value="30.1" calcext:value-type="float">
            <text:p>30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8</text:p>
          </table:table-cell>
        </table:table-row>
        <table:table-row table:style-name="ro1">
          <table:table-cell/>
          <table:table-cell office:value-type="float" office:value="1.706733921E+018" calcext:value-type="float">
            <text:p>1.706733921E+018</text:p>
          </table:table-cell>
          <table:table-cell table:number-columns-repeated="25"/>
        </table:table-row>
        <table:table-row table:style-name="ro1">
          <table:table-cell office:value-type="float" office:value="1.70671592306794E+018" calcext:value-type="float">
            <text:p>1.70671592306794E+018</text:p>
          </table:table-cell>
          <table:table-cell office:value-type="float" office:value="94" calcext:value-type="float">
            <text:p>94</text:p>
          </table:table-cell>
          <table:table-cell office:value-type="float" office:value="1.70671592306333E+018" calcext:value-type="float">
            <text:p>1.70671592306333E+018</text:p>
          </table:table-cell>
          <table:table-cell/>
          <table:table-cell office:value-type="float" office:value="42.0046271666667" calcext:value-type="float">
            <text:p>42.0046271666667</text:p>
          </table:table-cell>
          <table:table-cell office:value-type="float" office:value="-71.0855895" calcext:value-type="float">
            <text:p>-71.0855895</text:p>
          </table:table-cell>
          <table:table-cell office:value-type="float" office:value="0" calcext:value-type="float">
            <text:p>0</text:p>
          </table:table-cell>
          <table:table-cell office:value-type="float" office:value="327284.900412757" calcext:value-type="float">
            <text:p>327284.900412757</text:p>
          </table:table-cell>
          <table:table-cell office:value-type="float" office:value="4652394.03346154" calcext:value-type="float">
            <text:p>4652394.0334615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522" calcext:value-type="float">
            <text:p>154522</text:p>
          </table:table-cell>
          <table:table-cell office:value-type="float" office:value="4220.27763" calcext:value-type="float">
            <text:p>4220.27763</text:p>
          </table:table-cell>
          <table:table-cell office:value-type="string" calcext:value-type="string">
            <text:p>N</text:p>
          </table:table-cell>
          <table:table-cell office:value-type="float" office:value="7105.13537" calcext:value-type="float">
            <text:p>7105.1353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35" calcext:value-type="float">
            <text:p>1.35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F</text:p>
          </table:table-cell>
        </table:table-row>
        <table:table-row table:style-name="ro1">
          <table:table-cell/>
          <table:table-cell office:value-type="float" office:value="1.706733922E+018" calcext:value-type="float">
            <text:p>1.706733922E+018</text:p>
          </table:table-cell>
          <table:table-cell table:number-columns-repeated="25"/>
        </table:table-row>
        <table:table-row table:style-name="ro1">
          <table:table-cell office:value-type="float" office:value="1.70671592407575E+018" calcext:value-type="float">
            <text:p>1.70671592407575E+018</text:p>
          </table:table-cell>
          <table:table-cell office:value-type="float" office:value="95" calcext:value-type="float">
            <text:p>95</text:p>
          </table:table-cell>
          <table:table-cell office:value-type="float" office:value="1.70671592407134E+018" calcext:value-type="float">
            <text:p>1.70671592407134E+018</text:p>
          </table:table-cell>
          <table:table-cell/>
          <table:table-cell office:value-type="float" office:value="42.0046351666667" calcext:value-type="float">
            <text:p>42.0046351666667</text:p>
          </table:table-cell>
          <table:table-cell office:value-type="float" office:value="-71.0855768333333" calcext:value-type="float">
            <text:p>-71.0855768333333</text:p>
          </table:table-cell>
          <table:table-cell office:value-type="float" office:value="0" calcext:value-type="float">
            <text:p>0</text:p>
          </table:table-cell>
          <table:table-cell office:value-type="float" office:value="327285.971080975" calcext:value-type="float">
            <text:p>327285.971080975</text:p>
          </table:table-cell>
          <table:table-cell office:value-type="float" office:value="4652394.89619135" calcext:value-type="float">
            <text:p>4652394.896191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523" calcext:value-type="float">
            <text:p>154523</text:p>
          </table:table-cell>
          <table:table-cell office:value-type="float" office:value="4220.27811" calcext:value-type="float">
            <text:p>4220.27811</text:p>
          </table:table-cell>
          <table:table-cell office:value-type="string" calcext:value-type="string">
            <text:p>N</text:p>
          </table:table-cell>
          <table:table-cell office:value-type="float" office:value="7105.13461" calcext:value-type="float">
            <text:p>7105.1346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35" calcext:value-type="float">
            <text:p>1.35</text:p>
          </table:table-cell>
          <table:table-cell office:value-type="float" office:value="30.2" calcext:value-type="float">
            <text:p>30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0</text:p>
          </table:table-cell>
        </table:table-row>
        <table:table-row table:style-name="ro1">
          <table:table-cell/>
          <table:table-cell office:value-type="float" office:value="1.706733923E+018" calcext:value-type="float">
            <text:p>1.706733923E+018</text:p>
          </table:table-cell>
          <table:table-cell table:number-columns-repeated="25"/>
        </table:table-row>
        <table:table-row table:style-name="ro1">
          <table:table-cell office:value-type="float" office:value="1.70671592508566E+018" calcext:value-type="float">
            <text:p>1.70671592508566E+018</text:p>
          </table:table-cell>
          <table:table-cell office:value-type="float" office:value="96" calcext:value-type="float">
            <text:p>96</text:p>
          </table:table-cell>
          <table:table-cell office:value-type="float" office:value="1.70671592507524E+018" calcext:value-type="float">
            <text:p>1.70671592507524E+018</text:p>
          </table:table-cell>
          <table:table-cell/>
          <table:table-cell office:value-type="float" office:value="42.0046428333333" calcext:value-type="float">
            <text:p>42.0046428333333</text:p>
          </table:table-cell>
          <table:table-cell office:value-type="float" office:value="-71.085563" calcext:value-type="float">
            <text:p>-71.085563</text:p>
          </table:table-cell>
          <table:table-cell office:value-type="float" office:value="0" calcext:value-type="float">
            <text:p>0</text:p>
          </table:table-cell>
          <table:table-cell office:value-type="float" office:value="327287.137467296" calcext:value-type="float">
            <text:p>327287.137467296</text:p>
          </table:table-cell>
          <table:table-cell office:value-type="float" office:value="4652395.7195545" calcext:value-type="float">
            <text:p>4652395.719554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524" calcext:value-type="float">
            <text:p>154524</text:p>
          </table:table-cell>
          <table:table-cell office:value-type="float" office:value="4220.27857" calcext:value-type="float">
            <text:p>4220.27857</text:p>
          </table:table-cell>
          <table:table-cell office:value-type="string" calcext:value-type="string">
            <text:p>N</text:p>
          </table:table-cell>
          <table:table-cell office:value-type="float" office:value="7105.13378" calcext:value-type="float">
            <text:p>7105.1337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35" calcext:value-type="float">
            <text:p>1.35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B</text:p>
          </table:table-cell>
        </table:table-row>
        <table:table-row table:style-name="ro1">
          <table:table-cell/>
          <table:table-cell office:value-type="float" office:value="1.706733924E+018" calcext:value-type="float">
            <text:p>1.706733924E+018</text:p>
          </table:table-cell>
          <table:table-cell table:number-columns-repeated="25"/>
        </table:table-row>
        <table:table-row table:style-name="ro1">
          <table:table-cell office:value-type="float" office:value="1.70671592608794E+018" calcext:value-type="float">
            <text:p>1.70671592608794E+018</text:p>
          </table:table-cell>
          <table:table-cell office:value-type="float" office:value="97" calcext:value-type="float">
            <text:p>97</text:p>
          </table:table-cell>
          <table:table-cell office:value-type="float" office:value="1.70671592608342E+018" calcext:value-type="float">
            <text:p>1.70671592608342E+018</text:p>
          </table:table-cell>
          <table:table-cell/>
          <table:table-cell office:value-type="float" office:value="42.0046503333333" calcext:value-type="float">
            <text:p>42.0046503333333</text:p>
          </table:table-cell>
          <table:table-cell office:value-type="float" office:value="-71.0855496666667" calcext:value-type="float">
            <text:p>-71.0855496666667</text:p>
          </table:table-cell>
          <table:table-cell office:value-type="float" office:value="0" calcext:value-type="float">
            <text:p>0</text:p>
          </table:table-cell>
          <table:table-cell office:value-type="float" office:value="327288.261993658" calcext:value-type="float">
            <text:p>327288.261993658</text:p>
          </table:table-cell>
          <table:table-cell office:value-type="float" office:value="4652396.5254208" calcext:value-type="float">
            <text:p>4652396.52542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525" calcext:value-type="float">
            <text:p>154525</text:p>
          </table:table-cell>
          <table:table-cell office:value-type="float" office:value="4220.27902" calcext:value-type="float">
            <text:p>4220.27902</text:p>
          </table:table-cell>
          <table:table-cell office:value-type="string" calcext:value-type="string">
            <text:p>N</text:p>
          </table:table-cell>
          <table:table-cell office:value-type="float" office:value="7105.13298" calcext:value-type="float">
            <text:p>7105.1329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35" calcext:value-type="float">
            <text:p>1.35</text:p>
          </table:table-cell>
          <table:table-cell office:value-type="float" office:value="30.2" calcext:value-type="float">
            <text:p>30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5</text:p>
          </table:table-cell>
        </table:table-row>
        <table:table-row table:style-name="ro1">
          <table:table-cell/>
          <table:table-cell office:value-type="float" office:value="1.706733925E+018" calcext:value-type="float">
            <text:p>1.706733925E+018</text:p>
          </table:table-cell>
          <table:table-cell table:number-columns-repeated="25"/>
        </table:table-row>
        <table:table-row table:style-name="ro1">
          <table:table-cell office:value-type="float" office:value="1.70671592709588E+018" calcext:value-type="float">
            <text:p>1.70671592709588E+018</text:p>
          </table:table-cell>
          <table:table-cell office:value-type="float" office:value="98" calcext:value-type="float">
            <text:p>98</text:p>
          </table:table-cell>
          <table:table-cell office:value-type="float" office:value="1.7067159270914E+018" calcext:value-type="float">
            <text:p>1.7067159270914E+018</text:p>
          </table:table-cell>
          <table:table-cell/>
          <table:table-cell office:value-type="float" office:value="42.004656" calcext:value-type="float">
            <text:p>42.004656</text:p>
          </table:table-cell>
          <table:table-cell office:value-type="float" office:value="-71.0855361666667" calcext:value-type="float">
            <text:p>-71.0855361666667</text:p>
          </table:table-cell>
          <table:table-cell office:value-type="float" office:value="0" calcext:value-type="float">
            <text:p>0</text:p>
          </table:table-cell>
          <table:table-cell office:value-type="float" office:value="327289.39536192" calcext:value-type="float">
            <text:p>327289.39536192</text:p>
          </table:table-cell>
          <table:table-cell office:value-type="float" office:value="4652397.12738353" calcext:value-type="float">
            <text:p>4652397.1273835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GPGGA</text:p>
          </table:table-cell>
          <table:table-cell office:value-type="float" office:value="154526" calcext:value-type="float">
            <text:p>154526</text:p>
          </table:table-cell>
          <table:table-cell office:value-type="float" office:value="4220.27936" calcext:value-type="float">
            <text:p>4220.27936</text:p>
          </table:table-cell>
          <table:table-cell office:value-type="string" calcext:value-type="string">
            <text:p>N</text:p>
          </table:table-cell>
          <table:table-cell office:value-type="float" office:value="7105.13217" calcext:value-type="float">
            <text:p>7105.1321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.2" calcext:value-type="float">
            <text:p>30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0</text:p>
          </table:table-cell>
        </table:table-row>
        <table:table-row table:style-name="ro1">
          <table:table-cell/>
          <table:table-cell office:value-type="float" office:value="1.706733926E+018" calcext:value-type="float">
            <text:p>1.706733926E+018</text:p>
          </table:table-cell>
          <table:table-cell table:number-columns-repeated="25"/>
        </table:table-row>
        <table:table-row table:style-name="ro1">
          <table:table-cell office:value-type="float" office:value="1.70671592810399E+018" calcext:value-type="float">
            <text:p>1.70671592810399E+018</text:p>
          </table:table-cell>
          <table:table-cell office:value-type="float" office:value="99" calcext:value-type="float">
            <text:p>99</text:p>
          </table:table-cell>
          <table:table-cell office:value-type="float" office:value="1.70671592809956E+018" calcext:value-type="float">
            <text:p>1.70671592809956E+018</text:p>
          </table:table-cell>
          <table:table-cell/>
          <table:table-cell office:value-type="float" office:value="42.0046621666667" calcext:value-type="float">
            <text:p>42.0046621666667</text:p>
          </table:table-cell>
          <table:table-cell office:value-type="float" office:value="-71.0855231666667" calcext:value-type="float">
            <text:p>-71.0855231666667</text:p>
          </table:table-cell>
          <table:table-cell office:value-type="float" office:value="0" calcext:value-type="float">
            <text:p>0</text:p>
          </table:table-cell>
          <table:table-cell office:value-type="float" office:value="327290.48867421" calcext:value-type="float">
            <text:p>327290.48867421</text:p>
          </table:table-cell>
          <table:table-cell office:value-type="float" office:value="4652397.7858739" calcext:value-type="float">
            <text:p>4652397.785873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GPGGA</text:p>
          </table:table-cell>
          <table:table-cell office:value-type="float" office:value="154527" calcext:value-type="float">
            <text:p>154527</text:p>
          </table:table-cell>
          <table:table-cell office:value-type="float" office:value="4220.27973" calcext:value-type="float">
            <text:p>4220.27973</text:p>
          </table:table-cell>
          <table:table-cell office:value-type="string" calcext:value-type="string">
            <text:p>N</text:p>
          </table:table-cell>
          <table:table-cell office:value-type="float" office:value="7105.13139" calcext:value-type="float">
            <text:p>7105.1313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E</text:p>
          </table:table-cell>
        </table:table-row>
        <table:table-row table:style-name="ro1">
          <table:table-cell/>
          <table:table-cell office:value-type="float" office:value="1.706733927E+018" calcext:value-type="float">
            <text:p>1.706733927E+018</text:p>
          </table:table-cell>
          <table:table-cell table:number-columns-repeated="25"/>
        </table:table-row>
        <table:table-row table:style-name="ro1">
          <table:table-cell office:value-type="float" office:value="1.70671592911198E+018" calcext:value-type="float">
            <text:p>1.70671592911198E+018</text:p>
          </table:table-cell>
          <table:table-cell office:value-type="float" office:value="100" calcext:value-type="float">
            <text:p>100</text:p>
          </table:table-cell>
          <table:table-cell office:value-type="float" office:value="1.70671592910755E+018" calcext:value-type="float">
            <text:p>1.70671592910755E+018</text:p>
          </table:table-cell>
          <table:table-cell/>
          <table:table-cell office:value-type="float" office:value="42.0046678333333" calcext:value-type="float">
            <text:p>42.0046678333333</text:p>
          </table:table-cell>
          <table:table-cell office:value-type="float" office:value="-71.0855096666667" calcext:value-type="float">
            <text:p>-71.0855096666667</text:p>
          </table:table-cell>
          <table:table-cell office:value-type="float" office:value="0" calcext:value-type="float">
            <text:p>0</text:p>
          </table:table-cell>
          <table:table-cell office:value-type="float" office:value="327291.622042073" calcext:value-type="float">
            <text:p>327291.622042073</text:p>
          </table:table-cell>
          <table:table-cell office:value-type="float" office:value="4652398.38783698" calcext:value-type="float">
            <text:p>4652398.3878369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GPGGA</text:p>
          </table:table-cell>
          <table:table-cell office:value-type="float" office:value="154528" calcext:value-type="float">
            <text:p>154528</text:p>
          </table:table-cell>
          <table:table-cell office:value-type="float" office:value="4220.28007" calcext:value-type="float">
            <text:p>4220.28007</text:p>
          </table:table-cell>
          <table:table-cell office:value-type="string" calcext:value-type="string">
            <text:p>N</text:p>
          </table:table-cell>
          <table:table-cell office:value-type="float" office:value="7105.13058" calcext:value-type="float">
            <text:p>7105.1305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2</text:p>
          </table:table-cell>
        </table:table-row>
        <table:table-row table:style-name="ro1">
          <table:table-cell/>
          <table:table-cell office:value-type="float" office:value="1.706733928E+018" calcext:value-type="float">
            <text:p>1.706733928E+018</text:p>
          </table:table-cell>
          <table:table-cell table:number-columns-repeated="25"/>
        </table:table-row>
        <table:table-row table:style-name="ro1">
          <table:table-cell office:value-type="float" office:value="1.70671593012786E+018" calcext:value-type="float">
            <text:p>1.70671593012786E+018</text:p>
          </table:table-cell>
          <table:table-cell office:value-type="float" office:value="101" calcext:value-type="float">
            <text:p>101</text:p>
          </table:table-cell>
          <table:table-cell office:value-type="float" office:value="1.70671593011567E+018" calcext:value-type="float">
            <text:p>1.70671593011567E+018</text:p>
          </table:table-cell>
          <table:table-cell/>
          <table:table-cell office:value-type="float" office:value="42.0046735" calcext:value-type="float">
            <text:p>42.0046735</text:p>
          </table:table-cell>
          <table:table-cell office:value-type="float" office:value="-71.0854965" calcext:value-type="float">
            <text:p>-71.0854965</text:p>
          </table:table-cell>
          <table:table-cell office:value-type="float" office:value="0" calcext:value-type="float">
            <text:p>0</text:p>
          </table:table-cell>
          <table:table-cell office:value-type="float" office:value="327292.727803944" calcext:value-type="float">
            <text:p>327292.727803944</text:p>
          </table:table-cell>
          <table:table-cell office:value-type="float" office:value="4652398.99047295" calcext:value-type="float">
            <text:p>4652398.9904729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GPGGA</text:p>
          </table:table-cell>
          <table:table-cell office:value-type="float" office:value="154529" calcext:value-type="float">
            <text:p>154529</text:p>
          </table:table-cell>
          <table:table-cell office:value-type="float" office:value="4220.28041" calcext:value-type="float">
            <text:p>4220.28041</text:p>
          </table:table-cell>
          <table:table-cell office:value-type="string" calcext:value-type="string">
            <text:p>N</text:p>
          </table:table-cell>
          <table:table-cell office:value-type="float" office:value="7105.12979" calcext:value-type="float">
            <text:p>7105.1297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2</text:p>
          </table:table-cell>
        </table:table-row>
        <table:table-row table:style-name="ro1">
          <table:table-cell/>
          <table:table-cell office:value-type="float" office:value="1.706733929E+018" calcext:value-type="float">
            <text:p>1.706733929E+018</text:p>
          </table:table-cell>
          <table:table-cell table:number-columns-repeated="25"/>
        </table:table-row>
        <table:table-row table:style-name="ro1">
          <table:table-cell office:value-type="float" office:value="1.70671593112813E+018" calcext:value-type="float">
            <text:p>1.70671593112813E+018</text:p>
          </table:table-cell>
          <table:table-cell office:value-type="float" office:value="102" calcext:value-type="float">
            <text:p>102</text:p>
          </table:table-cell>
          <table:table-cell office:value-type="float" office:value="1.70671593112369E+018" calcext:value-type="float">
            <text:p>1.70671593112369E+018</text:p>
          </table:table-cell>
          <table:table-cell/>
          <table:table-cell office:value-type="float" office:value="42.3380133333333" calcext:value-type="float">
            <text:p>42.3380133333333</text:p>
          </table:table-cell>
          <table:table-cell office:value-type="float" office:value="-71.0854845" calcext:value-type="float">
            <text:p>-71.0854845</text:p>
          </table:table-cell>
          <table:table-cell office:value-type="float" office:value="0" calcext:value-type="float">
            <text:p>0</text:p>
          </table:table-cell>
          <table:table-cell office:value-type="float" office:value="328198.600983954" calcext:value-type="float">
            <text:p>328198.600983954</text:p>
          </table:table-cell>
          <table:table-cell office:value-type="float" office:value="4689412.87434874" calcext:value-type="float">
            <text:p>4689412.874348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$GPGGA</text:p>
          </table:table-cell>
          <table:table-cell office:value-type="float" office:value="154530" calcext:value-type="float">
            <text:p>154530</text:p>
          </table:table-cell>
          <table:table-cell office:value-type="float" office:value="4220.2808" calcext:value-type="float">
            <text:p>4220.2808</text:p>
          </table:table-cell>
          <table:table-cell office:value-type="string" calcext:value-type="string">
            <text:p>N</text:p>
          </table:table-cell>
          <table:table-cell office:value-type="float" office:value="7105.12907" calcext:value-type="float">
            <text:p>7105.1290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5</text:p>
          </table:table-cell>
        </table:table-row>
        <table:table-row table:style-name="ro1">
          <table:table-cell/>
          <table:table-cell office:value-type="float" office:value="1.70673393E+018" calcext:value-type="float">
            <text:p>1.70673393E+018</text:p>
          </table:table-cell>
          <table:table-cell table:number-columns-repeated="25"/>
        </table:table-row>
        <table:table-row table:style-name="ro1">
          <table:table-cell office:value-type="float" office:value="1.70671593213623E+018" calcext:value-type="float">
            <text:p>1.70671593213623E+018</text:p>
          </table:table-cell>
          <table:table-cell office:value-type="float" office:value="103" calcext:value-type="float">
            <text:p>103</text:p>
          </table:table-cell>
          <table:table-cell office:value-type="float" office:value="1.70671593213171E+018" calcext:value-type="float">
            <text:p>1.70671593213171E+018</text:p>
          </table:table-cell>
          <table:table-cell/>
          <table:table-cell office:value-type="float" office:value="42.004686" calcext:value-type="float">
            <text:p>42.004686</text:p>
          </table:table-cell>
          <table:table-cell office:value-type="float" office:value="-71.0854726666667" calcext:value-type="float">
            <text:p>-71.0854726666667</text:p>
          </table:table-cell>
          <table:table-cell office:value-type="float" office:value="0" calcext:value-type="float">
            <text:p>0</text:p>
          </table:table-cell>
          <table:table-cell office:value-type="float" office:value="327294.735440428" calcext:value-type="float">
            <text:p>327294.735440428</text:p>
          </table:table-cell>
          <table:table-cell office:value-type="float" office:value="4652400.33033355" calcext:value-type="float">
            <text:p>4652400.3303335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$GPGGA</text:p>
          </table:table-cell>
          <table:table-cell office:value-type="float" office:value="154531" calcext:value-type="float">
            <text:p>154531</text:p>
          </table:table-cell>
          <table:table-cell office:value-type="float" office:value="4220.28116" calcext:value-type="float">
            <text:p>4220.28116</text:p>
          </table:table-cell>
          <table:table-cell office:value-type="string" calcext:value-type="string">
            <text:p>N</text:p>
          </table:table-cell>
          <table:table-cell office:value-type="float" office:value="7105.12836" calcext:value-type="float">
            <text:p>7105.1283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  <table:table-cell office:value-type="float" office:value="29.3" calcext:value-type="float">
            <text:p>29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F</text:p>
          </table:table-cell>
        </table:table-row>
        <table:table-row table:style-name="ro1">
          <table:table-cell/>
          <table:table-cell office:value-type="float" office:value="1.706733931E+018" calcext:value-type="float">
            <text:p>1.706733931E+018</text:p>
          </table:table-cell>
          <table:table-cell table:number-columns-repeated="25"/>
        </table:table-row>
        <table:table-row table:style-name="ro1">
          <table:table-cell office:value-type="float" office:value="1.70671593315024E+018" calcext:value-type="float">
            <text:p>1.70671593315024E+018</text:p>
          </table:table-cell>
          <table:table-cell office:value-type="float" office:value="104" calcext:value-type="float">
            <text:p>104</text:p>
          </table:table-cell>
          <table:table-cell office:value-type="float" office:value="1.70671593314466E+018" calcext:value-type="float">
            <text:p>1.70671593314466E+018</text:p>
          </table:table-cell>
          <table:table-cell/>
          <table:table-cell office:value-type="float" office:value="42.0046928333333" calcext:value-type="float">
            <text:p>42.0046928333333</text:p>
          </table:table-cell>
          <table:table-cell office:value-type="float" office:value="-71.0854616666667" calcext:value-type="float">
            <text:p>-71.0854616666667</text:p>
          </table:table-cell>
          <table:table-cell office:value-type="float" office:value="0" calcext:value-type="float">
            <text:p>0</text:p>
          </table:table-cell>
          <table:table-cell office:value-type="float" office:value="327295.664920834" calcext:value-type="float">
            <text:p>327295.664920834</text:p>
          </table:table-cell>
          <table:table-cell office:value-type="float" office:value="4652401.06688543" calcext:value-type="float">
            <text:p>4652401.066885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4532" calcext:value-type="float">
            <text:p>154532</text:p>
          </table:table-cell>
          <table:table-cell office:value-type="float" office:value="4220.28157" calcext:value-type="float">
            <text:p>4220.28157</text:p>
          </table:table-cell>
          <table:table-cell office:value-type="string" calcext:value-type="string">
            <text:p>N</text:p>
          </table:table-cell>
          <table:table-cell office:value-type="float" office:value="7105.1277" calcext:value-type="float">
            <text:p>7105.127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2" calcext:value-type="float">
            <text:p>1.0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8</text:p>
          </table:table-cell>
        </table:table-row>
        <table:table-row table:style-name="ro1">
          <table:table-cell/>
          <table:table-cell office:value-type="float" office:value="1.706733932E+018" calcext:value-type="float">
            <text:p>1.706733932E+018</text:p>
          </table:table-cell>
          <table:table-cell table:number-columns-repeated="25"/>
        </table:table-row>
        <table:table-row table:style-name="ro1">
          <table:table-cell office:value-type="float" office:value="1.7067159341572E+018" calcext:value-type="float">
            <text:p>1.7067159341572E+018</text:p>
          </table:table-cell>
          <table:table-cell office:value-type="float" office:value="105" calcext:value-type="float">
            <text:p>105</text:p>
          </table:table-cell>
          <table:table-cell office:value-type="float" office:value="1.70671593415273E+018" calcext:value-type="float">
            <text:p>1.70671593415273E+018</text:p>
          </table:table-cell>
          <table:table-cell/>
          <table:table-cell office:value-type="float" office:value="42.0046975" calcext:value-type="float">
            <text:p>42.0046975</text:p>
          </table:table-cell>
          <table:table-cell office:value-type="float" office:value="-72.7521166666667" calcext:value-type="float">
            <text:p>-72.7521166666667</text:p>
          </table:table-cell>
          <table:table-cell office:value-type="float" office:value="0" calcext:value-type="float">
            <text:p>0</text:p>
          </table:table-cell>
          <table:table-cell office:value-type="float" office:value="686155.729931545" calcext:value-type="float">
            <text:p>686155.729931545</text:p>
          </table:table-cell>
          <table:table-cell office:value-type="float" office:value="4652742.14808083" calcext:value-type="float">
            <text:p>4652742.1480808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$GPGGA</text:p>
          </table:table-cell>
          <table:table-cell office:value-type="float" office:value="154533" calcext:value-type="float">
            <text:p>154533</text:p>
          </table:table-cell>
          <table:table-cell office:value-type="float" office:value="4220.28185" calcext:value-type="float">
            <text:p>4220.28185</text:p>
          </table:table-cell>
          <table:table-cell office:value-type="string" calcext:value-type="string">
            <text:p>N</text:p>
          </table:table-cell>
          <table:table-cell office:value-type="float" office:value="7105.127" calcext:value-type="float">
            <text:p>7105.12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  <table:table-cell office:value-type="float" office:value="28.9" calcext:value-type="float">
            <text:p>28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6</text:p>
          </table:table-cell>
        </table:table-row>
        <table:table-row table:style-name="ro1">
          <table:table-cell/>
          <table:table-cell office:value-type="float" office:value="1.706733933E+018" calcext:value-type="float">
            <text:p>1.706733933E+018</text:p>
          </table:table-cell>
          <table:table-cell table:number-columns-repeated="25"/>
        </table:table-row>
        <table:table-row table:style-name="ro1">
          <table:table-cell office:value-type="float" office:value="1.70671593516514E+018" calcext:value-type="float">
            <text:p>1.70671593516514E+018</text:p>
          </table:table-cell>
          <table:table-cell office:value-type="float" office:value="106" calcext:value-type="float">
            <text:p>106</text:p>
          </table:table-cell>
          <table:table-cell office:value-type="float" office:value="1.70671593516071E+018" calcext:value-type="float">
            <text:p>1.70671593516071E+018</text:p>
          </table:table-cell>
          <table:table-cell/>
          <table:table-cell office:value-type="float" office:value="42.0047015" calcext:value-type="float">
            <text:p>42.0047015</text:p>
          </table:table-cell>
          <table:table-cell office:value-type="float" office:value="-71.0854385" calcext:value-type="float">
            <text:p>-71.0854385</text:p>
          </table:table-cell>
          <table:table-cell office:value-type="float" office:value="0" calcext:value-type="float">
            <text:p>0</text:p>
          </table:table-cell>
          <table:table-cell office:value-type="float" office:value="327297.606972625" calcext:value-type="float">
            <text:p>327297.606972625</text:p>
          </table:table-cell>
          <table:table-cell office:value-type="float" office:value="4652401.98245136" calcext:value-type="float">
            <text:p>4652401.982451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$GPGGA</text:p>
          </table:table-cell>
          <table:table-cell office:value-type="float" office:value="154534" calcext:value-type="float">
            <text:p>154534</text:p>
          </table:table-cell>
          <table:table-cell office:value-type="float" office:value="4220.28209" calcext:value-type="float">
            <text:p>4220.28209</text:p>
          </table:table-cell>
          <table:table-cell office:value-type="string" calcext:value-type="string">
            <text:p>N</text:p>
          </table:table-cell>
          <table:table-cell office:value-type="float" office:value="7105.12631" calcext:value-type="float">
            <text:p>7105.1263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  <table:table-cell office:value-type="float" office:value="28.6" calcext:value-type="float">
            <text:p>28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A</text:p>
          </table:table-cell>
        </table:table-row>
        <table:table-row table:style-name="ro1">
          <table:table-cell/>
          <table:table-cell office:value-type="float" office:value="1.706733934E+018" calcext:value-type="float">
            <text:p>1.706733934E+018</text:p>
          </table:table-cell>
          <table:table-cell table:number-columns-repeated="25"/>
        </table:table-row>
        <table:table-row table:style-name="ro1">
          <table:table-cell office:value-type="float" office:value="1.70671593617337E+018" calcext:value-type="float">
            <text:p>1.70671593617337E+018</text:p>
          </table:table-cell>
          <table:table-cell office:value-type="float" office:value="107" calcext:value-type="float">
            <text:p>107</text:p>
          </table:table-cell>
          <table:table-cell office:value-type="float" office:value="1.70671593616878E+018" calcext:value-type="float">
            <text:p>1.70671593616878E+018</text:p>
          </table:table-cell>
          <table:table-cell/>
          <table:table-cell office:value-type="float" office:value="42.3380383333333" calcext:value-type="float">
            <text:p>42.3380383333333</text:p>
          </table:table-cell>
          <table:table-cell office:value-type="float" office:value="-71.0854285" calcext:value-type="float">
            <text:p>-71.0854285</text:p>
          </table:table-cell>
          <table:table-cell office:value-type="float" office:value="0" calcext:value-type="float">
            <text:p>0</text:p>
          </table:table-cell>
          <table:table-cell office:value-type="float" office:value="328203.282516743" calcext:value-type="float">
            <text:p>328203.282516743</text:p>
          </table:table-cell>
          <table:table-cell office:value-type="float" office:value="4689415.53726256" calcext:value-type="float">
            <text:p>4689415.5372625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4535" calcext:value-type="float">
            <text:p>154535</text:p>
          </table:table-cell>
          <table:table-cell office:value-type="float" office:value="4220.2823" calcext:value-type="float">
            <text:p>4220.2823</text:p>
          </table:table-cell>
          <table:table-cell office:value-type="string" calcext:value-type="string">
            <text:p>N</text:p>
          </table:table-cell>
          <table:table-cell office:value-type="float" office:value="7105.12571" calcext:value-type="float">
            <text:p>7105.1257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2" calcext:value-type="float">
            <text:p>1.02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8</text:p>
          </table:table-cell>
        </table:table-row>
        <table:table-row table:style-name="ro1">
          <table:table-cell/>
          <table:table-cell office:value-type="float" office:value="1.706733935E+018" calcext:value-type="float">
            <text:p>1.706733935E+018</text:p>
          </table:table-cell>
          <table:table-cell table:number-columns-repeated="25"/>
        </table:table-row>
        <table:table-row table:style-name="ro1">
          <table:table-cell office:value-type="float" office:value="1.7067159371812E+018" calcext:value-type="float">
            <text:p>1.7067159371812E+018</text:p>
          </table:table-cell>
          <table:table-cell office:value-type="float" office:value="108" calcext:value-type="float">
            <text:p>108</text:p>
          </table:table-cell>
          <table:table-cell office:value-type="float" office:value="1.70671593717685E+018" calcext:value-type="float">
            <text:p>1.70671593717685E+018</text:p>
          </table:table-cell>
          <table:table-cell/>
          <table:table-cell office:value-type="float" office:value="42.0047115" calcext:value-type="float">
            <text:p>42.0047115</text:p>
          </table:table-cell>
          <table:table-cell office:value-type="float" office:value="-71.0854173333333" calcext:value-type="float">
            <text:p>-71.0854173333333</text:p>
          </table:table-cell>
          <table:table-cell office:value-type="float" office:value="0" calcext:value-type="float">
            <text:p>0</text:p>
          </table:table-cell>
          <table:table-cell office:value-type="float" office:value="327299.386996833" calcext:value-type="float">
            <text:p>327299.386996833</text:p>
          </table:table-cell>
          <table:table-cell office:value-type="float" office:value="4652403.05010293" calcext:value-type="float">
            <text:p>4652403.0501029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$GPGGA</text:p>
          </table:table-cell>
          <table:table-cell office:value-type="float" office:value="154536" calcext:value-type="float">
            <text:p>154536</text:p>
          </table:table-cell>
          <table:table-cell office:value-type="float" office:value="4220.28269" calcext:value-type="float">
            <text:p>4220.28269</text:p>
          </table:table-cell>
          <table:table-cell office:value-type="string" calcext:value-type="string">
            <text:p>N</text:p>
          </table:table-cell>
          <table:table-cell office:value-type="float" office:value="7105.12504" calcext:value-type="float">
            <text:p>7105.1250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38" calcext:value-type="float">
            <text:p>1.38</text:p>
          </table:table-cell>
          <table:table-cell office:value-type="float" office:value="28.4" calcext:value-type="float">
            <text:p>28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E</text:p>
          </table:table-cell>
        </table:table-row>
        <table:table-row table:style-name="ro1">
          <table:table-cell/>
          <table:table-cell office:value-type="float" office:value="1.706733936E+018" calcext:value-type="float">
            <text:p>1.706733936E+018</text:p>
          </table:table-cell>
          <table:table-cell table:number-columns-repeated="25"/>
        </table:table-row>
        <table:table-row table:style-name="ro1">
          <table:table-cell office:value-type="float" office:value="1.70671593818659E+018" calcext:value-type="float">
            <text:p>1.70671593818659E+018</text:p>
          </table:table-cell>
          <table:table-cell office:value-type="float" office:value="109" calcext:value-type="float">
            <text:p>109</text:p>
          </table:table-cell>
          <table:table-cell office:value-type="float" office:value="1.70671593818377E+018" calcext:value-type="float">
            <text:p>1.70671593818377E+018</text:p>
          </table:table-cell>
          <table:table-cell/>
          <table:table-cell office:value-type="float" office:value="42.0047175" calcext:value-type="float">
            <text:p>42.0047175</text:p>
          </table:table-cell>
          <table:table-cell office:value-type="float" office:value="-71.0854063333333" calcext:value-type="float">
            <text:p>-71.0854063333333</text:p>
          </table:table-cell>
          <table:table-cell office:value-type="float" office:value="0" calcext:value-type="float">
            <text:p>0</text:p>
          </table:table-cell>
          <table:table-cell office:value-type="float" office:value="327300.314221643" calcext:value-type="float">
            <text:p>327300.314221643</text:p>
          </table:table-cell>
          <table:table-cell office:value-type="float" office:value="4652403.69412477" calcext:value-type="float">
            <text:p>4652403.694124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$GPGGA</text:p>
          </table:table-cell>
          <table:table-cell office:value-type="float" office:value="154537" calcext:value-type="float">
            <text:p>154537</text:p>
          </table:table-cell>
          <table:table-cell office:value-type="float" office:value="4220.28305" calcext:value-type="float">
            <text:p>4220.28305</text:p>
          </table:table-cell>
          <table:table-cell office:value-type="string" calcext:value-type="string">
            <text:p>N</text:p>
          </table:table-cell>
          <table:table-cell office:value-type="float" office:value="7105.12438" calcext:value-type="float">
            <text:p>7105.1243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0</text:p>
          </table:table-cell>
        </table:table-row>
        <table:table-row table:style-name="ro1">
          <table:table-cell/>
          <table:table-cell office:value-type="float" office:value="1.706733937E+018" calcext:value-type="float">
            <text:p>1.706733937E+018</text:p>
          </table:table-cell>
          <table:table-cell table:number-columns-repeated="25"/>
        </table:table-row>
        <table:table-row table:style-name="ro1">
          <table:table-cell office:value-type="float" office:value="1.70671593919627E+018" calcext:value-type="float">
            <text:p>1.70671593919627E+018</text:p>
          </table:table-cell>
          <table:table-cell office:value-type="float" office:value="110" calcext:value-type="float">
            <text:p>110</text:p>
          </table:table-cell>
          <table:table-cell office:value-type="float" office:value="1.70671593919174E+018" calcext:value-type="float">
            <text:p>1.70671593919174E+018</text:p>
          </table:table-cell>
          <table:table-cell/>
          <table:table-cell office:value-type="float" office:value="42.3380516666667" calcext:value-type="float">
            <text:p>42.3380516666667</text:p>
          </table:table-cell>
          <table:table-cell office:value-type="float" office:value="-71.0853966666667" calcext:value-type="float">
            <text:p>-71.0853966666667</text:p>
          </table:table-cell>
          <table:table-cell office:value-type="float" office:value="0" calcext:value-type="float">
            <text:p>0</text:p>
          </table:table-cell>
          <table:table-cell office:value-type="float" office:value="328205.941352627" calcext:value-type="float">
            <text:p>328205.941352627</text:p>
          </table:table-cell>
          <table:table-cell office:value-type="float" office:value="4689416.95351105" calcext:value-type="float">
            <text:p>4689416.9535110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$GPGGA</text:p>
          </table:table-cell>
          <table:table-cell office:value-type="float" office:value="154538" calcext:value-type="float">
            <text:p>154538</text:p>
          </table:table-cell>
          <table:table-cell office:value-type="float" office:value="4220.2831" calcext:value-type="float">
            <text:p>4220.2831</text:p>
          </table:table-cell>
          <table:table-cell office:value-type="string" calcext:value-type="string">
            <text:p>N</text:p>
          </table:table-cell>
          <table:table-cell office:value-type="float" office:value="7105.1238" calcext:value-type="float">
            <text:p>7105.123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27.4" calcext:value-type="float">
            <text:p>27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4</text:p>
          </table:table-cell>
        </table:table-row>
        <table:table-row table:style-name="ro1">
          <table:table-cell/>
          <table:table-cell office:value-type="float" office:value="1.706733938E+018" calcext:value-type="float">
            <text:p>1.706733938E+018</text:p>
          </table:table-cell>
          <table:table-cell table:number-columns-repeated="25"/>
        </table:table-row>
        <table:table-row table:style-name="ro1">
          <table:table-cell office:value-type="float" office:value="1.70671594021185E+018" calcext:value-type="float">
            <text:p>1.70671594021185E+018</text:p>
          </table:table-cell>
          <table:table-cell office:value-type="float" office:value="111" calcext:value-type="float">
            <text:p>111</text:p>
          </table:table-cell>
          <table:table-cell office:value-type="float" office:value="1.7067159401998E+018" calcext:value-type="float">
            <text:p>1.7067159401998E+018</text:p>
          </table:table-cell>
          <table:table-cell/>
          <table:table-cell office:value-type="float" office:value="42.0047226666667" calcext:value-type="float">
            <text:p>42.0047226666667</text:p>
          </table:table-cell>
          <table:table-cell office:value-type="float" office:value="-71.0853836666667" calcext:value-type="float">
            <text:p>-71.0853836666667</text:p>
          </table:table-cell>
          <table:table-cell office:value-type="float" office:value="0" calcext:value-type="float">
            <text:p>0</text:p>
          </table:table-cell>
          <table:table-cell office:value-type="float" office:value="327302.205393596" calcext:value-type="float">
            <text:p>327302.205393596</text:p>
          </table:table-cell>
          <table:table-cell office:value-type="float" office:value="4652404.22207233" calcext:value-type="float">
            <text:p>4652404.222072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$GPGGA</text:p>
          </table:table-cell>
          <table:table-cell office:value-type="float" office:value="154539" calcext:value-type="float">
            <text:p>154539</text:p>
          </table:table-cell>
          <table:table-cell office:value-type="float" office:value="4220.28336" calcext:value-type="float">
            <text:p>4220.28336</text:p>
          </table:table-cell>
          <table:table-cell office:value-type="string" calcext:value-type="string">
            <text:p>N</text:p>
          </table:table-cell>
          <table:table-cell office:value-type="float" office:value="7105.12302" calcext:value-type="float">
            <text:p>7105.1230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38" calcext:value-type="float">
            <text:p>1.38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5</text:p>
          </table:table-cell>
        </table:table-row>
        <table:table-row table:style-name="ro1">
          <table:table-cell/>
          <table:table-cell office:value-type="float" office:value="1.706733939E+018" calcext:value-type="float">
            <text:p>1.706733939E+018</text:p>
          </table:table-cell>
          <table:table-cell table:number-columns-repeated="25"/>
        </table:table-row>
        <table:table-row table:style-name="ro1">
          <table:table-cell office:value-type="float" office:value="1.70671594121276E+018" calcext:value-type="float">
            <text:p>1.70671594121276E+018</text:p>
          </table:table-cell>
          <table:table-cell office:value-type="float" office:value="112" calcext:value-type="float">
            <text:p>112</text:p>
          </table:table-cell>
          <table:table-cell office:value-type="float" office:value="1.70671594120825E+018" calcext:value-type="float">
            <text:p>1.70671594120825E+018</text:p>
          </table:table-cell>
          <table:table-cell/>
          <table:table-cell office:value-type="float" office:value="42.0047246666667" calcext:value-type="float">
            <text:p>42.0047246666667</text:p>
          </table:table-cell>
          <table:table-cell office:value-type="float" office:value="-71.0853725" calcext:value-type="float">
            <text:p>-71.0853725</text:p>
          </table:table-cell>
          <table:table-cell office:value-type="float" office:value="0" calcext:value-type="float">
            <text:p>0</text:p>
          </table:table-cell>
          <table:table-cell office:value-type="float" office:value="327303.135598275" calcext:value-type="float">
            <text:p>327303.135598275</text:p>
          </table:table-cell>
          <table:table-cell office:value-type="float" office:value="4652404.42161119" calcext:value-type="float">
            <text:p>4652404.421611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$GPGGA</text:p>
          </table:table-cell>
          <table:table-cell office:value-type="float" office:value="154540" calcext:value-type="float">
            <text:p>154540</text:p>
          </table:table-cell>
          <table:table-cell office:value-type="float" office:value="4220.28348" calcext:value-type="float">
            <text:p>4220.28348</text:p>
          </table:table-cell>
          <table:table-cell office:value-type="string" calcext:value-type="string">
            <text:p>N</text:p>
          </table:table-cell>
          <table:table-cell office:value-type="float" office:value="7105.12235" calcext:value-type="float">
            <text:p>7105.1223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38" calcext:value-type="float">
            <text:p>1.38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5</text:p>
          </table:table-cell>
        </table:table-row>
        <table:table-row table:style-name="ro1">
          <table:table-cell/>
          <table:table-cell office:value-type="float" office:value="1.70673394E+018" calcext:value-type="float">
            <text:p>1.70673394E+018</text:p>
          </table:table-cell>
          <table:table-cell table:number-columns-repeated="25"/>
        </table:table-row>
        <table:table-row table:style-name="ro1">
          <table:table-cell office:value-type="float" office:value="1.70671594222081E+018" calcext:value-type="float">
            <text:p>1.70671594222081E+018</text:p>
          </table:table-cell>
          <table:table-cell office:value-type="float" office:value="113" calcext:value-type="float">
            <text:p>113</text:p>
          </table:table-cell>
          <table:table-cell office:value-type="float" office:value="1.70671594221632E+018" calcext:value-type="float">
            <text:p>1.70671594221632E+018</text:p>
          </table:table-cell>
          <table:table-cell/>
          <table:table-cell office:value-type="float" office:value="42.0047308333333" calcext:value-type="float">
            <text:p>42.0047308333333</text:p>
          </table:table-cell>
          <table:table-cell office:value-type="float" office:value="-71.0853613333333" calcext:value-type="float">
            <text:p>-71.0853613333333</text:p>
          </table:table-cell>
          <table:table-cell office:value-type="float" office:value="0" calcext:value-type="float">
            <text:p>0</text:p>
          </table:table-cell>
          <table:table-cell office:value-type="float" office:value="327304.077076373" calcext:value-type="float">
            <text:p>327304.077076373</text:p>
          </table:table-cell>
          <table:table-cell office:value-type="float" office:value="4652405.0838033" calcext:value-type="float">
            <text:p>4652405.08380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4541" calcext:value-type="float">
            <text:p>154541</text:p>
          </table:table-cell>
          <table:table-cell office:value-type="float" office:value="4220.28385" calcext:value-type="float">
            <text:p>4220.28385</text:p>
          </table:table-cell>
          <table:table-cell office:value-type="string" calcext:value-type="string">
            <text:p>N</text:p>
          </table:table-cell>
          <table:table-cell office:value-type="float" office:value="7105.12168" calcext:value-type="float">
            <text:p>7105.1216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2" calcext:value-type="float">
            <text:p>1.02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5</text:p>
          </table:table-cell>
        </table:table-row>
        <table:table-row table:style-name="ro1">
          <table:table-cell/>
          <table:table-cell office:value-type="float" office:value="1.706733941E+018" calcext:value-type="float">
            <text:p>1.706733941E+018</text:p>
          </table:table-cell>
          <table:table-cell table:number-columns-repeated="25"/>
        </table:table-row>
        <table:table-row table:style-name="ro1">
          <table:table-cell office:value-type="float" office:value="1.70671594322883E+018" calcext:value-type="float">
            <text:p>1.70671594322883E+018</text:p>
          </table:table-cell>
          <table:table-cell office:value-type="float" office:value="114" calcext:value-type="float">
            <text:p>114</text:p>
          </table:table-cell>
          <table:table-cell office:value-type="float" office:value="1.70671594322446E+018" calcext:value-type="float">
            <text:p>1.70671594322446E+018</text:p>
          </table:table-cell>
          <table:table-cell/>
          <table:table-cell office:value-type="float" office:value="42.0047335" calcext:value-type="float">
            <text:p>42.0047335</text:p>
          </table:table-cell>
          <table:table-cell office:value-type="float" office:value="-71.0853526666667" calcext:value-type="float">
            <text:p>-71.0853526666667</text:p>
          </table:table-cell>
          <table:table-cell office:value-type="float" office:value="0" calcext:value-type="float">
            <text:p>0</text:p>
          </table:table-cell>
          <table:table-cell office:value-type="float" office:value="327304.802041365" calcext:value-type="float">
            <text:p>327304.802041365</text:p>
          </table:table-cell>
          <table:table-cell office:value-type="float" office:value="4652405.3624119" calcext:value-type="float">
            <text:p>4652405.36241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$GPGGA</text:p>
          </table:table-cell>
          <table:table-cell office:value-type="float" office:value="154542" calcext:value-type="float">
            <text:p>154542</text:p>
          </table:table-cell>
          <table:table-cell office:value-type="float" office:value="4220.28401" calcext:value-type="float">
            <text:p>4220.28401</text:p>
          </table:table-cell>
          <table:table-cell office:value-type="string" calcext:value-type="string">
            <text:p>N</text:p>
          </table:table-cell>
          <table:table-cell office:value-type="float" office:value="7105.12116" calcext:value-type="float">
            <text:p>7105.1211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89" calcext:value-type="float">
            <text:p>0.8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D</text:p>
          </table:table-cell>
        </table:table-row>
        <table:table-row table:style-name="ro1">
          <table:table-cell/>
          <table:table-cell office:value-type="float" office:value="1.706733942E+018" calcext:value-type="float">
            <text:p>1.706733942E+018</text:p>
          </table:table-cell>
          <table:table-cell table:number-columns-repeated="25"/>
        </table:table-row>
        <table:table-row table:style-name="ro1">
          <table:table-cell office:value-type="float" office:value="1.70671594423688E+018" calcext:value-type="float">
            <text:p>1.70671594423688E+018</text:p>
          </table:table-cell>
          <table:table-cell office:value-type="float" office:value="115" calcext:value-type="float">
            <text:p>115</text:p>
          </table:table-cell>
          <table:table-cell office:value-type="float" office:value="1.7067159442324E+018" calcext:value-type="float">
            <text:p>1.7067159442324E+018</text:p>
          </table:table-cell>
          <table:table-cell/>
          <table:table-cell office:value-type="float" office:value="42.0047338333333" calcext:value-type="float">
            <text:p>42.0047338333333</text:p>
          </table:table-cell>
          <table:table-cell office:value-type="float" office:value="-71.085344" calcext:value-type="float">
            <text:p>-71.085344</text:p>
          </table:table-cell>
          <table:table-cell office:value-type="float" office:value="0" calcext:value-type="float">
            <text:p>0</text:p>
          </table:table-cell>
          <table:table-cell office:value-type="float" office:value="327305.5206932" calcext:value-type="float">
            <text:p>327305.5206932</text:p>
          </table:table-cell>
          <table:table-cell office:value-type="float" office:value="4652405.38193484" calcext:value-type="float">
            <text:p>4652405.3819348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$GPGGA</text:p>
          </table:table-cell>
          <table:table-cell office:value-type="float" office:value="154543" calcext:value-type="float">
            <text:p>154543</text:p>
          </table:table-cell>
          <table:table-cell office:value-type="float" office:value="4220.28403" calcext:value-type="float">
            <text:p>4220.28403</text:p>
          </table:table-cell>
          <table:table-cell office:value-type="string" calcext:value-type="string">
            <text:p>N</text:p>
          </table:table-cell>
          <table:table-cell office:value-type="float" office:value="7105.12064" calcext:value-type="float">
            <text:p>7105.1206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19" calcext:value-type="float">
            <text:p>1.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2</text:p>
          </table:table-cell>
        </table:table-row>
        <table:table-row table:style-name="ro1">
          <table:table-cell/>
          <table:table-cell office:value-type="float" office:value="1.706733943E+018" calcext:value-type="float">
            <text:p>1.706733943E+018</text:p>
          </table:table-cell>
          <table:table-cell table:number-columns-repeated="25"/>
        </table:table-row>
        <table:table-row table:style-name="ro1">
          <table:table-cell office:value-type="float" office:value="1.70671594525246E+018" calcext:value-type="float">
            <text:p>1.70671594525246E+018</text:p>
          </table:table-cell>
          <table:table-cell office:value-type="float" office:value="116" calcext:value-type="float">
            <text:p>116</text:p>
          </table:table-cell>
          <table:table-cell office:value-type="float" office:value="1.70671594524049E+018" calcext:value-type="float">
            <text:p>1.70671594524049E+018</text:p>
          </table:table-cell>
          <table:table-cell/>
          <table:table-cell office:value-type="float" office:value="42.004733" calcext:value-type="float">
            <text:p>42.004733</text:p>
          </table:table-cell>
          <table:table-cell office:value-type="float" office:value="-71.0853361666667" calcext:value-type="float">
            <text:p>-71.0853361666667</text:p>
          </table:table-cell>
          <table:table-cell office:value-type="float" office:value="0" calcext:value-type="float">
            <text:p>0</text:p>
          </table:table-cell>
          <table:table-cell office:value-type="float" office:value="327306.167174073" calcext:value-type="float">
            <text:p>327306.167174073</text:p>
          </table:table-cell>
          <table:table-cell office:value-type="float" office:value="4652405.27359662" calcext:value-type="float">
            <text:p>4652405.273596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$GPGGA</text:p>
          </table:table-cell>
          <table:table-cell office:value-type="float" office:value="154544" calcext:value-type="float">
            <text:p>154544</text:p>
          </table:table-cell>
          <table:table-cell office:value-type="float" office:value="4220.28398" calcext:value-type="float">
            <text:p>4220.28398</text:p>
          </table:table-cell>
          <table:table-cell office:value-type="string" calcext:value-type="string">
            <text:p>N</text:p>
          </table:table-cell>
          <table:table-cell office:value-type="float" office:value="7105.12017" calcext:value-type="float">
            <text:p>7105.1201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89" calcext:value-type="float">
            <text:p>0.89</text:p>
          </table:table-cell>
          <table:table-cell office:value-type="float" office:value="28.3" calcext:value-type="float">
            <text:p>28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F</text:p>
          </table:table-cell>
        </table:table-row>
        <table:table-row table:style-name="ro1">
          <table:table-cell/>
          <table:table-cell office:value-type="float" office:value="1.706733944E+018" calcext:value-type="float">
            <text:p>1.706733944E+018</text:p>
          </table:table-cell>
          <table:table-cell table:number-columns-repeated="25"/>
        </table:table-row>
        <table:table-row table:style-name="ro1">
          <table:table-cell office:value-type="float" office:value="1.70671594625291E+018" calcext:value-type="float">
            <text:p>1.70671594625291E+018</text:p>
          </table:table-cell>
          <table:table-cell office:value-type="float" office:value="117" calcext:value-type="float">
            <text:p>117</text:p>
          </table:table-cell>
          <table:table-cell office:value-type="float" office:value="1.70671594624846E+018" calcext:value-type="float">
            <text:p>1.70671594624846E+018</text:p>
          </table:table-cell>
          <table:table-cell/>
          <table:table-cell office:value-type="float" office:value="42.0047345" calcext:value-type="float">
            <text:p>42.0047345</text:p>
          </table:table-cell>
          <table:table-cell office:value-type="float" office:value="-71.0853288333333" calcext:value-type="float">
            <text:p>-71.0853288333333</text:p>
          </table:table-cell>
          <table:table-cell office:value-type="float" office:value="0" calcext:value-type="float">
            <text:p>0</text:p>
          </table:table-cell>
          <table:table-cell office:value-type="float" office:value="327306.778559359" calcext:value-type="float">
            <text:p>327306.778559359</text:p>
          </table:table-cell>
          <table:table-cell office:value-type="float" office:value="4652405.4253532" calcext:value-type="float">
            <text:p>4652405.42535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$GPGGA</text:p>
          </table:table-cell>
          <table:table-cell office:value-type="float" office:value="154545" calcext:value-type="float">
            <text:p>154545</text:p>
          </table:table-cell>
          <table:table-cell office:value-type="float" office:value="4220.28407" calcext:value-type="float">
            <text:p>4220.28407</text:p>
          </table:table-cell>
          <table:table-cell office:value-type="string" calcext:value-type="string">
            <text:p>N</text:p>
          </table:table-cell>
          <table:table-cell office:value-type="float" office:value="7105.11973" calcext:value-type="float">
            <text:p>7105.1197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89" calcext:value-type="float">
            <text:p>0.89</text:p>
          </table:table-cell>
          <table:table-cell office:value-type="float" office:value="28.6" calcext:value-type="float">
            <text:p>28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2</text:p>
          </table:table-cell>
        </table:table-row>
        <table:table-row table:style-name="ro1">
          <table:table-cell/>
          <table:table-cell office:value-type="float" office:value="1.706733945E+018" calcext:value-type="float">
            <text:p>1.706733945E+018</text:p>
          </table:table-cell>
          <table:table-cell table:number-columns-repeated="25"/>
        </table:table-row>
        <table:table-row table:style-name="ro1">
          <table:table-cell office:value-type="float" office:value="1.70671594726107E+018" calcext:value-type="float">
            <text:p>1.70671594726107E+018</text:p>
          </table:table-cell>
          <table:table-cell office:value-type="float" office:value="118" calcext:value-type="float">
            <text:p>118</text:p>
          </table:table-cell>
          <table:table-cell office:value-type="float" office:value="1.7067159472565E+018" calcext:value-type="float">
            <text:p>1.7067159472565E+018</text:p>
          </table:table-cell>
          <table:table-cell/>
          <table:table-cell office:value-type="float" office:value="42.33807" calcext:value-type="float">
            <text:p>42.33807</text:p>
          </table:table-cell>
          <table:table-cell office:value-type="float" office:value="-71.085321" calcext:value-type="float">
            <text:p>-71.085321</text:p>
          </table:table-cell>
          <table:table-cell office:value-type="float" office:value="0" calcext:value-type="float">
            <text:p>0</text:p>
          </table:table-cell>
          <table:table-cell office:value-type="float" office:value="328212.224923651" calcext:value-type="float">
            <text:p>328212.224923651</text:p>
          </table:table-cell>
          <table:table-cell office:value-type="float" office:value="4689418.83641396" calcext:value-type="float">
            <text:p>4689418.8364139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GPGGA</text:p>
          </table:table-cell>
          <table:table-cell office:value-type="float" office:value="154546" calcext:value-type="float">
            <text:p>154546</text:p>
          </table:table-cell>
          <table:table-cell office:value-type="float" office:value="4220.2842" calcext:value-type="float">
            <text:p>4220.2842</text:p>
          </table:table-cell>
          <table:table-cell office:value-type="string" calcext:value-type="string">
            <text:p>N</text:p>
          </table:table-cell>
          <table:table-cell office:value-type="float" office:value="7105.11926" calcext:value-type="float">
            <text:p>7105.1192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.9" calcext:value-type="float">
            <text:p>28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A</text:p>
          </table:table-cell>
        </table:table-row>
        <table:table-row table:style-name="ro1">
          <table:table-cell/>
          <table:table-cell office:value-type="float" office:value="1.706733946E+018" calcext:value-type="float">
            <text:p>1.706733946E+018</text:p>
          </table:table-cell>
          <table:table-cell table:number-columns-repeated="25"/>
        </table:table-row>
        <table:table-row table:style-name="ro1">
          <table:table-cell office:value-type="float" office:value="1.70671594826924E+018" calcext:value-type="float">
            <text:p>1.70671594826924E+018</text:p>
          </table:table-cell>
          <table:table-cell office:value-type="float" office:value="119" calcext:value-type="float">
            <text:p>119</text:p>
          </table:table-cell>
          <table:table-cell office:value-type="float" office:value="1.70671594826472E+018" calcext:value-type="float">
            <text:p>1.70671594826472E+018</text:p>
          </table:table-cell>
          <table:table-cell/>
          <table:table-cell office:value-type="float" office:value="42.3380733333333" calcext:value-type="float">
            <text:p>42.3380733333333</text:p>
          </table:table-cell>
          <table:table-cell office:value-type="float" office:value="-71.0853093333333" calcext:value-type="float">
            <text:p>-71.0853093333333</text:p>
          </table:table-cell>
          <table:table-cell office:value-type="float" office:value="0" calcext:value-type="float">
            <text:p>0</text:p>
          </table:table-cell>
          <table:table-cell office:value-type="float" office:value="328213.195135425" calcext:value-type="float">
            <text:p>328213.195135425</text:p>
          </table:table-cell>
          <table:table-cell office:value-type="float" office:value="4689419.18298482" calcext:value-type="float">
            <text:p>4689419.1829848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$GPGGA</text:p>
          </table:table-cell>
          <table:table-cell office:value-type="float" office:value="154547" calcext:value-type="float">
            <text:p>154547</text:p>
          </table:table-cell>
          <table:table-cell office:value-type="float" office:value="4220.2844" calcext:value-type="float">
            <text:p>4220.2844</text:p>
          </table:table-cell>
          <table:table-cell office:value-type="string" calcext:value-type="string">
            <text:p>N</text:p>
          </table:table-cell>
          <table:table-cell office:value-type="float" office:value="7105.11856" calcext:value-type="float">
            <text:p>7105.1185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89" calcext:value-type="float">
            <text:p>0.89</text:p>
          </table:table-cell>
          <table:table-cell office:value-type="float" office:value="29.1" calcext:value-type="float">
            <text:p>29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3</text:p>
          </table:table-cell>
        </table:table-row>
        <table:table-row table:style-name="ro1">
          <table:table-cell/>
          <table:table-cell office:value-type="float" office:value="1.706733947E+018" calcext:value-type="float">
            <text:p>1.706733947E+018</text:p>
          </table:table-cell>
          <table:table-cell table:number-columns-repeated="25"/>
        </table:table-row>
        <table:table-row table:style-name="ro1">
          <table:table-cell office:value-type="float" office:value="1.7067159492773E+018" calcext:value-type="float">
            <text:p>1.7067159492773E+018</text:p>
          </table:table-cell>
          <table:table-cell office:value-type="float" office:value="120" calcext:value-type="float">
            <text:p>120</text:p>
          </table:table-cell>
          <table:table-cell office:value-type="float" office:value="1.70671594927288E+018" calcext:value-type="float">
            <text:p>1.70671594927288E+018</text:p>
          </table:table-cell>
          <table:table-cell/>
          <table:table-cell office:value-type="float" office:value="42.004747" calcext:value-type="float">
            <text:p>42.004747</text:p>
          </table:table-cell>
          <table:table-cell office:value-type="float" office:value="-71.0852966666667" calcext:value-type="float">
            <text:p>-71.0852966666667</text:p>
          </table:table-cell>
          <table:table-cell office:value-type="float" office:value="0" calcext:value-type="float">
            <text:p>0</text:p>
          </table:table-cell>
          <table:table-cell office:value-type="float" office:value="327309.476335299" calcext:value-type="float">
            <text:p>327309.476335299</text:p>
          </table:table-cell>
          <table:table-cell office:value-type="float" office:value="4652406.7484014" calcext:value-type="float">
            <text:p>4652406.74840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548" calcext:value-type="float">
            <text:p>154548</text:p>
          </table:table-cell>
          <table:table-cell office:value-type="float" office:value="4220.28482" calcext:value-type="float">
            <text:p>4220.28482</text:p>
          </table:table-cell>
          <table:table-cell office:value-type="string" calcext:value-type="string">
            <text:p>N</text:p>
          </table:table-cell>
          <table:table-cell office:value-type="float" office:value="7105.1178" calcext:value-type="float">
            <text:p>7105.117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35" calcext:value-type="float">
            <text:p>1.35</text:p>
          </table:table-cell>
          <table:table-cell office:value-type="float" office:value="28.6" calcext:value-type="float">
            <text:p>28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7</text:p>
          </table:table-cell>
        </table:table-row>
        <table:table-row table:style-name="ro1">
          <table:table-cell/>
          <table:table-cell office:value-type="float" office:value="1.706733948E+018" calcext:value-type="float">
            <text:p>1.706733948E+018</text:p>
          </table:table-cell>
          <table:table-cell table:number-columns-repeated="25"/>
        </table:table-row>
        <table:table-row table:style-name="ro1">
          <table:table-cell office:value-type="float" office:value="1.70671595028977E+018" calcext:value-type="float">
            <text:p>1.70671595028977E+018</text:p>
          </table:table-cell>
          <table:table-cell office:value-type="float" office:value="121" calcext:value-type="float">
            <text:p>121</text:p>
          </table:table-cell>
          <table:table-cell office:value-type="float" office:value="1.70671595028473E+018" calcext:value-type="float">
            <text:p>1.70671595028473E+018</text:p>
          </table:table-cell>
          <table:table-cell/>
          <table:table-cell office:value-type="float" office:value="42.0047541666667" calcext:value-type="float">
            <text:p>42.0047541666667</text:p>
          </table:table-cell>
          <table:table-cell office:value-type="float" office:value="-71.0852846666667" calcext:value-type="float">
            <text:p>-71.0852846666667</text:p>
          </table:table-cell>
          <table:table-cell office:value-type="float" office:value="0" calcext:value-type="float">
            <text:p>0</text:p>
          </table:table-cell>
          <table:table-cell office:value-type="float" office:value="327310.489532405" calcext:value-type="float">
            <text:p>327310.489532405</text:p>
          </table:table-cell>
          <table:table-cell office:value-type="float" office:value="4652407.51994946" calcext:value-type="float">
            <text:p>4652407.5199494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$GPGGA</text:p>
          </table:table-cell>
          <table:table-cell office:value-type="float" office:value="154549" calcext:value-type="float">
            <text:p>154549</text:p>
          </table:table-cell>
          <table:table-cell office:value-type="float" office:value="4220.28525" calcext:value-type="float">
            <text:p>4220.28525</text:p>
          </table:table-cell>
          <table:table-cell office:value-type="string" calcext:value-type="string">
            <text:p>N</text:p>
          </table:table-cell>
          <table:table-cell office:value-type="float" office:value="7105.11708" calcext:value-type="float">
            <text:p>7105.1170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19" calcext:value-type="float">
            <text:p>1.19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5</text:p>
          </table:table-cell>
        </table:table-row>
        <table:table-row table:style-name="ro1">
          <table:table-cell/>
          <table:table-cell office:value-type="float" office:value="1.706733949E+018" calcext:value-type="float">
            <text:p>1.706733949E+018</text:p>
          </table:table-cell>
          <table:table-cell table:number-columns-repeated="25"/>
        </table:table-row>
        <table:table-row table:style-name="ro1">
          <table:table-cell office:value-type="float" office:value="1.70671595129729E+018" calcext:value-type="float">
            <text:p>1.70671595129729E+018</text:p>
          </table:table-cell>
          <table:table-cell office:value-type="float" office:value="122" calcext:value-type="float">
            <text:p>122</text:p>
          </table:table-cell>
          <table:table-cell office:value-type="float" office:value="1.70671595129289E+018" calcext:value-type="float">
            <text:p>1.70671595129289E+018</text:p>
          </table:table-cell>
          <table:table-cell/>
          <table:table-cell office:value-type="float" office:value="42.004762" calcext:value-type="float">
            <text:p>42.004762</text:p>
          </table:table-cell>
          <table:table-cell office:value-type="float" office:value="-71.08527" calcext:value-type="float">
            <text:p>-71.08527</text:p>
          </table:table-cell>
          <table:table-cell office:value-type="float" office:value="0" calcext:value-type="float">
            <text:p>0</text:p>
          </table:table-cell>
          <table:table-cell office:value-type="float" office:value="327311.725379011" calcext:value-type="float">
            <text:p>327311.725379011</text:p>
          </table:table-cell>
          <table:table-cell office:value-type="float" office:value="4652408.36014102" calcext:value-type="float">
            <text:p>4652408.3601410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550" calcext:value-type="float">
            <text:p>154550</text:p>
          </table:table-cell>
          <table:table-cell office:value-type="float" office:value="4220.28572" calcext:value-type="float">
            <text:p>4220.28572</text:p>
          </table:table-cell>
          <table:table-cell office:value-type="string" calcext:value-type="string">
            <text:p>N</text:p>
          </table:table-cell>
          <table:table-cell office:value-type="float" office:value="7105.1162" calcext:value-type="float">
            <text:p>7105.116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28.9" calcext:value-type="float">
            <text:p>28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B</text:p>
          </table:table-cell>
        </table:table-row>
        <table:table-row table:style-name="ro1">
          <table:table-cell/>
          <table:table-cell office:value-type="float" office:value="1.70673395E+018" calcext:value-type="float">
            <text:p>1.70673395E+018</text:p>
          </table:table-cell>
          <table:table-cell table:number-columns-repeated="25"/>
        </table:table-row>
        <table:table-row table:style-name="ro1">
          <table:table-cell office:value-type="float" office:value="1.7067159523055E+018" calcext:value-type="float">
            <text:p>1.7067159523055E+018</text:p>
          </table:table-cell>
          <table:table-cell office:value-type="float" office:value="123" calcext:value-type="float">
            <text:p>123</text:p>
          </table:table-cell>
          <table:table-cell office:value-type="float" office:value="1.70671595230091E+018" calcext:value-type="float">
            <text:p>1.70671595230091E+018</text:p>
          </table:table-cell>
          <table:table-cell/>
          <table:table-cell office:value-type="float" office:value="45.6714333333333" calcext:value-type="float">
            <text:p>45.6714333333333</text:p>
          </table:table-cell>
          <table:table-cell office:value-type="float" office:value="-71.0852591666667" calcext:value-type="float">
            <text:p>-71.0852591666667</text:p>
          </table:table-cell>
          <table:table-cell office:value-type="float" office:value="0" calcext:value-type="float">
            <text:p>0</text:p>
          </table:table-cell>
          <table:table-cell office:value-type="float" office:value="337581.29552014" calcext:value-type="float">
            <text:p>337581.29552014</text:p>
          </table:table-cell>
          <table:table-cell office:value-type="float" office:value="5059657.26180088" calcext:value-type="float">
            <text:p>5059657.2618008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551" calcext:value-type="float">
            <text:p>154551</text:p>
          </table:table-cell>
          <table:table-cell office:value-type="float" office:value="4220.286" calcext:value-type="float">
            <text:p>4220.286</text:p>
          </table:table-cell>
          <table:table-cell office:value-type="string" calcext:value-type="string">
            <text:p>N</text:p>
          </table:table-cell>
          <table:table-cell office:value-type="float" office:value="7105.11555" calcext:value-type="float">
            <text:p>7105.1155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5</text:p>
          </table:table-cell>
        </table:table-row>
        <table:table-row table:style-name="ro1">
          <table:table-cell/>
          <table:table-cell office:value-type="float" office:value="1.706733951E+018" calcext:value-type="float">
            <text:p>1.706733951E+018</text:p>
          </table:table-cell>
          <table:table-cell table:number-columns-repeated="25"/>
        </table:table-row>
        <table:table-row table:style-name="ro1">
          <table:table-cell office:value-type="float" office:value="1.70671595331335E+018" calcext:value-type="float">
            <text:p>1.70671595331335E+018</text:p>
          </table:table-cell>
          <table:table-cell office:value-type="float" office:value="124" calcext:value-type="float">
            <text:p>124</text:p>
          </table:table-cell>
          <table:table-cell office:value-type="float" office:value="1.70671595330892E+018" calcext:value-type="float">
            <text:p>1.70671595330892E+018</text:p>
          </table:table-cell>
          <table:table-cell/>
          <table:table-cell office:value-type="float" office:value="42.0047768333333" calcext:value-type="float">
            <text:p>42.0047768333333</text:p>
          </table:table-cell>
          <table:table-cell office:value-type="float" office:value="-71.0852455" calcext:value-type="float">
            <text:p>-71.0852455</text:p>
          </table:table-cell>
          <table:table-cell office:value-type="float" office:value="0" calcext:value-type="float">
            <text:p>0</text:p>
          </table:table-cell>
          <table:table-cell office:value-type="float" office:value="327313.794533408" calcext:value-type="float">
            <text:p>327313.794533408</text:p>
          </table:table-cell>
          <table:table-cell office:value-type="float" office:value="4652409.95774733" calcext:value-type="float">
            <text:p>4652409.957747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552" calcext:value-type="float">
            <text:p>154552</text:p>
          </table:table-cell>
          <table:table-cell office:value-type="float" office:value="4220.28661" calcext:value-type="float">
            <text:p>4220.28661</text:p>
          </table:table-cell>
          <table:table-cell office:value-type="string" calcext:value-type="string">
            <text:p>N</text:p>
          </table:table-cell>
          <table:table-cell office:value-type="float" office:value="7105.11473" calcext:value-type="float">
            <text:p>7105.1147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2</text:p>
          </table:table-cell>
        </table:table-row>
        <table:table-row table:style-name="ro1">
          <table:table-cell/>
          <table:table-cell office:value-type="float" office:value="1.706733952E+018" calcext:value-type="float">
            <text:p>1.706733952E+018</text:p>
          </table:table-cell>
          <table:table-cell table:number-columns-repeated="25"/>
        </table:table-row>
        <table:table-row table:style-name="ro1">
          <table:table-cell office:value-type="float" office:value="1.70671595432226E+018" calcext:value-type="float">
            <text:p>1.70671595432226E+018</text:p>
          </table:table-cell>
          <table:table-cell office:value-type="float" office:value="125" calcext:value-type="float">
            <text:p>125</text:p>
          </table:table-cell>
          <table:table-cell office:value-type="float" office:value="1.70671595431692E+018" calcext:value-type="float">
            <text:p>1.70671595431692E+018</text:p>
          </table:table-cell>
          <table:table-cell/>
          <table:table-cell office:value-type="float" office:value="42.0047836666667" calcext:value-type="float">
            <text:p>42.0047836666667</text:p>
          </table:table-cell>
          <table:table-cell office:value-type="float" office:value="-71.0852335" calcext:value-type="float">
            <text:p>-71.0852335</text:p>
          </table:table-cell>
          <table:table-cell office:value-type="float" office:value="0" calcext:value-type="float">
            <text:p>0</text:p>
          </table:table-cell>
          <table:table-cell office:value-type="float" office:value="327314.806827755" calcext:value-type="float">
            <text:p>327314.806827755</text:p>
          </table:table-cell>
          <table:table-cell office:value-type="float" office:value="4652410.69228373" calcext:value-type="float">
            <text:p>4652410.6922837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553" calcext:value-type="float">
            <text:p>154553</text:p>
          </table:table-cell>
          <table:table-cell office:value-type="float" office:value="4220.28702" calcext:value-type="float">
            <text:p>4220.28702</text:p>
          </table:table-cell>
          <table:table-cell office:value-type="string" calcext:value-type="string">
            <text:p>N</text:p>
          </table:table-cell>
          <table:table-cell office:value-type="float" office:value="7105.11401" calcext:value-type="float">
            <text:p>7105.1140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28.4" calcext:value-type="float">
            <text:p>28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1</text:p>
          </table:table-cell>
        </table:table-row>
        <table:table-row table:style-name="ro1">
          <table:table-cell/>
          <table:table-cell office:value-type="float" office:value="1.706733953E+018" calcext:value-type="float">
            <text:p>1.706733953E+018</text:p>
          </table:table-cell>
          <table:table-cell table:number-columns-repeated="25"/>
        </table:table-row>
        <table:table-row table:style-name="ro1">
          <table:table-cell office:value-type="float" office:value="1.70671595532924E+018" calcext:value-type="float">
            <text:p>1.70671595532924E+018</text:p>
          </table:table-cell>
          <table:table-cell office:value-type="float" office:value="126" calcext:value-type="float">
            <text:p>126</text:p>
          </table:table-cell>
          <table:table-cell office:value-type="float" office:value="1.70671595532489E+018" calcext:value-type="float">
            <text:p>1.70671595532489E+018</text:p>
          </table:table-cell>
          <table:table-cell/>
          <table:table-cell office:value-type="float" office:value="42.338125" calcext:value-type="float">
            <text:p>42.338125</text:p>
          </table:table-cell>
          <table:table-cell office:value-type="float" office:value="-71.0852223333333" calcext:value-type="float">
            <text:p>-71.0852223333333</text:p>
          </table:table-cell>
          <table:table-cell office:value-type="float" office:value="0" calcext:value-type="float">
            <text:p>0</text:p>
          </table:table-cell>
          <table:table-cell office:value-type="float" office:value="328220.50314307" calcext:value-type="float">
            <text:p>328220.50314307</text:p>
          </table:table-cell>
          <table:table-cell office:value-type="float" office:value="4689424.74441047" calcext:value-type="float">
            <text:p>4689424.744410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554" calcext:value-type="float">
            <text:p>154554</text:p>
          </table:table-cell>
          <table:table-cell office:value-type="float" office:value="4220.2875" calcext:value-type="float">
            <text:p>4220.2875</text:p>
          </table:table-cell>
          <table:table-cell office:value-type="string" calcext:value-type="string">
            <text:p>N</text:p>
          </table:table-cell>
          <table:table-cell office:value-type="float" office:value="7105.11334" calcext:value-type="float">
            <text:p>7105.1133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1</text:p>
          </table:table-cell>
        </table:table-row>
        <table:table-row table:style-name="ro1">
          <table:table-cell/>
          <table:table-cell office:value-type="float" office:value="1.706733954E+018" calcext:value-type="float">
            <text:p>1.706733954E+018</text:p>
          </table:table-cell>
          <table:table-cell table:number-columns-repeated="25"/>
        </table:table-row>
        <table:table-row table:style-name="ro1">
          <table:table-cell office:value-type="float" office:value="1.70671595633727E+018" calcext:value-type="float">
            <text:p>1.70671595633727E+018</text:p>
          </table:table-cell>
          <table:table-cell office:value-type="float" office:value="127" calcext:value-type="float">
            <text:p>127</text:p>
          </table:table-cell>
          <table:table-cell office:value-type="float" office:value="1.70671595633276E+018" calcext:value-type="float">
            <text:p>1.70671595633276E+018</text:p>
          </table:table-cell>
          <table:table-cell/>
          <table:table-cell office:value-type="float" office:value="42.0047976666667" calcext:value-type="float">
            <text:p>42.0047976666667</text:p>
          </table:table-cell>
          <table:table-cell office:value-type="float" office:value="-71.08521" calcext:value-type="float">
            <text:p>-71.08521</text:p>
          </table:table-cell>
          <table:table-cell office:value-type="float" office:value="0" calcext:value-type="float">
            <text:p>0</text:p>
          </table:table-cell>
          <table:table-cell office:value-type="float" office:value="327316.79090902" calcext:value-type="float">
            <text:p>327316.79090902</text:p>
          </table:table-cell>
          <table:table-cell office:value-type="float" office:value="4652412.19937813" calcext:value-type="float">
            <text:p>4652412.199378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$GPGGA</text:p>
          </table:table-cell>
          <table:table-cell office:value-type="float" office:value="154555" calcext:value-type="float">
            <text:p>154555</text:p>
          </table:table-cell>
          <table:table-cell office:value-type="float" office:value="4220.28786" calcext:value-type="float">
            <text:p>4220.28786</text:p>
          </table:table-cell>
          <table:table-cell office:value-type="string" calcext:value-type="string">
            <text:p>N</text:p>
          </table:table-cell>
          <table:table-cell office:value-type="float" office:value="7105.1126" calcext:value-type="float">
            <text:p>7105.112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51" calcext:value-type="float">
            <text:p>1.51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F</text:p>
          </table:table-cell>
        </table:table-row>
        <table:table-row table:style-name="ro1">
          <table:table-cell/>
          <table:table-cell office:value-type="float" office:value="1.706733955E+018" calcext:value-type="float">
            <text:p>1.706733955E+018</text:p>
          </table:table-cell>
          <table:table-cell table:number-columns-repeated="25"/>
        </table:table-row>
        <table:table-row table:style-name="ro1">
          <table:table-cell office:value-type="float" office:value="1.7067159573453E+018" calcext:value-type="float">
            <text:p>1.7067159573453E+018</text:p>
          </table:table-cell>
          <table:table-cell office:value-type="float" office:value="128" calcext:value-type="float">
            <text:p>128</text:p>
          </table:table-cell>
          <table:table-cell office:value-type="float" office:value="1.70671595734088E+018" calcext:value-type="float">
            <text:p>1.70671595734088E+018</text:p>
          </table:table-cell>
          <table:table-cell/>
          <table:table-cell office:value-type="float" office:value="42.004806" calcext:value-type="float">
            <text:p>42.004806</text:p>
          </table:table-cell>
          <table:table-cell office:value-type="float" office:value="-71.0851968333333" calcext:value-type="float">
            <text:p>-71.0851968333333</text:p>
          </table:table-cell>
          <table:table-cell office:value-type="float" office:value="0" calcext:value-type="float">
            <text:p>0</text:p>
          </table:table-cell>
          <table:table-cell office:value-type="float" office:value="327317.903880951" calcext:value-type="float">
            <text:p>327317.903880951</text:p>
          </table:table-cell>
          <table:table-cell office:value-type="float" office:value="4652413.09811591" calcext:value-type="float">
            <text:p>4652413.0981159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$GPGGA</text:p>
          </table:table-cell>
          <table:table-cell office:value-type="float" office:value="154556" calcext:value-type="float">
            <text:p>154556</text:p>
          </table:table-cell>
          <table:table-cell office:value-type="float" office:value="4220.28836" calcext:value-type="float">
            <text:p>4220.28836</text:p>
          </table:table-cell>
          <table:table-cell office:value-type="string" calcext:value-type="string">
            <text:p>N</text:p>
          </table:table-cell>
          <table:table-cell office:value-type="float" office:value="7105.11181" calcext:value-type="float">
            <text:p>7105.1118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51" calcext:value-type="float">
            <text:p>1.51</text:p>
          </table:table-cell>
          <table:table-cell office:value-type="float" office:value="28.1" calcext:value-type="float">
            <text:p>28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7</text:p>
          </table:table-cell>
        </table:table-row>
        <table:table-row table:style-name="ro1">
          <table:table-cell/>
          <table:table-cell office:value-type="float" office:value="1.706733956E+018" calcext:value-type="float">
            <text:p>1.706733956E+018</text:p>
          </table:table-cell>
          <table:table-cell table:number-columns-repeated="25"/>
        </table:table-row>
        <table:table-row table:style-name="ro1">
          <table:table-cell office:value-type="float" office:value="1.70671595835316E+018" calcext:value-type="float">
            <text:p>1.70671595835316E+018</text:p>
          </table:table-cell>
          <table:table-cell office:value-type="float" office:value="129" calcext:value-type="float">
            <text:p>129</text:p>
          </table:table-cell>
          <table:table-cell office:value-type="float" office:value="1.70671595834877E+018" calcext:value-type="float">
            <text:p>1.70671595834877E+018</text:p>
          </table:table-cell>
          <table:table-cell/>
          <table:table-cell office:value-type="float" office:value="42.0048131666667" calcext:value-type="float">
            <text:p>42.0048131666667</text:p>
          </table:table-cell>
          <table:table-cell office:value-type="float" office:value="-71.0851846666667" calcext:value-type="float">
            <text:p>-71.0851846666667</text:p>
          </table:table-cell>
          <table:table-cell office:value-type="float" office:value="0" calcext:value-type="float">
            <text:p>0</text:p>
          </table:table-cell>
          <table:table-cell office:value-type="float" office:value="327318.930879088" calcext:value-type="float">
            <text:p>327318.930879088</text:p>
          </table:table-cell>
          <table:table-cell office:value-type="float" office:value="4652413.86932882" calcext:value-type="float">
            <text:p>4652413.8693288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$GPGGA</text:p>
          </table:table-cell>
          <table:table-cell office:value-type="float" office:value="154557" calcext:value-type="float">
            <text:p>154557</text:p>
          </table:table-cell>
          <table:table-cell office:value-type="float" office:value="4220.28879" calcext:value-type="float">
            <text:p>4220.28879</text:p>
          </table:table-cell>
          <table:table-cell office:value-type="string" calcext:value-type="string">
            <text:p>N</text:p>
          </table:table-cell>
          <table:table-cell office:value-type="float" office:value="7105.11108" calcext:value-type="float">
            <text:p>7105.1110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51" calcext:value-type="float">
            <text:p>1.51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5</text:p>
          </table:table-cell>
        </table:table-row>
        <table:table-row table:style-name="ro1">
          <table:table-cell/>
          <table:table-cell office:value-type="float" office:value="1.706733957E+018" calcext:value-type="float">
            <text:p>1.706733957E+018</text:p>
          </table:table-cell>
          <table:table-cell table:number-columns-repeated="25"/>
        </table:table-row>
        <table:table-row table:style-name="ro1">
          <table:table-cell office:value-type="float" office:value="1.70671595936135E+018" calcext:value-type="float">
            <text:p>1.70671595936135E+018</text:p>
          </table:table-cell>
          <table:table-cell office:value-type="float" office:value="130" calcext:value-type="float">
            <text:p>130</text:p>
          </table:table-cell>
          <table:table-cell office:value-type="float" office:value="1.70671595935672E+018" calcext:value-type="float">
            <text:p>1.70671595935672E+018</text:p>
          </table:table-cell>
          <table:table-cell/>
          <table:table-cell office:value-type="float" office:value="42.0048235" calcext:value-type="float">
            <text:p>42.0048235</text:p>
          </table:table-cell>
          <table:table-cell office:value-type="float" office:value="-71.0851716666667" calcext:value-type="float">
            <text:p>-71.0851716666667</text:p>
          </table:table-cell>
          <table:table-cell office:value-type="float" office:value="0" calcext:value-type="float">
            <text:p>0</text:p>
          </table:table-cell>
          <table:table-cell office:value-type="float" office:value="327320.035458403" calcext:value-type="float">
            <text:p>327320.035458403</text:p>
          </table:table-cell>
          <table:table-cell office:value-type="float" office:value="4652414.99047673" calcext:value-type="float">
            <text:p>4652414.9904767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$GPGGA</text:p>
          </table:table-cell>
          <table:table-cell office:value-type="float" office:value="154558" calcext:value-type="float">
            <text:p>154558</text:p>
          </table:table-cell>
          <table:table-cell office:value-type="float" office:value="4220.28941" calcext:value-type="float">
            <text:p>4220.28941</text:p>
          </table:table-cell>
          <table:table-cell office:value-type="string" calcext:value-type="string">
            <text:p>N</text:p>
          </table:table-cell>
          <table:table-cell office:value-type="float" office:value="7105.1103" calcext:value-type="float">
            <text:p>7105.110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51" calcext:value-type="float">
            <text:p>1.51</text:p>
          </table:table-cell>
          <table:table-cell office:value-type="float" office:value="27.2" calcext:value-type="float">
            <text:p>27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F</text:p>
          </table:table-cell>
        </table:table-row>
        <table:table-row table:style-name="ro1">
          <table:table-cell/>
          <table:table-cell office:value-type="float" office:value="1.706733958E+018" calcext:value-type="float">
            <text:p>1.706733958E+018</text:p>
          </table:table-cell>
          <table:table-cell table:number-columns-repeated="25"/>
        </table:table-row>
        <table:table-row table:style-name="ro1">
          <table:table-cell office:value-type="float" office:value="1.70671596036971E+018" calcext:value-type="float">
            <text:p>1.70671596036971E+018</text:p>
          </table:table-cell>
          <table:table-cell office:value-type="float" office:value="131" calcext:value-type="float">
            <text:p>131</text:p>
          </table:table-cell>
          <table:table-cell office:value-type="float" office:value="1.70671596036478E+018" calcext:value-type="float">
            <text:p>1.70671596036478E+018</text:p>
          </table:table-cell>
          <table:table-cell/>
          <table:table-cell office:value-type="float" office:value="42.0048355" calcext:value-type="float">
            <text:p>42.0048355</text:p>
          </table:table-cell>
          <table:table-cell office:value-type="float" office:value="-71.0851571666667" calcext:value-type="float">
            <text:p>-71.0851571666667</text:p>
          </table:table-cell>
          <table:table-cell office:value-type="float" office:value="0" calcext:value-type="float">
            <text:p>0</text:p>
          </table:table-cell>
          <table:table-cell office:value-type="float" office:value="327321.268772093" calcext:value-type="float">
            <text:p>327321.268772093</text:p>
          </table:table-cell>
          <table:table-cell office:value-type="float" office:value="4652416.29365932" calcext:value-type="float">
            <text:p>4652416.293659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$GPGGA</text:p>
          </table:table-cell>
          <table:table-cell office:value-type="float" office:value="154559" calcext:value-type="float">
            <text:p>154559</text:p>
          </table:table-cell>
          <table:table-cell office:value-type="float" office:value="4220.29013" calcext:value-type="float">
            <text:p>4220.29013</text:p>
          </table:table-cell>
          <table:table-cell office:value-type="string" calcext:value-type="string">
            <text:p>N</text:p>
          </table:table-cell>
          <table:table-cell office:value-type="float" office:value="7105.10943" calcext:value-type="float">
            <text:p>7105.1094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26.8" calcext:value-type="float">
            <text:p>26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8</text:p>
          </table:table-cell>
        </table:table-row>
        <table:table-row table:style-name="ro1">
          <table:table-cell/>
          <table:table-cell office:value-type="float" office:value="1.706733959E+018" calcext:value-type="float">
            <text:p>1.706733959E+018</text:p>
          </table:table-cell>
          <table:table-cell table:number-columns-repeated="25"/>
        </table:table-row>
        <table:table-row table:style-name="ro1">
          <table:table-cell office:value-type="float" office:value="1.70671596137708E+018" calcext:value-type="float">
            <text:p>1.70671596137708E+018</text:p>
          </table:table-cell>
          <table:table-cell office:value-type="float" office:value="132" calcext:value-type="float">
            <text:p>132</text:p>
          </table:table-cell>
          <table:table-cell office:value-type="float" office:value="1.70671596137283E+018" calcext:value-type="float">
            <text:p>1.70671596137283E+018</text:p>
          </table:table-cell>
          <table:table-cell/>
          <table:table-cell office:value-type="float" office:value="42.004844" calcext:value-type="float">
            <text:p>42.004844</text:p>
          </table:table-cell>
          <table:table-cell office:value-type="float" office:value="-71.0851438333333" calcext:value-type="float">
            <text:p>-71.0851438333333</text:p>
          </table:table-cell>
          <table:table-cell office:value-type="float" office:value="0" calcext:value-type="float">
            <text:p>0</text:p>
          </table:table-cell>
          <table:table-cell office:value-type="float" office:value="327322.395996569" calcext:value-type="float">
            <text:p>327322.395996569</text:p>
          </table:table-cell>
          <table:table-cell office:value-type="float" office:value="4652417.21056759" calcext:value-type="float">
            <text:p>4652417.210567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$GPGGA</text:p>
          </table:table-cell>
          <table:table-cell office:value-type="float" office:value="154600" calcext:value-type="float">
            <text:p>154600</text:p>
          </table:table-cell>
          <table:table-cell office:value-type="float" office:value="4220.29064" calcext:value-type="float">
            <text:p>4220.29064</text:p>
          </table:table-cell>
          <table:table-cell office:value-type="string" calcext:value-type="string">
            <text:p>N</text:p>
          </table:table-cell>
          <table:table-cell office:value-type="float" office:value="7105.10863" calcext:value-type="float">
            <text:p>7105.1086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51" calcext:value-type="float">
            <text:p>1.51</text:p>
          </table:table-cell>
          <table:table-cell office:value-type="float" office:value="26.3" calcext:value-type="float">
            <text:p>26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1</text:p>
          </table:table-cell>
        </table:table-row>
        <table:table-row table:style-name="ro1">
          <table:table-cell/>
          <table:table-cell office:value-type="float" office:value="1.70673396E+018" calcext:value-type="float">
            <text:p>1.70673396E+018</text:p>
          </table:table-cell>
          <table:table-cell table:number-columns-repeated="25"/>
        </table:table-row>
        <table:table-row table:style-name="ro1">
          <table:table-cell office:value-type="float" office:value="1.70671596238532E+018" calcext:value-type="float">
            <text:p>1.70671596238532E+018</text:p>
          </table:table-cell>
          <table:table-cell office:value-type="float" office:value="133" calcext:value-type="float">
            <text:p>133</text:p>
          </table:table-cell>
          <table:table-cell office:value-type="float" office:value="1.70671596238094E+018" calcext:value-type="float">
            <text:p>1.70671596238094E+018</text:p>
          </table:table-cell>
          <table:table-cell/>
          <table:table-cell office:value-type="float" office:value="42.0048546666667" calcext:value-type="float">
            <text:p>42.0048546666667</text:p>
          </table:table-cell>
          <table:table-cell office:value-type="float" office:value="-71.0851305" calcext:value-type="float">
            <text:p>-71.0851305</text:p>
          </table:table-cell>
          <table:table-cell office:value-type="float" office:value="0" calcext:value-type="float">
            <text:p>0</text:p>
          </table:table-cell>
          <table:table-cell office:value-type="float" office:value="327323.529082325" calcext:value-type="float">
            <text:p>327323.529082325</text:p>
          </table:table-cell>
          <table:table-cell office:value-type="float" office:value="4652418.36805567" calcext:value-type="float">
            <text:p>4652418.368055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$GPGGA</text:p>
          </table:table-cell>
          <table:table-cell office:value-type="float" office:value="154601" calcext:value-type="float">
            <text:p>154601</text:p>
          </table:table-cell>
          <table:table-cell office:value-type="float" office:value="4220.29128" calcext:value-type="float">
            <text:p>4220.29128</text:p>
          </table:table-cell>
          <table:table-cell office:value-type="string" calcext:value-type="string">
            <text:p>N</text:p>
          </table:table-cell>
          <table:table-cell office:value-type="float" office:value="7105.10783" calcext:value-type="float">
            <text:p>7105.1078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26.3" calcext:value-type="float">
            <text:p>26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6</text:p>
          </table:table-cell>
        </table:table-row>
        <table:table-row table:style-name="ro1">
          <table:table-cell/>
          <table:table-cell office:value-type="float" office:value="1.706733961E+018" calcext:value-type="float">
            <text:p>1.706733961E+018</text:p>
          </table:table-cell>
          <table:table-cell table:number-columns-repeated="25"/>
        </table:table-row>
        <table:table-row table:style-name="ro1">
          <table:table-cell office:value-type="float" office:value="1.70671596339355E+018" calcext:value-type="float">
            <text:p>1.70671596339355E+018</text:p>
          </table:table-cell>
          <table:table-cell office:value-type="float" office:value="134" calcext:value-type="float">
            <text:p>134</text:p>
          </table:table-cell>
          <table:table-cell office:value-type="float" office:value="1.70671596338906E+018" calcext:value-type="float">
            <text:p>1.70671596338906E+018</text:p>
          </table:table-cell>
          <table:table-cell/>
          <table:table-cell office:value-type="float" office:value="42.0048611666667" calcext:value-type="float">
            <text:p>42.0048611666667</text:p>
          </table:table-cell>
          <table:table-cell office:value-type="float" office:value="-71.085121" calcext:value-type="float">
            <text:p>-71.085121</text:p>
          </table:table-cell>
          <table:table-cell office:value-type="float" office:value="0" calcext:value-type="float">
            <text:p>0</text:p>
          </table:table-cell>
          <table:table-cell office:value-type="float" office:value="327324.333429845" calcext:value-type="float">
            <text:p>327324.333429845</text:p>
          </table:table-cell>
          <table:table-cell office:value-type="float" office:value="4652419.0706256" calcext:value-type="float">
            <text:p>4652419.070625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$GPGGA</text:p>
          </table:table-cell>
          <table:table-cell office:value-type="float" office:value="154602" calcext:value-type="float">
            <text:p>154602</text:p>
          </table:table-cell>
          <table:table-cell office:value-type="float" office:value="4220.29167" calcext:value-type="float">
            <text:p>4220.29167</text:p>
          </table:table-cell>
          <table:table-cell office:value-type="string" calcext:value-type="string">
            <text:p>N</text:p>
          </table:table-cell>
          <table:table-cell office:value-type="float" office:value="7105.10726" calcext:value-type="float">
            <text:p>7105.1072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26.3" calcext:value-type="float">
            <text:p>26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1</text:p>
          </table:table-cell>
        </table:table-row>
        <table:table-row table:style-name="ro1">
          <table:table-cell/>
          <table:table-cell office:value-type="float" office:value="1.706733962E+018" calcext:value-type="float">
            <text:p>1.706733962E+018</text:p>
          </table:table-cell>
          <table:table-cell table:number-columns-repeated="25"/>
        </table:table-row>
        <table:table-row table:style-name="ro1">
          <table:table-cell office:value-type="float" office:value="1.70671596440221E+018" calcext:value-type="float">
            <text:p>1.70671596440221E+018</text:p>
          </table:table-cell>
          <table:table-cell office:value-type="float" office:value="135" calcext:value-type="float">
            <text:p>135</text:p>
          </table:table-cell>
          <table:table-cell office:value-type="float" office:value="1.7067159643976E+018" calcext:value-type="float">
            <text:p>1.7067159643976E+018</text:p>
          </table:table-cell>
          <table:table-cell/>
          <table:table-cell office:value-type="float" office:value="42.0048676666667" calcext:value-type="float">
            <text:p>42.0048676666667</text:p>
          </table:table-cell>
          <table:table-cell office:value-type="float" office:value="-71.0851118333333" calcext:value-type="float">
            <text:p>-71.0851118333333</text:p>
          </table:table-cell>
          <table:table-cell office:value-type="float" office:value="0" calcext:value-type="float">
            <text:p>0</text:p>
          </table:table-cell>
          <table:table-cell office:value-type="float" office:value="327325.110171495" calcext:value-type="float">
            <text:p>327325.110171495</text:p>
          </table:table-cell>
          <table:table-cell office:value-type="float" office:value="4652419.77386821" calcext:value-type="float">
            <text:p>4652419.773868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$GPGGA</text:p>
          </table:table-cell>
          <table:table-cell office:value-type="float" office:value="154603" calcext:value-type="float">
            <text:p>154603</text:p>
          </table:table-cell>
          <table:table-cell office:value-type="float" office:value="4220.29206" calcext:value-type="float">
            <text:p>4220.29206</text:p>
          </table:table-cell>
          <table:table-cell office:value-type="string" calcext:value-type="string">
            <text:p>N</text:p>
          </table:table-cell>
          <table:table-cell office:value-type="float" office:value="7105.10671" calcext:value-type="float">
            <text:p>7105.1067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26.7" calcext:value-type="float">
            <text:p>26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3</text:p>
          </table:table-cell>
        </table:table-row>
        <table:table-row table:style-name="ro1">
          <table:table-cell/>
          <table:table-cell office:value-type="float" office:value="1.706733963E+018" calcext:value-type="float">
            <text:p>1.706733963E+018</text:p>
          </table:table-cell>
          <table:table-cell table:number-columns-repeated="25"/>
        </table:table-row>
        <table:table-row table:style-name="ro1">
          <table:table-cell office:value-type="float" office:value="1.70671596540966E+018" calcext:value-type="float">
            <text:p>1.70671596540966E+018</text:p>
          </table:table-cell>
          <table:table-cell office:value-type="float" office:value="136" calcext:value-type="float">
            <text:p>136</text:p>
          </table:table-cell>
          <table:table-cell office:value-type="float" office:value="1.70671596540501E+018" calcext:value-type="float">
            <text:p>1.70671596540501E+018</text:p>
          </table:table-cell>
          <table:table-cell/>
          <table:table-cell office:value-type="float" office:value="42.0048761666667" calcext:value-type="float">
            <text:p>42.0048761666667</text:p>
          </table:table-cell>
          <table:table-cell office:value-type="float" office:value="-71.0850985" calcext:value-type="float">
            <text:p>-71.0850985</text:p>
          </table:table-cell>
          <table:table-cell office:value-type="float" office:value="0" calcext:value-type="float">
            <text:p>0</text:p>
          </table:table-cell>
          <table:table-cell office:value-type="float" office:value="327326.237394922" calcext:value-type="float">
            <text:p>327326.237394922</text:p>
          </table:table-cell>
          <table:table-cell office:value-type="float" office:value="4652420.69077706" calcext:value-type="float">
            <text:p>4652420.690777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$GPGGA</text:p>
          </table:table-cell>
          <table:table-cell office:value-type="float" office:value="154604" calcext:value-type="float">
            <text:p>154604</text:p>
          </table:table-cell>
          <table:table-cell office:value-type="float" office:value="4220.29257" calcext:value-type="float">
            <text:p>4220.29257</text:p>
          </table:table-cell>
          <table:table-cell office:value-type="string" calcext:value-type="string">
            <text:p>N</text:p>
          </table:table-cell>
          <table:table-cell office:value-type="float" office:value="7105.10591" calcext:value-type="float">
            <text:p>7105.1059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26.7" calcext:value-type="float">
            <text:p>26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D</text:p>
          </table:table-cell>
        </table:table-row>
        <table:table-row table:style-name="ro1">
          <table:table-cell/>
          <table:table-cell office:value-type="float" office:value="1.706733964E+018" calcext:value-type="float">
            <text:p>1.706733964E+018</text:p>
          </table:table-cell>
          <table:table-cell table:number-columns-repeated="25"/>
        </table:table-row>
        <table:table-row table:style-name="ro1">
          <table:table-cell office:value-type="float" office:value="1.70671596641846E+018" calcext:value-type="float">
            <text:p>1.70671596641846E+018</text:p>
          </table:table-cell>
          <table:table-cell office:value-type="float" office:value="137" calcext:value-type="float">
            <text:p>137</text:p>
          </table:table-cell>
          <table:table-cell office:value-type="float" office:value="1.70671596641322E+018" calcext:value-type="float">
            <text:p>1.70671596641322E+018</text:p>
          </table:table-cell>
          <table:table-cell/>
          <table:table-cell office:value-type="float" office:value="42.0048818333333" calcext:value-type="float">
            <text:p>42.0048818333333</text:p>
          </table:table-cell>
          <table:table-cell office:value-type="float" office:value="-71.0850828333333" calcext:value-type="float">
            <text:p>-71.0850828333333</text:p>
          </table:table-cell>
          <table:table-cell office:value-type="float" office:value="0" calcext:value-type="float">
            <text:p>0</text:p>
          </table:table-cell>
          <table:table-cell office:value-type="float" office:value="327327.550193012" calcext:value-type="float">
            <text:p>327327.550193012</text:p>
          </table:table-cell>
          <table:table-cell office:value-type="float" office:value="4652421.2883739" calcext:value-type="float">
            <text:p>4652421.288373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$GPGGA</text:p>
          </table:table-cell>
          <table:table-cell office:value-type="float" office:value="154605" calcext:value-type="float">
            <text:p>154605</text:p>
          </table:table-cell>
          <table:table-cell office:value-type="float" office:value="4220.29291" calcext:value-type="float">
            <text:p>4220.29291</text:p>
          </table:table-cell>
          <table:table-cell office:value-type="string" calcext:value-type="string">
            <text:p>N</text:p>
          </table:table-cell>
          <table:table-cell office:value-type="float" office:value="7105.10497" calcext:value-type="float">
            <text:p>7105.1049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26.7" calcext:value-type="float">
            <text:p>26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1</text:p>
          </table:table-cell>
        </table:table-row>
        <table:table-row table:style-name="ro1">
          <table:table-cell/>
          <table:table-cell office:value-type="float" office:value="1.706733965E+018" calcext:value-type="float">
            <text:p>1.706733965E+018</text:p>
          </table:table-cell>
          <table:table-cell table:number-columns-repeated="25"/>
        </table:table-row>
        <table:table-row table:style-name="ro1">
          <table:table-cell office:value-type="float" office:value="1.70671596742531E+018" calcext:value-type="float">
            <text:p>1.70671596742531E+018</text:p>
          </table:table-cell>
          <table:table-cell office:value-type="float" office:value="138" calcext:value-type="float">
            <text:p>138</text:p>
          </table:table-cell>
          <table:table-cell office:value-type="float" office:value="1.70671596742081E+018" calcext:value-type="float">
            <text:p>1.70671596742081E+018</text:p>
          </table:table-cell>
          <table:table-cell/>
          <table:table-cell office:value-type="float" office:value="42.0048881666667" calcext:value-type="float">
            <text:p>42.0048881666667</text:p>
          </table:table-cell>
          <table:table-cell office:value-type="float" office:value="-71.0850675" calcext:value-type="float">
            <text:p>-71.0850675</text:p>
          </table:table-cell>
          <table:table-cell office:value-type="float" office:value="0" calcext:value-type="float">
            <text:p>0</text:p>
          </table:table-cell>
          <table:table-cell office:value-type="float" office:value="327328.837188677" calcext:value-type="float">
            <text:p>327328.837188677</text:p>
          </table:table-cell>
          <table:table-cell office:value-type="float" office:value="4652421.96066805" calcext:value-type="float">
            <text:p>4652421.9606680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$GPGGA</text:p>
          </table:table-cell>
          <table:table-cell office:value-type="float" office:value="154606" calcext:value-type="float">
            <text:p>154606</text:p>
          </table:table-cell>
          <table:table-cell office:value-type="float" office:value="4220.29329" calcext:value-type="float">
            <text:p>4220.29329</text:p>
          </table:table-cell>
          <table:table-cell office:value-type="string" calcext:value-type="string">
            <text:p>N</text:p>
          </table:table-cell>
          <table:table-cell office:value-type="float" office:value="7105.10405" calcext:value-type="float">
            <text:p>7105.1040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26.9" calcext:value-type="float">
            <text:p>26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5</text:p>
          </table:table-cell>
        </table:table-row>
        <table:table-row table:style-name="ro1">
          <table:table-cell/>
          <table:table-cell office:value-type="float" office:value="1.706733966E+018" calcext:value-type="float">
            <text:p>1.706733966E+018</text:p>
          </table:table-cell>
          <table:table-cell table:number-columns-repeated="25"/>
        </table:table-row>
        <table:table-row table:style-name="ro1">
          <table:table-cell office:value-type="float" office:value="1.7067159684409E+018" calcext:value-type="float">
            <text:p>1.7067159684409E+018</text:p>
          </table:table-cell>
          <table:table-cell office:value-type="float" office:value="139" calcext:value-type="float">
            <text:p>139</text:p>
          </table:table-cell>
          <table:table-cell office:value-type="float" office:value="1.70671596842875E+018" calcext:value-type="float">
            <text:p>1.70671596842875E+018</text:p>
          </table:table-cell>
          <table:table-cell/>
          <table:table-cell office:value-type="float" office:value="42.0048935" calcext:value-type="float">
            <text:p>42.0048935</text:p>
          </table:table-cell>
          <table:table-cell office:value-type="float" office:value="-71.0850546666667" calcext:value-type="float">
            <text:p>-71.0850546666667</text:p>
          </table:table-cell>
          <table:table-cell office:value-type="float" office:value="0" calcext:value-type="float">
            <text:p>0</text:p>
          </table:table-cell>
          <table:table-cell office:value-type="float" office:value="327329.914436114" calcext:value-type="float">
            <text:p>327329.914436114</text:p>
          </table:table-cell>
          <table:table-cell office:value-type="float" office:value="4652422.52696996" calcext:value-type="float">
            <text:p>4652422.5269699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$GPGGA</text:p>
          </table:table-cell>
          <table:table-cell office:value-type="float" office:value="154607" calcext:value-type="float">
            <text:p>154607</text:p>
          </table:table-cell>
          <table:table-cell office:value-type="float" office:value="4220.29361" calcext:value-type="float">
            <text:p>4220.29361</text:p>
          </table:table-cell>
          <table:table-cell office:value-type="string" calcext:value-type="string">
            <text:p>N</text:p>
          </table:table-cell>
          <table:table-cell office:value-type="float" office:value="7105.10328" calcext:value-type="float">
            <text:p>7105.1032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26.8" calcext:value-type="float">
            <text:p>26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1</text:p>
          </table:table-cell>
        </table:table-row>
        <table:table-row table:style-name="ro1">
          <table:table-cell/>
          <table:table-cell office:value-type="float" office:value="1.706733967E+018" calcext:value-type="float">
            <text:p>1.706733967E+018</text:p>
          </table:table-cell>
          <table:table-cell table:number-columns-repeated="25"/>
        </table:table-row>
        <table:table-row table:style-name="ro1">
          <table:table-cell office:value-type="float" office:value="1.70671596944112E+018" calcext:value-type="float">
            <text:p>1.70671596944112E+018</text:p>
          </table:table-cell>
          <table:table-cell office:value-type="float" office:value="140" calcext:value-type="float">
            <text:p>140</text:p>
          </table:table-cell>
          <table:table-cell office:value-type="float" office:value="1.70671596943676E+018" calcext:value-type="float">
            <text:p>1.70671596943676E+018</text:p>
          </table:table-cell>
          <table:table-cell/>
          <table:table-cell office:value-type="float" office:value="42.0048973333333" calcext:value-type="float">
            <text:p>42.0048973333333</text:p>
          </table:table-cell>
          <table:table-cell office:value-type="float" office:value="-71.0850416666667" calcext:value-type="float">
            <text:p>-71.0850416666667</text:p>
          </table:table-cell>
          <table:table-cell office:value-type="float" office:value="0" calcext:value-type="float">
            <text:p>0</text:p>
          </table:table-cell>
          <table:table-cell office:value-type="float" office:value="327331.001428377" calcext:value-type="float">
            <text:p>327331.001428377</text:p>
          </table:table-cell>
          <table:table-cell office:value-type="float" office:value="4652422.92638062" calcext:value-type="float">
            <text:p>4652422.926380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$GPGGA</text:p>
          </table:table-cell>
          <table:table-cell office:value-type="float" office:value="154608" calcext:value-type="float">
            <text:p>154608</text:p>
          </table:table-cell>
          <table:table-cell office:value-type="float" office:value="4220.29384" calcext:value-type="float">
            <text:p>4220.29384</text:p>
          </table:table-cell>
          <table:table-cell office:value-type="string" calcext:value-type="string">
            <text:p>N</text:p>
          </table:table-cell>
          <table:table-cell office:value-type="float" office:value="7105.1025" calcext:value-type="float">
            <text:p>7105.102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27.1" calcext:value-type="float">
            <text:p>27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3</text:p>
          </table:table-cell>
        </table:table-row>
        <table:table-row table:style-name="ro1">
          <table:table-cell/>
          <table:table-cell office:value-type="float" office:value="1.706733968E+018" calcext:value-type="float">
            <text:p>1.706733968E+018</text:p>
          </table:table-cell>
          <table:table-cell table:number-columns-repeated="25"/>
        </table:table-row>
        <table:table-row table:style-name="ro1">
          <table:table-cell office:value-type="float" office:value="1.70671597044909E+018" calcext:value-type="float">
            <text:p>1.70671597044909E+018</text:p>
          </table:table-cell>
          <table:table-cell office:value-type="float" office:value="141" calcext:value-type="float">
            <text:p>141</text:p>
          </table:table-cell>
          <table:table-cell office:value-type="float" office:value="1.70671597044472E+018" calcext:value-type="float">
            <text:p>1.70671597044472E+018</text:p>
          </table:table-cell>
          <table:table-cell/>
          <table:table-cell office:value-type="float" office:value="42.0049045" calcext:value-type="float">
            <text:p>42.0049045</text:p>
          </table:table-cell>
          <table:table-cell office:value-type="float" office:value="-71.0850291666667" calcext:value-type="float">
            <text:p>-71.0850291666667</text:p>
          </table:table-cell>
          <table:table-cell office:value-type="float" office:value="0" calcext:value-type="float">
            <text:p>0</text:p>
          </table:table-cell>
          <table:table-cell office:value-type="float" office:value="327332.056029346" calcext:value-type="float">
            <text:p>327332.056029346</text:p>
          </table:table-cell>
          <table:table-cell office:value-type="float" office:value="4652423.69692279" calcext:value-type="float">
            <text:p>4652423.6969227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$GPGGA</text:p>
          </table:table-cell>
          <table:table-cell office:value-type="float" office:value="154609" calcext:value-type="float">
            <text:p>154609</text:p>
          </table:table-cell>
          <table:table-cell office:value-type="float" office:value="4220.29427" calcext:value-type="float">
            <text:p>4220.29427</text:p>
          </table:table-cell>
          <table:table-cell office:value-type="string" calcext:value-type="string">
            <text:p>N</text:p>
          </table:table-cell>
          <table:table-cell office:value-type="float" office:value="7105.10175" calcext:value-type="float">
            <text:p>7105.1017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26.8" calcext:value-type="float">
            <text:p>26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0</text:p>
          </table:table-cell>
        </table:table-row>
        <table:table-row table:style-name="ro1">
          <table:table-cell/>
          <table:table-cell office:value-type="float" office:value="1.706733969E+018" calcext:value-type="float">
            <text:p>1.706733969E+018</text:p>
          </table:table-cell>
          <table:table-cell table:number-columns-repeated="25"/>
        </table:table-row>
        <table:table-row table:style-name="ro1">
          <table:table-cell office:value-type="float" office:value="1.70671597145725E+018" calcext:value-type="float">
            <text:p>1.70671597145725E+018</text:p>
          </table:table-cell>
          <table:table-cell office:value-type="float" office:value="142" calcext:value-type="float">
            <text:p>142</text:p>
          </table:table-cell>
          <table:table-cell office:value-type="float" office:value="1.70671597145278E+018" calcext:value-type="float">
            <text:p>1.70671597145278E+018</text:p>
          </table:table-cell>
          <table:table-cell/>
          <table:table-cell office:value-type="float" office:value="42.0049125" calcext:value-type="float">
            <text:p>42.0049125</text:p>
          </table:table-cell>
          <table:table-cell office:value-type="float" office:value="-71.0850163333333" calcext:value-type="float">
            <text:p>-71.0850163333333</text:p>
          </table:table-cell>
          <table:table-cell office:value-type="float" office:value="0" calcext:value-type="float">
            <text:p>0</text:p>
          </table:table-cell>
          <table:table-cell office:value-type="float" office:value="327333.140490103" calcext:value-type="float">
            <text:p>327333.140490103</text:p>
          </table:table-cell>
          <table:table-cell office:value-type="float" office:value="4652424.55932318" calcext:value-type="float">
            <text:p>4652424.559323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$GPGGA</text:p>
          </table:table-cell>
          <table:table-cell office:value-type="float" office:value="154610" calcext:value-type="float">
            <text:p>154610</text:p>
          </table:table-cell>
          <table:table-cell office:value-type="float" office:value="4220.29475" calcext:value-type="float">
            <text:p>4220.29475</text:p>
          </table:table-cell>
          <table:table-cell office:value-type="string" calcext:value-type="string">
            <text:p>N</text:p>
          </table:table-cell>
          <table:table-cell office:value-type="float" office:value="7105.10098" calcext:value-type="float">
            <text:p>7105.1009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26.2" calcext:value-type="float">
            <text:p>26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7</text:p>
          </table:table-cell>
        </table:table-row>
        <table:table-row table:style-name="ro1">
          <table:table-cell/>
          <table:table-cell office:value-type="float" office:value="1.70673397E+018" calcext:value-type="float">
            <text:p>1.70673397E+018</text:p>
          </table:table-cell>
          <table:table-cell table:number-columns-repeated="25"/>
        </table:table-row>
        <table:table-row table:style-name="ro1">
          <table:table-cell office:value-type="float" office:value="1.70671597246512E+018" calcext:value-type="float">
            <text:p>1.70671597246512E+018</text:p>
          </table:table-cell>
          <table:table-cell office:value-type="float" office:value="143" calcext:value-type="float">
            <text:p>143</text:p>
          </table:table-cell>
          <table:table-cell office:value-type="float" office:value="1.70671597246071E+018" calcext:value-type="float">
            <text:p>1.70671597246071E+018</text:p>
          </table:table-cell>
          <table:table-cell/>
          <table:table-cell office:value-type="float" office:value="42.0049186666667" calcext:value-type="float">
            <text:p>42.0049186666667</text:p>
          </table:table-cell>
          <table:table-cell office:value-type="float" office:value="-71.0850068333333" calcext:value-type="float">
            <text:p>-71.0850068333333</text:p>
          </table:table-cell>
          <table:table-cell office:value-type="float" office:value="0" calcext:value-type="float">
            <text:p>0</text:p>
          </table:table-cell>
          <table:table-cell office:value-type="float" office:value="327333.943934229" calcext:value-type="float">
            <text:p>327333.943934229</text:p>
          </table:table-cell>
          <table:table-cell office:value-type="float" office:value="4652425.22488191" calcext:value-type="float">
            <text:p>4652425.2248819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$GPGGA</text:p>
          </table:table-cell>
          <table:table-cell office:value-type="float" office:value="154611" calcext:value-type="float">
            <text:p>154611</text:p>
          </table:table-cell>
          <table:table-cell office:value-type="float" office:value="4220.29512" calcext:value-type="float">
            <text:p>4220.29512</text:p>
          </table:table-cell>
          <table:table-cell office:value-type="string" calcext:value-type="string">
            <text:p>N</text:p>
          </table:table-cell>
          <table:table-cell office:value-type="float" office:value="7105.10041" calcext:value-type="float">
            <text:p>7105.1004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26.1" calcext:value-type="float">
            <text:p>26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1</text:p>
          </table:table-cell>
        </table:table-row>
        <table:table-row table:style-name="ro1">
          <table:table-cell/>
          <table:table-cell office:value-type="float" office:value="1.706733971E+018" calcext:value-type="float">
            <text:p>1.706733971E+018</text:p>
          </table:table-cell>
          <table:table-cell table:number-columns-repeated="25"/>
        </table:table-row>
        <table:table-row table:style-name="ro1">
          <table:table-cell office:value-type="float" office:value="1.70671597347344E+018" calcext:value-type="float">
            <text:p>1.70671597347344E+018</text:p>
          </table:table-cell>
          <table:table-cell office:value-type="float" office:value="144" calcext:value-type="float">
            <text:p>144</text:p>
          </table:table-cell>
          <table:table-cell office:value-type="float" office:value="1.7067159734688E+018" calcext:value-type="float">
            <text:p>1.7067159734688E+018</text:p>
          </table:table-cell>
          <table:table-cell/>
          <table:table-cell office:value-type="float" office:value="42.0049271666667" calcext:value-type="float">
            <text:p>42.0049271666667</text:p>
          </table:table-cell>
          <table:table-cell office:value-type="float" office:value="-71.0849951666667" calcext:value-type="float">
            <text:p>-71.0849951666667</text:p>
          </table:table-cell>
          <table:table-cell office:value-type="float" office:value="0" calcext:value-type="float">
            <text:p>0</text:p>
          </table:table-cell>
          <table:table-cell office:value-type="float" office:value="327334.933127215" calcext:value-type="float">
            <text:p>327334.933127215</text:p>
          </table:table-cell>
          <table:table-cell office:value-type="float" office:value="4652426.14515488" calcext:value-type="float">
            <text:p>4652426.1451548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4.28" calcext:value-type="float">
            <text:p>4.28</text:p>
          </table:table-cell>
          <table:table-cell office:value-type="string" calcext:value-type="string">
            <text:p>$GPGGA</text:p>
          </table:table-cell>
          <table:table-cell office:value-type="float" office:value="154612" calcext:value-type="float">
            <text:p>154612</text:p>
          </table:table-cell>
          <table:table-cell office:value-type="float" office:value="4220.29563" calcext:value-type="float">
            <text:p>4220.29563</text:p>
          </table:table-cell>
          <table:table-cell office:value-type="string" calcext:value-type="string">
            <text:p>N</text:p>
          </table:table-cell>
          <table:table-cell office:value-type="float" office:value="7105.09971" calcext:value-type="float">
            <text:p>7105.0997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28" calcext:value-type="float">
            <text:p>4.28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9</text:p>
          </table:table-cell>
        </table:table-row>
        <table:table-row table:style-name="ro1">
          <table:table-cell/>
          <table:table-cell office:value-type="float" office:value="1.706733972E+018" calcext:value-type="float">
            <text:p>1.706733972E+018</text:p>
          </table:table-cell>
          <table:table-cell table:number-columns-repeated="25"/>
        </table:table-row>
        <table:table-row table:style-name="ro1">
          <table:table-cell office:value-type="float" office:value="1.70671597448122E+018" calcext:value-type="float">
            <text:p>1.70671597448122E+018</text:p>
          </table:table-cell>
          <table:table-cell office:value-type="float" office:value="145" calcext:value-type="float">
            <text:p>145</text:p>
          </table:table-cell>
          <table:table-cell office:value-type="float" office:value="1.70671597447681E+018" calcext:value-type="float">
            <text:p>1.70671597447681E+018</text:p>
          </table:table-cell>
          <table:table-cell/>
          <table:table-cell office:value-type="float" office:value="42.0049358333333" calcext:value-type="float">
            <text:p>42.0049358333333</text:p>
          </table:table-cell>
          <table:table-cell office:value-type="float" office:value="-72.75165" calcext:value-type="float">
            <text:p>-72.75165</text:p>
          </table:table-cell>
          <table:table-cell office:value-type="float" office:value="0" calcext:value-type="float">
            <text:p>0</text:p>
          </table:table-cell>
          <table:table-cell office:value-type="float" office:value="686193.6831653" calcext:value-type="float">
            <text:p>686193.6831653</text:p>
          </table:table-cell>
          <table:table-cell office:value-type="float" office:value="4652769.62746347" calcext:value-type="float">
            <text:p>4652769.6274634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$GPGGA</text:p>
          </table:table-cell>
          <table:table-cell office:value-type="float" office:value="154613" calcext:value-type="float">
            <text:p>154613</text:p>
          </table:table-cell>
          <table:table-cell office:value-type="float" office:value="4220.29615" calcext:value-type="float">
            <text:p>4220.29615</text:p>
          </table:table-cell>
          <table:table-cell office:value-type="string" calcext:value-type="string">
            <text:p>N</text:p>
          </table:table-cell>
          <table:table-cell office:value-type="float" office:value="7105.099" calcext:value-type="float">
            <text:p>7105.09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4</text:p>
          </table:table-cell>
        </table:table-row>
        <table:table-row table:style-name="ro1">
          <table:table-cell/>
          <table:table-cell office:value-type="float" office:value="1.706733973E+018" calcext:value-type="float">
            <text:p>1.706733973E+018</text:p>
          </table:table-cell>
          <table:table-cell table:number-columns-repeated="25"/>
        </table:table-row>
        <table:table-row table:style-name="ro1">
          <table:table-cell office:value-type="float" office:value="1.70671597548959E+018" calcext:value-type="float">
            <text:p>1.70671597548959E+018</text:p>
          </table:table-cell>
          <table:table-cell office:value-type="float" office:value="146" calcext:value-type="float">
            <text:p>146</text:p>
          </table:table-cell>
          <table:table-cell office:value-type="float" office:value="1.70671597548509E+018" calcext:value-type="float">
            <text:p>1.70671597548509E+018</text:p>
          </table:table-cell>
          <table:table-cell/>
          <table:table-cell office:value-type="float" office:value="42.3382766666667" calcext:value-type="float">
            <text:p>42.3382766666667</text:p>
          </table:table-cell>
          <table:table-cell office:value-type="float" office:value="-71.0849725" calcext:value-type="float">
            <text:p>-71.0849725</text:p>
          </table:table-cell>
          <table:table-cell office:value-type="float" office:value="0" calcext:value-type="float">
            <text:p>0</text:p>
          </table:table-cell>
          <table:table-cell office:value-type="float" office:value="328241.49808033" calcext:value-type="float">
            <text:p>328241.49808033</text:p>
          </table:table-cell>
          <table:table-cell office:value-type="float" office:value="4689441.08114657" calcext:value-type="float">
            <text:p>4689441.0811465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$GPGGA</text:p>
          </table:table-cell>
          <table:table-cell office:value-type="float" office:value="154614" calcext:value-type="float">
            <text:p>154614</text:p>
          </table:table-cell>
          <table:table-cell office:value-type="float" office:value="4220.2966" calcext:value-type="float">
            <text:p>4220.2966</text:p>
          </table:table-cell>
          <table:table-cell office:value-type="string" calcext:value-type="string">
            <text:p>N</text:p>
          </table:table-cell>
          <table:table-cell office:value-type="float" office:value="7105.09835" calcext:value-type="float">
            <text:p>7105.0983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7</text:p>
          </table:table-cell>
        </table:table-row>
        <table:table-row table:style-name="ro1">
          <table:table-cell/>
          <table:table-cell office:value-type="float" office:value="1.706733974E+018" calcext:value-type="float">
            <text:p>1.706733974E+018</text:p>
          </table:table-cell>
          <table:table-cell table:number-columns-repeated="25"/>
        </table:table-row>
        <table:table-row table:style-name="ro1">
          <table:table-cell office:value-type="float" office:value="1.70671597649738E+018" calcext:value-type="float">
            <text:p>1.70671597649738E+018</text:p>
          </table:table-cell>
          <table:table-cell office:value-type="float" office:value="147" calcext:value-type="float">
            <text:p>147</text:p>
          </table:table-cell>
          <table:table-cell office:value-type="float" office:value="1.70671597649299E+018" calcext:value-type="float">
            <text:p>1.70671597649299E+018</text:p>
          </table:table-cell>
          <table:table-cell/>
          <table:table-cell office:value-type="float" office:value="42.0049528333333" calcext:value-type="float">
            <text:p>42.0049528333333</text:p>
          </table:table-cell>
          <table:table-cell office:value-type="float" office:value="-71.0849593333333" calcext:value-type="float">
            <text:p>-71.0849593333333</text:p>
          </table:table-cell>
          <table:table-cell office:value-type="float" office:value="0" calcext:value-type="float">
            <text:p>0</text:p>
          </table:table-cell>
          <table:table-cell office:value-type="float" office:value="327337.970169679" calcext:value-type="float">
            <text:p>327337.970169679</text:p>
          </table:table-cell>
          <table:table-cell office:value-type="float" office:value="4652428.92279936" calcext:value-type="float">
            <text:p>4652428.922799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$GPGGA</text:p>
          </table:table-cell>
          <table:table-cell office:value-type="float" office:value="154615" calcext:value-type="float">
            <text:p>154615</text:p>
          </table:table-cell>
          <table:table-cell office:value-type="float" office:value="4220.29717" calcext:value-type="float">
            <text:p>4220.29717</text:p>
          </table:table-cell>
          <table:table-cell office:value-type="string" calcext:value-type="string">
            <text:p>N</text:p>
          </table:table-cell>
          <table:table-cell office:value-type="float" office:value="7105.09756" calcext:value-type="float">
            <text:p>7105.0975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19" calcext:value-type="float">
            <text:p>1.19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0</text:p>
          </table:table-cell>
        </table:table-row>
        <table:table-row table:style-name="ro1">
          <table:table-cell/>
          <table:table-cell office:value-type="float" office:value="1.706733975E+018" calcext:value-type="float">
            <text:p>1.706733975E+018</text:p>
          </table:table-cell>
          <table:table-cell table:number-columns-repeated="25"/>
        </table:table-row>
        <table:table-row table:style-name="ro1">
          <table:table-cell office:value-type="float" office:value="1.70671597750544E+018" calcext:value-type="float">
            <text:p>1.70671597750544E+018</text:p>
          </table:table-cell>
          <table:table-cell office:value-type="float" office:value="148" calcext:value-type="float">
            <text:p>148</text:p>
          </table:table-cell>
          <table:table-cell office:value-type="float" office:value="1.70671597750097E+018" calcext:value-type="float">
            <text:p>1.70671597750097E+018</text:p>
          </table:table-cell>
          <table:table-cell/>
          <table:table-cell office:value-type="float" office:value="42.0049623333333" calcext:value-type="float">
            <text:p>42.0049623333333</text:p>
          </table:table-cell>
          <table:table-cell office:value-type="float" office:value="-71.084946" calcext:value-type="float">
            <text:p>-71.084946</text:p>
          </table:table-cell>
          <table:table-cell office:value-type="float" office:value="0" calcext:value-type="float">
            <text:p>0</text:p>
          </table:table-cell>
          <table:table-cell office:value-type="float" office:value="327339.100095084" calcext:value-type="float">
            <text:p>327339.100095084</text:p>
          </table:table-cell>
          <table:table-cell office:value-type="float" office:value="4652429.95074693" calcext:value-type="float">
            <text:p>4652429.9507469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$GPGGA</text:p>
          </table:table-cell>
          <table:table-cell office:value-type="float" office:value="154616" calcext:value-type="float">
            <text:p>154616</text:p>
          </table:table-cell>
          <table:table-cell office:value-type="float" office:value="4220.29774" calcext:value-type="float">
            <text:p>4220.29774</text:p>
          </table:table-cell>
          <table:table-cell office:value-type="string" calcext:value-type="string">
            <text:p>N</text:p>
          </table:table-cell>
          <table:table-cell office:value-type="float" office:value="7105.09676" calcext:value-type="float">
            <text:p>7105.0967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19" calcext:value-type="float">
            <text:p>1.19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3</text:p>
          </table:table-cell>
        </table:table-row>
        <table:table-row table:style-name="ro1">
          <table:table-cell/>
          <table:table-cell office:value-type="float" office:value="1.706733976E+018" calcext:value-type="float">
            <text:p>1.706733976E+018</text:p>
          </table:table-cell>
          <table:table-cell table:number-columns-repeated="25"/>
        </table:table-row>
        <table:table-row table:style-name="ro1">
          <table:table-cell office:value-type="float" office:value="1.70671597851359E+018" calcext:value-type="float">
            <text:p>1.70671597851359E+018</text:p>
          </table:table-cell>
          <table:table-cell office:value-type="float" office:value="149" calcext:value-type="float">
            <text:p>149</text:p>
          </table:table-cell>
          <table:table-cell office:value-type="float" office:value="1.70671597850917E+018" calcext:value-type="float">
            <text:p>1.70671597850917E+018</text:p>
          </table:table-cell>
          <table:table-cell/>
          <table:table-cell office:value-type="float" office:value="42.0049705" calcext:value-type="float">
            <text:p>42.0049705</text:p>
          </table:table-cell>
          <table:table-cell office:value-type="float" office:value="-71.0849338333333" calcext:value-type="float">
            <text:p>-71.0849338333333</text:p>
          </table:table-cell>
          <table:table-cell office:value-type="float" office:value="0" calcext:value-type="float">
            <text:p>0</text:p>
          </table:table-cell>
          <table:table-cell office:value-type="float" office:value="327340.129793552" calcext:value-type="float">
            <text:p>327340.129793552</text:p>
          </table:table-cell>
          <table:table-cell office:value-type="float" office:value="4652430.83299954" calcext:value-type="float">
            <text:p>4652430.8329995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$GPGGA</text:p>
          </table:table-cell>
          <table:table-cell office:value-type="float" office:value="154617" calcext:value-type="float">
            <text:p>154617</text:p>
          </table:table-cell>
          <table:table-cell office:value-type="float" office:value="4220.29823" calcext:value-type="float">
            <text:p>4220.29823</text:p>
          </table:table-cell>
          <table:table-cell office:value-type="string" calcext:value-type="string">
            <text:p>N</text:p>
          </table:table-cell>
          <table:table-cell office:value-type="float" office:value="7105.09603" calcext:value-type="float">
            <text:p>7105.0960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19" calcext:value-type="float">
            <text:p>1.19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B</text:p>
          </table:table-cell>
        </table:table-row>
        <table:table-row table:style-name="ro1">
          <table:table-cell/>
          <table:table-cell office:value-type="float" office:value="1.706733977E+018" calcext:value-type="float">
            <text:p>1.706733977E+018</text:p>
          </table:table-cell>
          <table:table-cell table:number-columns-repeated="25"/>
        </table:table-row>
        <table:table-row table:style-name="ro1">
          <table:table-cell office:value-type="float" office:value="1.70671597952138E+018" calcext:value-type="float">
            <text:p>1.70671597952138E+018</text:p>
          </table:table-cell>
          <table:table-cell office:value-type="float" office:value="150" calcext:value-type="float">
            <text:p>150</text:p>
          </table:table-cell>
          <table:table-cell office:value-type="float" office:value="1.70671597951682E+018" calcext:value-type="float">
            <text:p>1.70671597951682E+018</text:p>
          </table:table-cell>
          <table:table-cell/>
          <table:table-cell office:value-type="float" office:value="42.0049803333333" calcext:value-type="float">
            <text:p>42.0049803333333</text:p>
          </table:table-cell>
          <table:table-cell office:value-type="float" office:value="-71.0849211666667" calcext:value-type="float">
            <text:p>-71.0849211666667</text:p>
          </table:table-cell>
          <table:table-cell office:value-type="float" office:value="0" calcext:value-type="float">
            <text:p>0</text:p>
          </table:table-cell>
          <table:table-cell office:value-type="float" office:value="327341.205408714" calcext:value-type="float">
            <text:p>327341.205408714</text:p>
          </table:table-cell>
          <table:table-cell office:value-type="float" office:value="4652431.89930474" calcext:value-type="float">
            <text:p>4652431.899304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618" calcext:value-type="float">
            <text:p>154618</text:p>
          </table:table-cell>
          <table:table-cell office:value-type="float" office:value="4220.29882" calcext:value-type="float">
            <text:p>4220.29882</text:p>
          </table:table-cell>
          <table:table-cell office:value-type="string" calcext:value-type="string">
            <text:p>N</text:p>
          </table:table-cell>
          <table:table-cell office:value-type="float" office:value="7105.09527" calcext:value-type="float">
            <text:p>7105.0952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8</text:p>
          </table:table-cell>
        </table:table-row>
        <table:table-row table:style-name="ro1">
          <table:table-cell/>
          <table:table-cell office:value-type="float" office:value="1.706733978E+018" calcext:value-type="float">
            <text:p>1.706733978E+018</text:p>
          </table:table-cell>
          <table:table-cell table:number-columns-repeated="25"/>
        </table:table-row>
        <table:table-row table:style-name="ro1">
          <table:table-cell office:value-type="float" office:value="1.70671598052937E+018" calcext:value-type="float">
            <text:p>1.70671598052937E+018</text:p>
          </table:table-cell>
          <table:table-cell office:value-type="float" office:value="151" calcext:value-type="float">
            <text:p>151</text:p>
          </table:table-cell>
          <table:table-cell office:value-type="float" office:value="1.70671598052486E+018" calcext:value-type="float">
            <text:p>1.70671598052486E+018</text:p>
          </table:table-cell>
          <table:table-cell/>
          <table:table-cell office:value-type="float" office:value="42.0049876666667" calcext:value-type="float">
            <text:p>42.0049876666667</text:p>
          </table:table-cell>
          <table:table-cell office:value-type="float" office:value="-71.08491" calcext:value-type="float">
            <text:p>-71.08491</text:p>
          </table:table-cell>
          <table:table-cell office:value-type="float" office:value="0" calcext:value-type="float">
            <text:p>0</text:p>
          </table:table-cell>
          <table:table-cell office:value-type="float" office:value="327342.150035452" calcext:value-type="float">
            <text:p>327342.150035452</text:p>
          </table:table-cell>
          <table:table-cell office:value-type="float" office:value="4652432.6910446" calcext:value-type="float">
            <text:p>4652432.691044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619" calcext:value-type="float">
            <text:p>154619</text:p>
          </table:table-cell>
          <table:table-cell office:value-type="float" office:value="4220.29926" calcext:value-type="float">
            <text:p>4220.29926</text:p>
          </table:table-cell>
          <table:table-cell office:value-type="string" calcext:value-type="string">
            <text:p>N</text:p>
          </table:table-cell>
          <table:table-cell office:value-type="float" office:value="7105.0946" calcext:value-type="float">
            <text:p>7105.094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6</text:p>
          </table:table-cell>
        </table:table-row>
        <table:table-row table:style-name="ro1">
          <table:table-cell/>
          <table:table-cell office:value-type="float" office:value="1.706733979E+018" calcext:value-type="float">
            <text:p>1.706733979E+018</text:p>
          </table:table-cell>
          <table:table-cell table:number-columns-repeated="25"/>
        </table:table-row>
        <table:table-row table:style-name="ro1">
          <table:table-cell office:value-type="float" office:value="1.70671598153711E+018" calcext:value-type="float">
            <text:p>1.70671598153711E+018</text:p>
          </table:table-cell>
          <table:table-cell office:value-type="float" office:value="152" calcext:value-type="float">
            <text:p>152</text:p>
          </table:table-cell>
          <table:table-cell office:value-type="float" office:value="1.70671598153277E+018" calcext:value-type="float">
            <text:p>1.70671598153277E+018</text:p>
          </table:table-cell>
          <table:table-cell/>
          <table:table-cell office:value-type="float" office:value="42.0049958333333" calcext:value-type="float">
            <text:p>42.0049958333333</text:p>
          </table:table-cell>
          <table:table-cell office:value-type="float" office:value="-71.0848968333333" calcext:value-type="float">
            <text:p>-71.0848968333333</text:p>
          </table:table-cell>
          <table:table-cell office:value-type="float" office:value="0" calcext:value-type="float">
            <text:p>0</text:p>
          </table:table-cell>
          <table:table-cell office:value-type="float" office:value="327343.262550106" calcext:value-type="float">
            <text:p>327343.262550106</text:p>
          </table:table-cell>
          <table:table-cell office:value-type="float" office:value="4652433.57128006" calcext:value-type="float">
            <text:p>4652433.571280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620" calcext:value-type="float">
            <text:p>154620</text:p>
          </table:table-cell>
          <table:table-cell office:value-type="float" office:value="4220.29975" calcext:value-type="float">
            <text:p>4220.29975</text:p>
          </table:table-cell>
          <table:table-cell office:value-type="string" calcext:value-type="string">
            <text:p>N</text:p>
          </table:table-cell>
          <table:table-cell office:value-type="float" office:value="7105.09381" calcext:value-type="float">
            <text:p>7105.0938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7</text:p>
          </table:table-cell>
        </table:table-row>
        <table:table-row table:style-name="ro1">
          <table:table-cell/>
          <table:table-cell office:value-type="float" office:value="1.70673398E+018" calcext:value-type="float">
            <text:p>1.70673398E+018</text:p>
          </table:table-cell>
          <table:table-cell table:number-columns-repeated="25"/>
        </table:table-row>
        <table:table-row table:style-name="ro1">
          <table:table-cell office:value-type="float" office:value="1.70671598254783E+018" calcext:value-type="float">
            <text:p>1.70671598254783E+018</text:p>
          </table:table-cell>
          <table:table-cell office:value-type="float" office:value="153" calcext:value-type="float">
            <text:p>153</text:p>
          </table:table-cell>
          <table:table-cell office:value-type="float" office:value="1.70671598254309E+018" calcext:value-type="float">
            <text:p>1.70671598254309E+018</text:p>
          </table:table-cell>
          <table:table-cell/>
          <table:table-cell office:value-type="float" office:value="42.3383366666667" calcext:value-type="float">
            <text:p>42.3383366666667</text:p>
          </table:table-cell>
          <table:table-cell office:value-type="float" office:value="-71.0848838333333" calcext:value-type="float">
            <text:p>-71.0848838333333</text:p>
          </table:table-cell>
          <table:table-cell office:value-type="float" office:value="0" calcext:value-type="float">
            <text:p>0</text:p>
          </table:table-cell>
          <table:table-cell office:value-type="float" office:value="328248.966035189" calcext:value-type="float">
            <text:p>328248.966035189</text:p>
          </table:table-cell>
          <table:table-cell office:value-type="float" office:value="4689447.56458717" calcext:value-type="float">
            <text:p>4689447.564587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621" calcext:value-type="float">
            <text:p>154621</text:p>
          </table:table-cell>
          <table:table-cell office:value-type="float" office:value="4220.3002" calcext:value-type="float">
            <text:p>4220.3002</text:p>
          </table:table-cell>
          <table:table-cell office:value-type="string" calcext:value-type="string">
            <text:p>N</text:p>
          </table:table-cell>
          <table:table-cell office:value-type="float" office:value="7105.09303" calcext:value-type="float">
            <text:p>7105.0930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B</text:p>
          </table:table-cell>
        </table:table-row>
        <table:table-row table:style-name="ro1">
          <table:table-cell/>
          <table:table-cell office:value-type="float" office:value="1.706733981E+018" calcext:value-type="float">
            <text:p>1.706733981E+018</text:p>
          </table:table-cell>
          <table:table-cell table:number-columns-repeated="25"/>
        </table:table-row>
        <table:table-row table:style-name="ro1">
          <table:table-cell office:value-type="float" office:value="1.70671598355563E+018" calcext:value-type="float">
            <text:p>1.70671598355563E+018</text:p>
          </table:table-cell>
          <table:table-cell office:value-type="float" office:value="154" calcext:value-type="float">
            <text:p>154</text:p>
          </table:table-cell>
          <table:table-cell office:value-type="float" office:value="1.70671598355116E+018" calcext:value-type="float">
            <text:p>1.70671598355116E+018</text:p>
          </table:table-cell>
          <table:table-cell/>
          <table:table-cell office:value-type="float" office:value="42.0050118333333" calcext:value-type="float">
            <text:p>42.0050118333333</text:p>
          </table:table-cell>
          <table:table-cell office:value-type="float" office:value="-71.0848703333333" calcext:value-type="float">
            <text:p>-71.0848703333333</text:p>
          </table:table-cell>
          <table:table-cell office:value-type="float" office:value="0" calcext:value-type="float">
            <text:p>0</text:p>
          </table:table-cell>
          <table:table-cell office:value-type="float" office:value="327345.500479737" calcext:value-type="float">
            <text:p>327345.500479737</text:p>
          </table:table-cell>
          <table:table-cell office:value-type="float" office:value="4652435.29440299" calcext:value-type="float">
            <text:p>4652435.2944029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622" calcext:value-type="float">
            <text:p>154622</text:p>
          </table:table-cell>
          <table:table-cell office:value-type="float" office:value="4220.30071" calcext:value-type="float">
            <text:p>4220.30071</text:p>
          </table:table-cell>
          <table:table-cell office:value-type="string" calcext:value-type="string">
            <text:p>N</text:p>
          </table:table-cell>
          <table:table-cell office:value-type="float" office:value="7105.09222" calcext:value-type="float">
            <text:p>7105.0922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24.3" calcext:value-type="float">
            <text:p>24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B</text:p>
          </table:table-cell>
        </table:table-row>
        <table:table-row table:style-name="ro1">
          <table:table-cell/>
          <table:table-cell office:value-type="float" office:value="1.706733982E+018" calcext:value-type="float">
            <text:p>1.706733982E+018</text:p>
          </table:table-cell>
          <table:table-cell table:number-columns-repeated="25"/>
        </table:table-row>
        <table:table-row table:style-name="ro1">
          <table:table-cell office:value-type="float" office:value="1.70671598456363E+018" calcext:value-type="float">
            <text:p>1.70671598456363E+018</text:p>
          </table:table-cell>
          <table:table-cell office:value-type="float" office:value="155" calcext:value-type="float">
            <text:p>155</text:p>
          </table:table-cell>
          <table:table-cell office:value-type="float" office:value="1.70671598455923E+018" calcext:value-type="float">
            <text:p>1.70671598455923E+018</text:p>
          </table:table-cell>
          <table:table-cell/>
          <table:table-cell office:value-type="float" office:value="42.0050195" calcext:value-type="float">
            <text:p>42.0050195</text:p>
          </table:table-cell>
          <table:table-cell office:value-type="float" office:value="-71.0848585" calcext:value-type="float">
            <text:p>-71.0848585</text:p>
          </table:table-cell>
          <table:table-cell office:value-type="float" office:value="0" calcext:value-type="float">
            <text:p>0</text:p>
          </table:table-cell>
          <table:table-cell office:value-type="float" office:value="327346.501218494" calcext:value-type="float">
            <text:p>327346.501218494</text:p>
          </table:table-cell>
          <table:table-cell office:value-type="float" office:value="4652436.12181063" calcext:value-type="float">
            <text:p>4652436.1218106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623" calcext:value-type="float">
            <text:p>154623</text:p>
          </table:table-cell>
          <table:table-cell office:value-type="float" office:value="4220.30117" calcext:value-type="float">
            <text:p>4220.30117</text:p>
          </table:table-cell>
          <table:table-cell office:value-type="string" calcext:value-type="string">
            <text:p>N</text:p>
          </table:table-cell>
          <table:table-cell office:value-type="float" office:value="7105.09151" calcext:value-type="float">
            <text:p>7105.0915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D</text:p>
          </table:table-cell>
        </table:table-row>
        <table:table-row table:style-name="ro1">
          <table:table-cell/>
          <table:table-cell office:value-type="float" office:value="1.706733983E+018" calcext:value-type="float">
            <text:p>1.706733983E+018</text:p>
          </table:table-cell>
          <table:table-cell table:number-columns-repeated="25"/>
        </table:table-row>
        <table:table-row table:style-name="ro1">
          <table:table-cell office:value-type="float" office:value="1.7067159855717E+018" calcext:value-type="float">
            <text:p>1.7067159855717E+018</text:p>
          </table:table-cell>
          <table:table-cell office:value-type="float" office:value="156" calcext:value-type="float">
            <text:p>156</text:p>
          </table:table-cell>
          <table:table-cell office:value-type="float" office:value="1.70671598556722E+018" calcext:value-type="float">
            <text:p>1.70671598556722E+018</text:p>
          </table:table-cell>
          <table:table-cell/>
          <table:table-cell office:value-type="float" office:value="42.005028" calcext:value-type="float">
            <text:p>42.005028</text:p>
          </table:table-cell>
          <table:table-cell office:value-type="float" office:value="-71.084846" calcext:value-type="float">
            <text:p>-71.084846</text:p>
          </table:table-cell>
          <table:table-cell office:value-type="float" office:value="0" calcext:value-type="float">
            <text:p>0</text:p>
          </table:table-cell>
          <table:table-cell office:value-type="float" office:value="327347.559422448" calcext:value-type="float">
            <text:p>327347.559422448</text:p>
          </table:table-cell>
          <table:table-cell office:value-type="float" office:value="4652437.04040401" calcext:value-type="float">
            <text:p>4652437.040404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$GPGGA</text:p>
          </table:table-cell>
          <table:table-cell office:value-type="float" office:value="154624" calcext:value-type="float">
            <text:p>154624</text:p>
          </table:table-cell>
          <table:table-cell office:value-type="float" office:value="4220.30168" calcext:value-type="float">
            <text:p>4220.30168</text:p>
          </table:table-cell>
          <table:table-cell office:value-type="string" calcext:value-type="string">
            <text:p>N</text:p>
          </table:table-cell>
          <table:table-cell office:value-type="float" office:value="7105.09076" calcext:value-type="float">
            <text:p>7105.0907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5</text:p>
          </table:table-cell>
        </table:table-row>
        <table:table-row table:style-name="ro1">
          <table:table-cell/>
          <table:table-cell office:value-type="float" office:value="1.706733984E+018" calcext:value-type="float">
            <text:p>1.706733984E+018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4">00/00/0000</text:date>, <text:time style:data-style-name="N2" text:time-value="17:42:06.9003289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2-04T18:08:04.936578738</dc:date>
    <meta:editing-duration>PT25M58S</meta:editing-duration>
    <meta:editing-cycles>1</meta:editing-cycles>
    <meta:document-statistic meta:table-count="1" meta:cell-count="4071" meta:object-count="0"/>
  </office:meta>
</office:document-meta>
</file>